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 svg:font-family="Tim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2" style:family="table">
      <style:table-properties style:width="17cm" table:align="left"/>
    </style:style>
    <style:style style:name="Tabela2.A" style:family="table-column">
      <style:table-column-properties style:column-width="0.794cm"/>
    </style:style>
    <style:style style:name="Tabela2.B" style:family="table-column">
      <style:table-column-properties style:column-width="4.487cm"/>
    </style:style>
    <style:style style:name="Tabela2.C" style:family="table-column">
      <style:table-column-properties style:column-width="11.719cm"/>
    </style:style>
    <style:style style:name="Tabela2.A1" style:family="table-cell">
      <style:table-cell-properties style:vertical-align="middle" fo:padding="0.049cm" fo:border="none"/>
    </style:style>
    <style:style style:name="Tabela1" style:family="table">
      <style:table-properties style:width="22.07cm" table:align="left"/>
    </style:style>
    <style:style style:name="Tabela1.A" style:family="table-column">
      <style:table-column-properties style:column-width="0.637cm"/>
    </style:style>
    <style:style style:name="Tabela1.B" style:family="table-column">
      <style:table-column-properties style:column-width="21.433cm"/>
    </style:style>
    <style:style style:name="Tabela1.A1" style:family="table-cell">
      <style:table-cell-properties style:vertical-align="middle" fo:padding="0.049cm" fo:border="none"/>
    </style:style>
    <style:style style:name="P1" style:family="paragraph" style:parent-style-name="Quotations" style:list-style-name="L46">
      <style:paragraph-properties fo:margin-left="2cm" fo:margin-right="1cm" fo:margin-top="0cm" fo:margin-bottom="0cm" loext:contextual-spacing="false" fo:text-indent="0cm" style:auto-text-indent="false"/>
    </style:style>
    <style:style style:name="P2" style:family="paragraph" style:parent-style-name="Quotations" style:list-style-name="L46">
      <style:paragraph-properties fo:margin-left="2cm" fo:margin-right="1cm" fo:text-indent="0cm"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2"/>
    <style:style style:name="P45" style:family="paragraph" style:parent-style-name="Text_20_body" style:list-style-name="L43"/>
    <style:style style:name="P46" style:family="paragraph" style:parent-style-name="Text_20_body" style:list-style-name="L44"/>
    <style:style style:name="P47" style:family="paragraph" style:parent-style-name="Text_20_body">
      <style:text-properties officeooo:rsid="0010cc6b" officeooo:paragraph-rsid="0010cc6b"/>
    </style:style>
    <style:style style:name="P48" style:family="paragraph" style:parent-style-name="Text_20_body" style:list-style-name="L45"/>
    <style:style style:name="P49" style:family="paragraph" style:parent-style-name="Text_20_body" style:list-style-name="L47"/>
    <style:style style:name="P50" style:family="paragraph" style:parent-style-name="Text_20_body">
      <style:text-properties fo:font-weight="bold"/>
    </style:style>
    <style:style style:name="P51" style:family="paragraph" style:parent-style-name="Text_20_body">
      <style:paragraph-properties fo:margin-top="0cm" fo:margin-bottom="0cm" loext:contextual-spacing="false"/>
    </style:style>
    <style:style style:name="P52" style:family="paragraph" style:parent-style-name="Text_20_body" style:list-style-name="L3">
      <style:paragraph-properties fo:margin-top="0cm" fo:margin-bottom="0cm" loext:contextual-spacing="false"/>
    </style:style>
    <style:style style:name="P53" style:family="paragraph" style:parent-style-name="Text_20_body" style:list-style-name="L4">
      <style:paragraph-properties fo:margin-top="0cm" fo:margin-bottom="0cm" loext:contextual-spacing="false"/>
    </style:style>
    <style:style style:name="P54" style:family="paragraph" style:parent-style-name="Text_20_body" style:list-style-name="L5">
      <style:paragraph-properties fo:margin-top="0cm" fo:margin-bottom="0cm" loext:contextual-spacing="false"/>
    </style:style>
    <style:style style:name="P55" style:family="paragraph" style:parent-style-name="Text_20_body" style:list-style-name="L7">
      <style:paragraph-properties fo:margin-top="0cm" fo:margin-bottom="0cm" loext:contextual-spacing="false"/>
    </style:style>
    <style:style style:name="P56" style:family="paragraph" style:parent-style-name="Text_20_body" style:list-style-name="L8">
      <style:paragraph-properties fo:margin-top="0cm" fo:margin-bottom="0cm" loext:contextual-spacing="false"/>
    </style:style>
    <style:style style:name="P57" style:family="paragraph" style:parent-style-name="Text_20_body" style:list-style-name="L9">
      <style:paragraph-properties fo:margin-top="0cm" fo:margin-bottom="0cm" loext:contextual-spacing="false"/>
    </style:style>
    <style:style style:name="P58" style:family="paragraph" style:parent-style-name="Text_20_body" style:list-style-name="L10">
      <style:paragraph-properties fo:margin-top="0cm" fo:margin-bottom="0cm" loext:contextual-spacing="false"/>
    </style:style>
    <style:style style:name="P59" style:family="paragraph" style:parent-style-name="Text_20_body" style:list-style-name="L12">
      <style:paragraph-properties fo:margin-top="0cm" fo:margin-bottom="0cm" loext:contextual-spacing="false"/>
    </style:style>
    <style:style style:name="P60" style:family="paragraph" style:parent-style-name="Text_20_body" style:list-style-name="L13">
      <style:paragraph-properties fo:margin-top="0cm" fo:margin-bottom="0cm" loext:contextual-spacing="false"/>
    </style:style>
    <style:style style:name="P61" style:family="paragraph" style:parent-style-name="Text_20_body" style:list-style-name="L14">
      <style:paragraph-properties fo:margin-top="0cm" fo:margin-bottom="0cm" loext:contextual-spacing="false"/>
    </style:style>
    <style:style style:name="P62" style:family="paragraph" style:parent-style-name="Text_20_body" style:list-style-name="L15">
      <style:paragraph-properties fo:margin-top="0cm" fo:margin-bottom="0cm" loext:contextual-spacing="false"/>
    </style:style>
    <style:style style:name="P63" style:family="paragraph" style:parent-style-name="Text_20_body" style:list-style-name="L16">
      <style:paragraph-properties fo:margin-top="0cm" fo:margin-bottom="0cm" loext:contextual-spacing="false"/>
    </style:style>
    <style:style style:name="P64" style:family="paragraph" style:parent-style-name="Text_20_body" style:list-style-name="L17">
      <style:paragraph-properties fo:margin-top="0cm" fo:margin-bottom="0cm" loext:contextual-spacing="false"/>
    </style:style>
    <style:style style:name="P65" style:family="paragraph" style:parent-style-name="Text_20_body" style:list-style-name="L18">
      <style:paragraph-properties fo:margin-top="0cm" fo:margin-bottom="0cm" loext:contextual-spacing="false"/>
    </style:style>
    <style:style style:name="P66" style:family="paragraph" style:parent-style-name="Text_20_body" style:list-style-name="L19">
      <style:paragraph-properties fo:margin-top="0cm" fo:margin-bottom="0cm" loext:contextual-spacing="false"/>
    </style:style>
    <style:style style:name="P67" style:family="paragraph" style:parent-style-name="Text_20_body" style:list-style-name="L20">
      <style:paragraph-properties fo:margin-top="0cm" fo:margin-bottom="0cm" loext:contextual-spacing="false"/>
    </style:style>
    <style:style style:name="P68" style:family="paragraph" style:parent-style-name="Text_20_body" style:list-style-name="L22">
      <style:paragraph-properties fo:margin-top="0cm" fo:margin-bottom="0cm" loext:contextual-spacing="false"/>
    </style:style>
    <style:style style:name="P69" style:family="paragraph" style:parent-style-name="Text_20_body" style:list-style-name="L23">
      <style:paragraph-properties fo:margin-top="0cm" fo:margin-bottom="0cm" loext:contextual-spacing="false"/>
    </style:style>
    <style:style style:name="P70" style:family="paragraph" style:parent-style-name="Text_20_body" style:list-style-name="L25">
      <style:paragraph-properties fo:margin-top="0cm" fo:margin-bottom="0cm" loext:contextual-spacing="false"/>
    </style:style>
    <style:style style:name="P71" style:family="paragraph" style:parent-style-name="Text_20_body" style:list-style-name="L27">
      <style:paragraph-properties fo:margin-top="0cm" fo:margin-bottom="0cm" loext:contextual-spacing="false"/>
    </style:style>
    <style:style style:name="P72" style:family="paragraph" style:parent-style-name="Text_20_body" style:list-style-name="L30">
      <style:paragraph-properties fo:margin-top="0cm" fo:margin-bottom="0cm" loext:contextual-spacing="false"/>
    </style:style>
    <style:style style:name="P73" style:family="paragraph" style:parent-style-name="Text_20_body" style:list-style-name="L31">
      <style:paragraph-properties fo:margin-top="0cm" fo:margin-bottom="0cm" loext:contextual-spacing="false"/>
    </style:style>
    <style:style style:name="P74" style:family="paragraph" style:parent-style-name="Text_20_body" style:list-style-name="L32">
      <style:paragraph-properties fo:margin-top="0cm" fo:margin-bottom="0cm" loext:contextual-spacing="false"/>
    </style:style>
    <style:style style:name="P75" style:family="paragraph" style:parent-style-name="Text_20_body" style:list-style-name="L38">
      <style:paragraph-properties fo:margin-top="0cm" fo:margin-bottom="0cm" loext:contextual-spacing="false"/>
    </style:style>
    <style:style style:name="P76" style:family="paragraph" style:parent-style-name="Text_20_body" style:list-style-name="L39">
      <style:paragraph-properties fo:margin-top="0cm" fo:margin-bottom="0cm" loext:contextual-spacing="false"/>
    </style:style>
    <style:style style:name="P77" style:family="paragraph" style:parent-style-name="Text_20_body" style:list-style-name="L40">
      <style:paragraph-properties fo:margin-top="0cm" fo:margin-bottom="0cm" loext:contextual-spacing="false"/>
    </style:style>
    <style:style style:name="P78" style:family="paragraph" style:parent-style-name="Text_20_body" style:list-style-name="L41">
      <style:paragraph-properties fo:margin-top="0cm" fo:margin-bottom="0cm" loext:contextual-spacing="false"/>
    </style:style>
    <style:style style:name="P79" style:family="paragraph" style:parent-style-name="Text_20_body" style:list-style-name="L43">
      <style:paragraph-properties fo:margin-top="0cm" fo:margin-bottom="0cm" loext:contextual-spacing="false"/>
    </style:style>
    <style:style style:name="P80" style:family="paragraph" style:parent-style-name="Text_20_body" style:list-style-name="L44">
      <style:paragraph-properties fo:margin-top="0cm" fo:margin-bottom="0cm" loext:contextual-spacing="false"/>
    </style:style>
    <style:style style:name="P81" style:family="paragraph" style:parent-style-name="Text_20_body" style:list-style-name="L45">
      <style:paragraph-properties fo:margin-top="0cm" fo:margin-bottom="0cm" loext:contextual-spacing="false"/>
    </style:style>
    <style:style style:name="P82" style:family="paragraph" style:parent-style-name="Text_20_body" style:list-style-name="L47">
      <style:paragraph-properties fo:margin-top="0cm" fo:margin-bottom="0cm" loext:contextual-spacing="false"/>
    </style:style>
    <style:style style:name="P83" style:family="paragraph" style:parent-style-name="Text_20_body" style:list-style-name="L48">
      <style:paragraph-properties fo:margin-top="0cm" fo:margin-bottom="0cm" loext:contextual-spacing="false"/>
    </style:style>
    <style:style style:name="P84" style:family="paragraph" style:parent-style-name="Text_20_body" style:list-style-name="L49">
      <style:paragraph-properties fo:margin-top="0cm" fo:margin-bottom="0cm" loext:contextual-spacing="false"/>
    </style:style>
    <style:style style:name="P85" style:family="paragraph" style:parent-style-name="Text_20_body" style:list-style-name="L50">
      <style:paragraph-properties fo:margin-top="0cm" fo:margin-bottom="0cm" loext:contextual-spacing="false"/>
    </style:style>
    <style:style style:name="P86" style:family="paragraph" style:parent-style-name="Text_20_body">
      <style:paragraph-properties fo:margin-top="0cm" fo:margin-bottom="0cm" loext:contextual-spacing="false" fo:text-align="start" style:justify-single-word="false"/>
    </style:style>
    <style:style style:name="P87" style:family="paragraph" style:parent-style-name="Text_20_body">
      <style:paragraph-properties fo:break-before="page"/>
    </style:style>
    <style:style style:name="P88" style:family="paragraph" style:parent-style-name="Text_20_body">
      <style:paragraph-properties fo:margin-left="1cm" fo:margin-right="0cm" fo:text-indent="0cm" style:auto-text-indent="false"/>
    </style:style>
    <style:style style:name="P89" style:family="paragraph" style:parent-style-name="Text_20_body">
      <style:paragraph-properties fo:margin-left="0.132cm" fo:margin-right="0cm" fo:margin-top="0cm" fo:margin-bottom="0cm" loext:contextual-spacing="false" fo:text-indent="0cm" style:auto-text-indent="false"/>
    </style:style>
    <style:style style:name="P90" style:family="paragraph" style:parent-style-name="Text_20_body">
      <style:paragraph-properties fo:margin-left="0.079cm" fo:margin-right="0.079cm" fo:margin-top="0.079cm" fo:margin-bottom="0.079cm" loext:contextual-spacing="false" fo:text-indent="0cm" style:auto-text-indent="false"/>
      <style:text-properties fo:color="#000000" style:text-line-through-style="none" style:text-line-through-type="none" style:text-underline-style="none" style:text-blinking="false" loext:padding="0cm" loext:border="none"/>
    </style:style>
    <style:style style:name="P91" style:family="paragraph" style:parent-style-name="Table_20_Contents">
      <style:text-properties fo:font-size="2pt" style:font-size-asian="2pt" style:font-size-complex="2pt"/>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center" style:justify-single-word="false"/>
    </style:style>
    <style:style style:name="P94" style:family="paragraph" style:parent-style-name="Heading_20_2">
      <style:text-properties officeooo:rsid="0010cc6b" officeooo:paragraph-rsid="0010cc6b"/>
    </style:style>
    <style:style style:name="P95" style:family="paragraph" style:parent-style-name="Heading_20_1">
      <style:paragraph-properties fo:text-align="center" style:justify-single-word="false"/>
    </style:style>
    <style:style style:name="P96" style:family="paragraph" style:parent-style-name="Heading_20_1">
      <style:paragraph-properties fo:break-before="page"/>
    </style:style>
    <style:style style:name="P97" style:family="paragraph" style:parent-style-name="Preformatted_20_Text">
      <style:text-properties officeooo:rsid="0010cc6b" officeooo:paragraph-rsid="0010cc6b"/>
    </style:style>
    <style:style style:name="P98" style:family="paragraph" style:parent-style-name="Preformatted_20_Text">
      <style:text-properties officeooo:rsid="0014d51f" officeooo:paragraph-rsid="0014d51f"/>
    </style:style>
    <style:style style:name="P99" style:family="paragraph" style:parent-style-name="Preformatted_20_Text">
      <style:text-properties officeooo:rsid="0016e0e6" officeooo:paragraph-rsid="0016e0e6"/>
    </style:style>
    <style:style style:name="P100" style:family="paragraph" style:parent-style-name="Preformatted_20_Text">
      <style:paragraph-properties fo:margin-top="0cm" fo:margin-bottom="0.499cm" loext:contextual-spacing="false"/>
    </style:style>
    <style:style style:name="P101" style:family="paragraph" style:parent-style-name="List_20_Contents">
      <style:paragraph-properties fo:margin-top="0cm" fo:margin-bottom="0.499cm" loext:contextual-spacing="false"/>
    </style:style>
    <style:style style:name="P102" style:family="paragraph" style:parent-style-name="List_20_Heading">
      <style:paragraph-properties fo:margin-top="0cm" fo:margin-bottom="0.499cm" loext:contextual-spacing="false"/>
    </style:style>
    <style:style style:name="P103" style:family="paragraph" style:parent-style-name="List_20_Heading">
      <style:paragraph-properties fo:margin-left="2cm" fo:margin-right="1cm" fo:text-indent="0cm" style:auto-text-indent="false"/>
    </style:style>
    <style:style style:name="T1" style:family="text">
      <style:text-properties fo:color="#000000" style:text-line-through-style="none" style:text-line-through-type="none" style:text-underline-style="none" style:text-blinking="false"/>
    </style:style>
    <style:style style:name="T2" style:family="text">
      <style:text-properties fo:color="#000000" style:text-line-through-style="none" style:text-line-through-type="none" style:text-underline-style="none" style:text-blinking="false" fo:background-color="#ffffff" loext:char-shading-value="0" loext:padding="0cm" loext:border="none"/>
    </style:style>
    <style:style style:name="T3" style:family="text">
      <style:text-properties fo:font-weight="bold"/>
    </style:style>
    <style:style style:name="T4" style:family="text">
      <style:text-properties fo:color="#003399" style:text-line-through-style="none" style:text-line-through-type="none" style:text-underline-style="none" style:text-blinking="false" fo:background-color="#ffffff" loext:char-shading-value="0"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OLE">
      <style:graphic-properties fo:margin-left="0cm" fo:margin-right="0cm" fo:margin-top="0cm" fo:margin-bottom="0cm" style:vertical-pos="top" style:vertical-rel="baseline" fo:padding="0cm" fo:border="none" draw:ole-draw-aspect="1" draw:frame-display-border="false" draw:frame-margin-horizontal="0px" draw:frame-margin-vertical="0px"/>
    </style:style>
    <style:style style:name="fr3"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pear.php.net/package/PhpDocumentor" text:style-name="Internet_20_link" text:visited-style-name="Visited_20_Internet_20_Link">phpDocumentor</text:a> Tutorial</text:h>
      <text:h text:style-name="P94" text:outline-level="2">Instalação</text:h>
      <text:p text:style-name="P97">composer require "phpdocumentor/phpdocumentor:2.*"</text:p>
      <text:p text:style-name="P99">ou</text:p>
      <text:p text:style-name="P97"><text:span text:style-name="Source_20_Text">composer require --dev phpdocumentor/phpdocumentor dev-master</text:span></text:p>
      <text:p text:style-name="P97"/>
      <text:p text:style-name="P98">Usando</text:p>
      <text:p text:style-name="P98"><text:span text:style-name="Source_20_Text">php vendor/bin/phpdoc</text:span></text:p>
      <text:p text:style-name="P98"/>
      <text:p text:style-name="P47"/>
      <text:h text:style-name="Heading_20_2" text:outline-level="2">An in-depth look at using phpDocumentor to document PHP Source Code, and phpDocumentor internals</text:h>
      <text:p text:style-name="P51"><text:span text:style-name="Strong_20_Emphasis">by Gregory Beaver </text:span></text:p>
      <text:p text:style-name="Text_20_body"><text:span text:style-name="Strong_20_Emphasis">Tutorial written by </text:span><text:a xlink:type="simple" xlink:href="mailto:cellog@php.net" text:style-name="Internet_20_link" text:visited-style-name="Visited_20_Internet_20_Link"><text:span text:style-name="Strong_20_Emphasis">cellog@php.net</text:span></text:a></text:p>
      <text:h text:style-name="P95" text:outline-level="1">Table of Contents</text:h>
      <text:list xml:id="list1027885701" text:style-name="L1">
        <text:list-header>
          <text:p text:style-name="P3"><text:a xlink:type="simple" xlink:href="https://manual.phpdoc.org/HTMLSmartyConverter/HandS/phpDocumentor/tutorial_phpDocumentor.howto.pkg.html#intro" text:style-name="Internet_20_link" text:visited-style-name="Visited_20_Internet_20_Link">Introduction</text:a><text:line-break/><text:a xlink:type="simple" xlink:href="https://manual.phpdoc.org/HTMLSmartyConverter/HandS/phpDocumentor/tutorial_phpDocumentor.howto.pkg.html#basics" text:style-name="Internet_20_link" text:visited-style-name="Visited_20_Internet_20_Link">phpDocumentor Basics</text:a><text:line-break/>   <text:a xlink:type="simple" xlink:href="https://manual.phpdoc.org/HTMLSmartyConverter/HandS/phpDocumentor/tutorial_phpDocumentor.howto.pkg.html#basics.starting" text:style-name="Internet_20_link" text:visited-style-name="Visited_20_Internet_20_Link">Starting Out From Scratch</text:a><text:line-break/>   <text:a xlink:type="simple" xlink:href="https://manual.phpdoc.org/HTMLSmartyConverter/HandS/phpDocumentor/tutorial_phpDocumentor.howto.pkg.html#basics.docblock" text:style-name="Internet_20_link" text:visited-style-name="Visited_20_Internet_20_Link">DocBlocks</text:a><text:line-break/>   <text:a xlink:type="simple" xlink:href="https://manual.phpdoc.org/HTMLSmartyConverter/HandS/phpDocumentor/tutorial_phpDocumentor.howto.pkg.html#basics.desc" text:style-name="Internet_20_link" text:visited-style-name="Visited_20_Internet_20_Link">DocBlock Description details</text:a><text:line-break/>   <text:a xlink:type="simple" xlink:href="https://manual.phpdoc.org/HTMLSmartyConverter/HandS/phpDocumentor/tutorial_phpDocumentor.howto.pkg.html#basics.docblocktemplate" text:style-name="Internet_20_link" text:visited-style-name="Visited_20_Internet_20_Link">DocBlock Templates</text:a><text:line-break/>   <text:a xlink:type="simple" xlink:href="https://manual.phpdoc.org/HTMLSmartyConverter/HandS/phpDocumentor/tutorial_phpDocumentor.howto.pkg.html#basics.tags" text:style-name="Internet_20_link" text:visited-style-name="Visited_20_Internet_20_Link">Tags</text:a><text:line-break/><text:a xlink:type="simple" xlink:href="https://manual.phpdoc.org/HTMLSmartyConverter/HandS/phpDocumentor/tutorial_phpDocumentor.howto.pkg.html#documenting" text:style-name="Internet_20_link" text:visited-style-name="Visited_20_Internet_20_Link">Documenting your PHP project</text:a><text:line-break/>   <text:a xlink:type="simple" xlink:href="https://manual.phpdoc.org/HTMLSmartyConverter/HandS/phpDocumentor/tutorial_phpDocumentor.howto.pkg.html#documenting.intro" text:style-name="Internet_20_link" text:visited-style-name="Visited_20_Internet_20_Link">Where to begin</text:a><text:line-break/>   <text:a xlink:type="simple" xlink:href="https://manual.phpdoc.org/HTMLSmartyConverter/HandS/phpDocumentor/tutorial_phpDocumentor.howto.pkg.html#documenting.elements" text:style-name="Internet_20_link" text:visited-style-name="Visited_20_Internet_20_Link">Elements of the source code that can be documented</text:a><text:line-break/>      <text:a xlink:type="simple" xlink:href="https://manual.phpdoc.org/HTMLSmartyConverter/HandS/phpDocumentor/tutorial_phpDocumentor.howto.pkg.html#documenting.elements.packages" text:style-name="Internet_20_link" text:visited-style-name="Visited_20_Internet_20_Link">Dividing projects into packages</text:a><text:line-break/>   <text:a xlink:type="simple" xlink:href="https://manual.phpdoc.org/HTMLSmartyConverter/HandS/phpDocumentor/tutorial_phpDocumentor.howto.pkg.html#documenting.tutorials" text:style-name="Internet_20_link" text:visited-style-name="Visited_20_Internet_20_Link">Advanced phpDocumentor: tutorials and extended Documentation</text:a><text:line-break/><text:a xlink:type="simple" xlink:href="https://manual.phpdoc.org/HTMLSmartyConverter/HandS/phpDocumentor/tutorial_phpDocumentor.howto.pkg.html#using" text:style-name="Internet_20_link" text:visited-style-name="Visited_20_Internet_20_Link">Running phpDocumentor</text:a><text:line-break/>   <text:a xlink:type="simple" xlink:href="https://manual.phpdoc.org/HTMLSmartyConverter/HandS/phpDocumentor/tutorial_phpDocumentor.howto.pkg.html#using.docbuilder" text:style-name="Internet_20_link" text:visited-style-name="Visited_20_Internet_20_Link">Using the new Web Interface docbuilder</text:a><text:line-break/>   <text:a xlink:type="simple" xlink:href="https://manual.phpdoc.org/HTMLSmartyConverter/HandS/phpDocumentor/tutorial_phpDocumentor.howto.pkg.html#using.web" text:style-name="Internet_20_link" text:visited-style-name="Visited_20_Internet_20_Link">Using the old Web Interface phpdoc.php or new_phpdoc.php</text:a><text:line-break/>   <text:a xlink:type="simple" xlink:href="https://manual.phpdoc.org/HTMLSmartyConverter/HandS/phpDocumentor/tutorial_phpDocumentor.howto.pkg.html#using.command-line" text:style-name="Internet_20_link" text:visited-style-name="Visited_20_Internet_20_Link">Using the Command-line tool</text:a><text:line-break/>      <text:a xlink:type="simple" xlink:href="https://manual.phpdoc.org/HTMLSmartyConverter/HandS/phpDocumentor/tutorial_phpDocumentor.howto.pkg.html#using.command-line.windows" text:style-name="Internet_20_link" text:visited-style-name="Visited_20_Internet_20_Link">Running the command-line in MS Windows</text:a><text:line-break/>      <text:a xlink:type="simple" xlink:href="https://manual.phpdoc.org/HTMLSmartyConverter/HandS/phpDocumentor/tutorial_phpDocumentor.howto.pkg.html#using.command-line.unix" text:style-name="Internet_20_link" text:visited-style-name="Visited_20_Internet_20_Link">Running the command-line in unix</text:a><text:line-break/>      <text:a xlink:type="simple" xlink:href="https://manual.phpdoc.org/HTMLSmartyConverter/HandS/phpDocumentor/tutorial_phpDocumentor.howto.pkg.html#using.command-line.config" text:style-name="Internet_20_link" text:visited-style-name="Visited_20_Internet_20_Link">-c, --config</text:a><text:line-break/>      <text:a xlink:type="simple" xlink:href="https://manual.phpdoc.org/HTMLSmartyConverter/HandS/phpDocumentor/tutorial_phpDocumentor.howto.pkg.html#using.command-line.converterparams" text:style-name="Internet_20_link" text:visited-style-name="Visited_20_Internet_20_Link">-cp, --converterparams</text:a><text:line-break/>      <text:a xlink:type="simple" xlink:href="https://manual.phpdoc.org/HTMLSmartyConverter/HandS/phpDocumentor/tutorial_phpDocumentor.howto.pkg.html#using.command-line.customtags" text:style-name="Internet_20_link" text:visited-style-name="Visited_20_Internet_20_Link">-ct, --customtags</text:a><text:line-break/>      <text:a xlink:type="simple" xlink:href="https://manual.phpdoc.org/HTMLSmartyConverter/HandS/phpDocumentor/tutorial_phpDocumentor.howto.pkg.html#using.command-line.hidden" text:style-name="Internet_20_link" text:visited-style-name="Visited_20_Internet_20_Link">-dh, --hidden</text:a><text:line-break/>      <text:a xlink:type="simple" xlink:href="https://manual.phpdoc.org/HTMLSmartyConverter/HandS/phpDocumentor/tutorial_phpDocumentor.howto.pkg.html#using.command-line.defaultcategoryname" text:style-name="Internet_20_link" text:visited-style-name="Visited_20_Internet_20_Link">-dc, --defaultcategoryname</text:a><text:line-break/>      <text:a xlink:type="simple" xlink:href="https://manual.phpdoc.org/HTMLSmartyConverter/HandS/phpDocumentor/tutorial_phpDocumentor.howto.pkg.html#using.command-line.defaultpackagename" text:style-name="Internet_20_link" text:visited-style-name="Visited_20_Internet_20_Link">-dn, --defaultpackagename</text:a><text:line-break/>      <text:a xlink:type="simple" xlink:href="https://manual.phpdoc.org/HTMLSmartyConverter/HandS/phpDocumentor/tutorial_phpDocumentor.howto.pkg.html#using.command-line.directory" text:style-name="Internet_20_link" text:visited-style-name="Visited_20_Internet_20_Link">-d, --directory</text:a><text:line-break/><text:soft-page-break/>      <text:a xlink:type="simple" xlink:href="https://manual.phpdoc.org/HTMLSmartyConverter/HandS/phpDocumentor/tutorial_phpDocumentor.howto.pkg.html#using.command-line.examplesdir" text:style-name="Internet_20_link" text:visited-style-name="Visited_20_Internet_20_Link">-ed, --examplesdir</text:a><text:line-break/>      <text:a xlink:type="simple" xlink:href="https://manual.phpdoc.org/HTMLSmartyConverter/HandS/phpDocumentor/tutorial_phpDocumentor.howto.pkg.html#using.command-line.filename" text:style-name="Internet_20_link" text:visited-style-name="Visited_20_Internet_20_Link">-f, --filename</text:a><text:line-break/>      <text:a xlink:type="simple" xlink:href="https://manual.phpdoc.org/HTMLSmartyConverter/HandS/phpDocumentor/tutorial_phpDocumentor.howto.pkg.html#using.command-line.ignore" text:style-name="Internet_20_link" text:visited-style-name="Visited_20_Internet_20_Link">-i, --ignore</text:a><text:line-break/>      <text:a xlink:type="simple" xlink:href="https://manual.phpdoc.org/HTMLSmartyConverter/HandS/phpDocumentor/tutorial_phpDocumentor.howto.pkg.html#using.command-line.ignore-symlinks" text:style-name="Internet_20_link" text:visited-style-name="Visited_20_Internet_20_Link">-is, --ignoresymlinks</text:a><text:line-break/>      <text:a xlink:type="simple" xlink:href="https://manual.phpdoc.org/HTMLSmartyConverter/HandS/phpDocumentor/tutorial_phpDocumentor.howto.pkg.html#using.command-line.ignore-tags" text:style-name="Internet_20_link" text:visited-style-name="Visited_20_Internet_20_Link">-it, --ignore-tags</text:a><text:line-break/>      <text:a xlink:type="simple" xlink:href="https://manual.phpdoc.org/HTMLSmartyConverter/HandS/phpDocumentor/tutorial_phpDocumentor.howto.pkg.html#using.command-line.javadocdesc" text:style-name="Internet_20_link" text:visited-style-name="Visited_20_Internet_20_Link">-j, --javadocdesc</text:a><text:line-break/>      <text:a xlink:type="simple" xlink:href="https://manual.phpdoc.org/HTMLSmartyConverter/HandS/phpDocumentor/tutorial_phpDocumentor.howto.pkg.html#using.command-line.output" text:style-name="Internet_20_link" text:visited-style-name="Visited_20_Internet_20_Link">-o, --output</text:a><text:line-break/>      <text:a xlink:type="simple" xlink:href="https://manual.phpdoc.org/HTMLSmartyConverter/HandS/phpDocumentor/tutorial_phpDocumentor.howto.pkg.html#using.command-line.parseprivate" text:style-name="Internet_20_link" text:visited-style-name="Visited_20_Internet_20_Link">-pp, --parseprivate</text:a><text:line-break/>      <text:a xlink:type="simple" xlink:href="https://manual.phpdoc.org/HTMLSmartyConverter/HandS/phpDocumentor/tutorial_phpDocumentor.howto.pkg.html#using.command-line.packageoutput" text:style-name="Internet_20_link" text:visited-style-name="Visited_20_Internet_20_Link">-po, --packageoutput</text:a><text:line-break/>      <text:a xlink:type="simple" xlink:href="https://manual.phpdoc.org/HTMLSmartyConverter/HandS/phpDocumentor/tutorial_phpDocumentor.howto.pkg.html#using.command-line.pear" text:style-name="Internet_20_link" text:visited-style-name="Visited_20_Internet_20_Link">-p, --pear</text:a><text:line-break/>      <text:a xlink:type="simple" xlink:href="https://manual.phpdoc.org/HTMLSmartyConverter/HandS/phpDocumentor/tutorial_phpDocumentor.howto.pkg.html#using.command-line.quiet" text:style-name="Internet_20_link" text:visited-style-name="Visited_20_Internet_20_Link">-q, --quiet</text:a><text:line-break/>      <text:a xlink:type="simple" xlink:href="https://manual.phpdoc.org/HTMLSmartyConverter/HandS/phpDocumentor/tutorial_phpDocumentor.howto.pkg.html#using.command-line.readmeinstallchangelog" text:style-name="Internet_20_link" text:visited-style-name="Visited_20_Internet_20_Link">-ric, --readmeinstallchangelog</text:a><text:line-break/>      <text:a xlink:type="simple" xlink:href="https://manual.phpdoc.org/HTMLSmartyConverter/HandS/phpDocumentor/tutorial_phpDocumentor.howto.pkg.html#using.command-line.sourcecode" text:style-name="Internet_20_link" text:visited-style-name="Visited_20_Internet_20_Link">-s, --sourcecode</text:a><text:line-break/>      <text:a xlink:type="simple" xlink:href="https://manual.phpdoc.org/HTMLSmartyConverter/HandS/phpDocumentor/tutorial_phpDocumentor.howto.pkg.html#using.command-line.target" text:style-name="Internet_20_link" text:visited-style-name="Visited_20_Internet_20_Link">-t, --target</text:a><text:line-break/>      <text:a xlink:type="simple" xlink:href="https://manual.phpdoc.org/HTMLSmartyConverter/HandS/phpDocumentor/tutorial_phpDocumentor.howto.pkg.html#using.command-line.templatebase" text:style-name="Internet_20_link" text:visited-style-name="Visited_20_Internet_20_Link">-tb, --templatebase</text:a><text:line-break/>      <text:a xlink:type="simple" xlink:href="https://manual.phpdoc.org/HTMLSmartyConverter/HandS/phpDocumentor/tutorial_phpDocumentor.howto.pkg.html#using.command-line.title" text:style-name="Internet_20_link" text:visited-style-name="Visited_20_Internet_20_Link">-ti, --title</text:a><text:line-break/>      <text:a xlink:type="simple" xlink:href="https://manual.phpdoc.org/HTMLSmartyConverter/HandS/phpDocumentor/tutorial_phpDocumentor.howto.pkg.html#using.command-line.undocumentedelements" text:style-name="Internet_20_link" text:visited-style-name="Visited_20_Internet_20_Link">-ue, --undocumentedelements</text:a><text:line-break/>   <text:a xlink:type="simple" xlink:href="https://manual.phpdoc.org/HTMLSmartyConverter/HandS/phpDocumentor/tutorial_phpDocumentor.howto.pkg.html#using.config-files" text:style-name="Internet_20_link" text:visited-style-name="Visited_20_Internet_20_Link">phpDocumentor's dynamic User-defined config files</text:a><text:line-break/>   <text:a xlink:type="simple" xlink:href="https://manual.phpdoc.org/HTMLSmartyConverter/HandS/phpDocumentor/tutorial_phpDocumentor.howto.pkg.html#using.phpdocumentorini" text:style-name="Internet_20_link" text:visited-style-name="Visited_20_Internet_20_Link">phpDocumentor.ini - global configuration options</text:a></text:p>
        </text:list-header>
      </text:list>
      <text:h text:style-name="Heading_20_2" text:outline-level="2"><text:bookmark text:name="intro"/>Introduction</text:h>
      <text:p text:style-name="Text_20_body">phpDocumentor is the most advanced automatic documentation system written for PHP, in PHP. This package has many features:</text:p>
      <text:list xml:id="list1186525218" text:style-name="L2">
        <text:list-item>
          <text:p text:style-name="P4"><text:span text:style-name="Strong_20_Emphasis">NEW</text:span> The first auto-documentor with PHP 5 support</text:p>
        </text:list-item>
        <text:list-item>
          <text:p text:style-name="P4">Extended documentation in docbook format with linking to any element and to other documentation, including sub-sections, from the source code (see <text:a xlink:type="simple" xlink:href="https://manual.phpdoc.org/HTMLSmartyConverter/HandS/phpDocumentor/tutorial_tutorials.pkg.html" text:style-name="Internet_20_link" text:visited-style-name="Visited_20_Internet_20_Link">phpDocumentor Tutorials</text:a>)</text:p>
        </text:list-item>
        <text:list-item>
          <text:p text:style-name="P4">docblock templates to cut down on repetition</text:p>
        </text:list-item>
        <text:list-item>
          <text:p text:style-name="P4">XML:DocBook:peardoc2 templates for PEAR developers</text:p>
        </text:list-item>
        <text:list-item>
          <text:p text:style-name="P4">Greater ease of extending a Converter, see <text:a xlink:type="simple" xlink:href="https://manual.phpdoc.org/HTMLSmartyConverter/HandS/Converters/tutorial_Converters.pkg.html" text:style-name="Internet_20_link" text:visited-style-name="Visited_20_Internet_20_Link">Converter Manual</text:a></text:p>
        </text:list-item>
        <text:list-item>
          <text:p text:style-name="P4">ability to parse any PHP file, regardless of documentation format</text:p>
        </text:list-item>
        <text:list-item>
          <text:p text:style-name="P4">conforms loosely to the <text:a xlink:type="simple" xlink:href="http://java.sun.com/docs/books/jls/first_edition/html/18.doc.html" text:style-name="Internet_20_link" text:visited-style-name="Visited_20_Internet_20_Link">JavaDOC protocol</text:a>, and will be familiar to Java programmers</text:p>
        </text:list-item>
        <text:list-item>
          <text:p text:style-name="P4">documents all includes, constants, functions, static functions, classes, methods, static variables, class variables, and can document global variables and external tutorials</text:p>
        </text:list-item>
        <text:list-item>
          <text:p text:style-name="P4">auto-linking to pre-defined PHP functions</text:p>
        </text:list-item>
        <text:list-item>
          <text:p text:style-name="P4">Output in HTML, CHM, PDF, XML DocBook formats</text:p>
        </text:list-item>
        <text:list-item>
          <text:p text:style-name="P4">templateable with many bundled templates</text:p>
        </text:list-item>
        <text:list-item>
          <text:p text:style-name="P4">automatic linking to elements in any documented package</text:p>
        </text:list-item>
        <text:list-item>
          <text:p text:style-name="P4">documents name conflicts between packages to help avoid PHP errors</text:p>
        </text:list-item>
        <text:list-item>
          <text:p text:style-name="P4">document CVS repository directly.</text:p>
        </text:list-item>
        <text:list-item>
          <text:p text:style-name="P4"><text:soft-page-break/>support for JavaDoc doclet-like output through Converters</text:p>
        </text:list-item>
        <text:list-item>
          <text:p text:style-name="P4">error/warning tracking system</text:p>
        </text:list-item>
        <text:list-item>
          <text:p text:style-name="P4">extreme class intelligence: inherits documentation, package</text:p>
        </text:list-item>
        <text:list-item>
          <text:p text:style-name="P4">complete phpdoc.de DocBlock tag support. Additions include @var, @magic, @deprec, @todo, and phpdoc.de parsing of @param.</text:p>
        </text:list-item>
        <text:list-item>
          <text:p text:style-name="P4">alphabetical indexing of all elements by package and overall</text:p>
        </text:list-item>
        <text:list-item>
          <text:p text:style-name="P4">class trees</text:p>
        </text:list-item>
        <text:list-item>
          <text:p text:style-name="P4">MUCH more than just this short list</text:p>
        </text:list-item>
      </text:list>
      <text:h text:style-name="Heading_20_2" text:outline-level="2"><text:bookmark text:name="basics"/>phpDocumentor Basics</text:h>
      <text:h text:style-name="Heading_20_3" text:outline-level="3"><text:bookmark text:name="basics.starting"/>Starting Out From Scratch</text:h>
      <text:p text:style-name="Text_20_body">The documentation process begins with the most basic element of phpDocumentor: a <text:span text:style-name="Strong_20_Emphasis">Documentation block</text:span> or <text:span text:style-name="Strong_20_Emphasis">DocBlock</text:span>. A basic DocBlock looks like this:</text:p>
      <text:list xml:id="list3247539585" text:style-name="L3">
        <text:list-item>
          <text:p text:style-name="P52">/**</text:p>
        </text:list-item>
        <text:list-item>
          <text:p text:style-name="P52"> *</text:p>
        </text:list-item>
        <text:list-item>
          <text:p text:style-name="P5"> */</text:p>
        </text:list-item>
      </text:list>
      <text:p text:style-name="Text_20_body">A DocBlock is an extended C++-style PHP comment that begins with "/**" and has an "*" at the beginning of every line. DocBlocks precede the element they are documenting.</text:p>
      <text:p text:style-name="Text_20_body">Any line within a DocBlock that doesn't begin with a * will be ignored. </text:p>
      <text:p text:style-name="Text_20_body">To document function "foo()", place the DocBlock immediately before the function declaration:</text:p>
      <text:list xml:id="list2458536805" text:style-name="L4">
        <text:list-item>
          <text:p text:style-name="P53">/**</text:p>
        </text:list-item>
        <text:list-item>
          <text:p text:style-name="P53"> * Defies imagination, extends boundaries and saves the world ...all before breakfast!</text:p>
        </text:list-item>
        <text:list-item>
          <text:p text:style-name="P53"> */</text:p>
        </text:list-item>
        <text:list-item>
          <text:p text:style-name="P53">function foo()</text:p>
        </text:list-item>
        <text:list-item>
          <text:p text:style-name="P53">{</text:p>
        </text:list-item>
        <text:list-item>
          <text:p text:style-name="P6">}</text:p>
        </text:list-item>
      </text:list>
      <text:p text:style-name="Text_20_body">This example will apply the DocBlock to "define('me',2);" instead of to "function foo()": </text:p>
      <text:list xml:id="list2100225253" text:style-name="L5">
        <text:list-item>
          <text:p text:style-name="P54">/**</text:p>
        </text:list-item>
        <text:list-item>
          <text:p text:style-name="P54"> * DocBlock for function foo?</text:p>
        </text:list-item>
        <text:list-item>
          <text:p text:style-name="P54"> *</text:p>
        </text:list-item>
        <text:list-item>
          <text:p text:style-name="P54"> * No, this will be for the constant me!</text:p>
        </text:list-item>
        <text:list-item>
          <text:p text:style-name="P54"> */</text:p>
        </text:list-item>
        <text:list-item>
          <text:p text:style-name="P54"><text:a xlink:type="simple" xlink:href="http://www.php.net/define" text:style-name="Internet_20_link" text:visited-style-name="Visited_20_Internet_20_Link">define</text:a>('me',2);</text:p>
        </text:list-item>
        <text:list-item>
          <text:p text:style-name="P54">function foo($param = me)</text:p>
        </text:list-item>
        <text:list-item>
          <text:p text:style-name="P54">{</text:p>
        </text:list-item>
        <text:list-item>
          <text:p text:style-name="P7">}</text:p>
        </text:list-item>
      </text:list>
      <text:p text:style-name="Text_20_body">define() statements, functions, classes, class methods, and class vars, include() statements, and global variables can all be documented, see <text:a xlink:type="simple" xlink:href="https://manual.phpdoc.org/HTMLSmartyConverter/HandS/phpDocumentor/tutorial_phpDocumentor.howto.pkg.html#documenting.elements" text:style-name="Internet_20_link" text:visited-style-name="Visited_20_Internet_20_Link">Elements of the source code that can be documented</text:a></text:p>
      <text:p text:style-name="Horizontal_20_Line"><text:soft-page-break/></text:p>
      <text:h text:style-name="Heading_20_3" text:outline-level="3"><text:bookmark text:name="basics.docblock"/>DocBlocks</text:h>
      <text:p text:style-name="Text_20_body">A DocBlock contains three basic segments in this order:</text:p>
      <text:list xml:id="list2753708389" text:style-name="L6">
        <text:list-item>
          <text:p text:style-name="P8">Short Description</text:p>
        </text:list-item>
        <text:list-item>
          <text:p text:style-name="P8">Long Description</text:p>
        </text:list-item>
        <text:list-item>
          <text:p text:style-name="P8">Tags</text:p>
        </text:list-item>
      </text:list>
      <text:p text:style-name="Text_20_body">The Short Description starts on the first line, and can be terminated with a blank line or a period. A period inside a word (like example.com or 0.1 %) is ignored. If the Short Description would become more than three lines long, only the first line is taken. The Long Description continues for as many lines as desired and may contain html markup for display formatting. Here is a sample DocBlock with a Short and a Long Description:</text:p>
      <text:list xml:id="list2620673137" text:style-name="L7">
        <text:list-item>
          <text:p text:style-name="P55">/**</text:p>
        </text:list-item>
        <text:list-item>
          <text:p text:style-name="P55"> * return the date of Easter</text:p>
        </text:list-item>
        <text:list-item>
          <text:p text:style-name="P55"> * </text:p>
        </text:list-item>
        <text:list-item>
          <text:p text:style-name="P55"> * Using the formula from "Formulas that are way too complicated for anyone to</text:p>
        </text:list-item>
        <text:list-item>
          <text:p text:style-name="P55"> * ever understand except for me" by Irwin Nerdy, this function calculates the</text:p>
        </text:list-item>
        <text:list-item>
          <text:p text:style-name="P55"> * date of Easter given a date in the Ancient Mayan Calendar, if you can also</text:p>
        </text:list-item>
        <text:list-item>
          <text:p text:style-name="P55"> * guess the birthday of the author.</text:p>
        </text:list-item>
        <text:list-item>
          <text:p text:style-name="P9"> */</text:p>
        </text:list-item>
      </text:list>
      <text:p text:style-name="Text_20_body">Optionally, you may enclose all paragraphs in a &lt;p&gt;&lt;/p&gt; tag. Be careful, if the first paragraph does not begin with &lt;p&gt;, phpDocumentor will assume that the DocBlock is using the simple double linebreak to define paragraph breaks as in:</text:p>
      <text:list xml:id="list4056273258" text:style-name="L8">
        <text:list-item>
          <text:p text:style-name="P56">/**</text:p>
        </text:list-item>
        <text:list-item>
          <text:p text:style-name="P56"> * Short desc</text:p>
        </text:list-item>
        <text:list-item>
          <text:p text:style-name="P56"> *</text:p>
        </text:list-item>
        <text:list-item>
          <text:p text:style-name="P56"> * Long description first sentence starts here</text:p>
        </text:list-item>
        <text:list-item>
          <text:p text:style-name="P56"> * and continues on this line for a while</text:p>
        </text:list-item>
        <text:list-item>
          <text:p text:style-name="P56"> * finally concluding here at the end of</text:p>
        </text:list-item>
        <text:list-item>
          <text:p text:style-name="P56"> * this paragraph</text:p>
        </text:list-item>
        <text:list-item>
          <text:p text:style-name="P56"> *</text:p>
        </text:list-item>
        <text:list-item>
          <text:p text:style-name="P56"> * The blank line above denotes a paragraph break</text:p>
        </text:list-item>
        <text:list-item>
          <text:p text:style-name="P10"> */</text:p>
        </text:list-item>
      </text:list>
      <text:p text:style-name="Text_20_body">Here is an example of using &lt;p&gt;</text:p>
      <text:list xml:id="list774702289" text:style-name="L9">
        <text:list-item>
          <text:p text:style-name="P57">/**</text:p>
        </text:list-item>
        <text:list-item>
          <text:p text:style-name="P57"> * Short desc</text:p>
        </text:list-item>
        <text:list-item>
          <text:p text:style-name="P57"> *</text:p>
        </text:list-item>
        <text:list-item>
          <text:p text:style-name="P57"> * &lt;p&gt;Long description first sentence starts here</text:p>
        </text:list-item>
        <text:list-item>
          <text:p text:style-name="P57"> * and continues on this line for a while</text:p>
        </text:list-item>
        <text:list-item>
          <text:p text:style-name="P57"> * finally concluding here at the end of</text:p>
        </text:list-item>
        <text:list-item>
          <text:p text:style-name="P57"> * this paragraph&lt;/p&gt;</text:p>
        </text:list-item>
        <text:list-item>
          <text:p text:style-name="P57"><text:soft-page-break/> * This text is completely ignored! it is not enclosed in p tags</text:p>
        </text:list-item>
        <text:list-item>
          <text:p text:style-name="P57"> * &lt;p&gt;This is a new paragraph&lt;/p&gt;</text:p>
        </text:list-item>
        <text:list-item>
          <text:p text:style-name="P11"> */</text:p>
        </text:list-item>
      </text:list>
      <text:p text:style-name="Text_20_body">phpDocumentor also supports JavaDoc's DocBlock format through the command-line option <text:a xlink:type="simple" xlink:href="https://manual.phpdoc.org/HTMLSmartyConverter/HandS/phpDocumentor/tutorial_phpDocumentor.howto.pkg.html#using.command-line.javadocdesc" text:style-name="Internet_20_link" text:visited-style-name="Visited_20_Internet_20_Link">-j, --javadocdesc</text:a>. Due to the non-xhtml compliant unmatched p tag, we highly recommend you avoid this syntax whenever possible</text:p>
      <text:list xml:id="list4272053495" text:style-name="L10">
        <text:list-item>
          <text:p text:style-name="P58">/**</text:p>
        </text:list-item>
        <text:list-item>
          <text:p text:style-name="P58"> * &lt;p&gt;</text:p>
        </text:list-item>
        <text:list-item>
          <text:p text:style-name="P58"> * Short desc is only to the first period.</text:p>
        </text:list-item>
        <text:list-item>
          <text:p text:style-name="P58"> * This means a sentence like:</text:p>
        </text:list-item>
        <text:list-item>
          <text:p text:style-name="P58"> * "Parses Mr./Mrs. out of $_GET." will</text:p>
        </text:list-item>
        <text:list-item>
          <text:p text:style-name="P58"> * parse a short description of "Parses Mr."</text:p>
        </text:list-item>
        <text:list-item>
          <text:p text:style-name="P58"> * which is rather silly.  Long description is</text:p>
        </text:list-item>
        <text:list-item>
          <text:p text:style-name="P58"> * the entire DocBlock description including the</text:p>
        </text:list-item>
        <text:list-item>
          <text:p text:style-name="P58"> * Short desc, and paragraphs begin where p is like:</text:p>
        </text:list-item>
        <text:list-item>
          <text:p text:style-name="P58"> * &lt;p&gt;</text:p>
        </text:list-item>
        <text:list-item>
          <text:p text:style-name="P58"> * The p above denotes a paragraph break</text:p>
        </text:list-item>
        <text:list-item>
          <text:p text:style-name="P12"> */</text:p>
        </text:list-item>
      </text:list>
      <text:p text:style-name="Text_20_body">phpDocumentor will convert all whitespace into a single space in the long description, use paragraph breaks to define newlines, or &lt;pre&gt;, as discussed in the next section.</text:p>
      <text:p text:style-name="Horizontal_20_Line"/>
      <text:h text:style-name="Heading_20_3" text:outline-level="3"><text:bookmark text:name="basics.desc"/>DocBlock Description details</text:h>
      <text:p text:style-name="Text_20_body">As of phpDocumentor 1.2.0, the long and short description of a DocBlock is parsed for a few select html tags that determine additional formatting. Due to the nature of phpDocumentor's output as multiple-format, straight html is not allowed in a DocBlock, and will be converted into plain text by all of the converters unless it is one of these tags: </text:p>
      <text:list xml:id="list4201436514" text:style-name="L11">
        <text:list-item>
          <text:p text:style-name="P13">&lt;b&gt; -- emphasize/bold text</text:p>
        </text:list-item>
        <text:list-item>
          <text:p text:style-name="P13">&lt;code&gt; -- Use this to surround php code, some converters will highlight it</text:p>
        </text:list-item>
        <text:list-item>
          <text:p text:style-name="P13">&lt;br&gt; -- hard line break, may be ignored by some converters</text:p>
        </text:list-item>
        <text:list-item>
          <text:p text:style-name="P13">&lt;i&gt; -- italicize/mark as important</text:p>
        </text:list-item>
        <text:list-item>
          <text:p text:style-name="P13">&lt;kbd&gt; -- denote keyboard input/screen display</text:p>
        </text:list-item>
        <text:list-item>
          <text:p text:style-name="P13">&lt;li&gt; -- list item</text:p>
        </text:list-item>
        <text:list-item>
          <text:p text:style-name="P13">&lt;ol&gt; -- ordered list</text:p>
        </text:list-item>
        <text:list-item>
          <text:p text:style-name="P13">&lt;p&gt; -- If used to enclose all paragraphs, otherwise it will be considered text</text:p>
        </text:list-item>
        <text:list-item>
          <text:p text:style-name="P13">&lt;pre&gt; -- Preserve line breaks and spacing, and assume all tags are text (like XML's CDATA)</text:p>
        </text:list-item>
        <text:list-item>
          <text:p text:style-name="P13">&lt;samp&gt; -- denote sample or examples (non-php)</text:p>
        </text:list-item>
        <text:list-item>
          <text:p text:style-name="P13">&lt;ul&gt; -- unordered list</text:p>
        </text:list-item>
        <text:list-item>
          <text:p text:style-name="P13"><text:soft-page-break/>&lt;var&gt; -- denote a variable name</text:p>
        </text:list-item>
      </text:list>
      <text:p text:style-name="Text_20_body">Do not think of these tags as text, they are parsed into objects and converted into the appropriate output format by the converter. So, a b tag may become &lt;emphasis&gt; in DocBook, and a &lt;p&gt; tag might become </text:p>
      <text:p text:style-name="P100">" <text:s text:c="3"/>"</text:p>
      <text:p text:style-name="Text_20_body">(4 spaces) in the PDF converter! The text output is determined by the template options file options.ini found in the base directory of every template. For instance, the options.ini file for the HTML:frames:default template is in phpDocumentor/Converters/HTML/frames/templates/default/options.ini</text:p>
      <text:p text:style-name="Text_20_body">For the rare case when the text "&lt;b&gt;" is needed in a DocBlock, use a double delimiter as in &lt;&lt;b&gt;&gt;. phpDocumentor will automatically translate that to the physical text "&lt;b&gt;".</text:p>
      <text:p text:style-name="Text_20_body">Similarly, if you need an actual "@" in your DocBlock's description parts, you should be careful to either ensure it is not the first character on a line, or else escape it ("\@") to avoid it being interpreted as a PhpDocumentor tag marker.</text:p>
      <text:list xml:id="list2749294479" text:style-name="L12">
        <text:list-item>
          <text:p text:style-name="P59">/**</text:p>
        </text:list-item>
        <text:list-item>
          <text:p text:style-name="P59"> * Demonstrate an @include file</text:p>
        </text:list-item>
        <text:list-item>
          <text:p text:style-name="P59"> * line in a code block:</text:p>
        </text:list-item>
        <text:list-item>
          <text:p text:style-name="P59"> *</text:p>
        </text:list-item>
        <text:list-item>
          <text:p text:style-name="P59"> * &lt;code&gt;</text:p>
        </text:list-item>
        <text:list-item>
          <text:p text:style-name="P59"> * \@include somefile.php</text:p>
        </text:list-item>
        <text:list-item>
          <text:p text:style-name="P59"> * &lt;/code&gt;</text:p>
        </text:list-item>
        <text:list-item>
          <text:p text:style-name="P14"> */</text:p>
        </text:list-item>
      </text:list>
      <text:p text:style-name="Text_20_body">This will parse as if it were:</text:p>
      <text:list xml:id="list1111931971" text:style-name="L13">
        <text:list-item>
          <text:p text:style-name="P60">/**</text:p>
        </text:list-item>
        <text:list-item>
          <text:p text:style-name="P60"> * Demonstrate an @include file</text:p>
        </text:list-item>
        <text:list-item>
          <text:p text:style-name="P60"> * line in a code block:</text:p>
        </text:list-item>
        <text:list-item>
          <text:p text:style-name="P60"> *</text:p>
        </text:list-item>
        <text:list-item>
          <text:p text:style-name="P60"> * &lt;code&gt;</text:p>
        </text:list-item>
        <text:list-item>
          <text:p text:style-name="P60"> * @include somefile.php</text:p>
        </text:list-item>
        <text:list-item>
          <text:p text:style-name="P60"> *  &lt;/code&gt;</text:p>
        </text:list-item>
        <text:list-item>
          <text:p text:style-name="P15"> */</text:p>
        </text:list-item>
      </text:list>
      <text:p text:style-name="Text_20_body">The &lt;code&gt;, &lt;kbd&gt;, and &lt;pre&gt; tags ignore any html listed above except for their own closing tags (&lt;/code&gt; &lt;/kbd&gt; &lt;/pre&gt;). This is obviously necessary for each of those tag's behavior of controlling the appearance of the text inside their tag blocks, without allowing other nested tags (like &lt;b&gt;) interfering inside them. In general, other tags will allow other tags to be nested in them (i.e. &lt;samp&gt;&lt;b&gt;bold_my_sample&lt;/b&gt;&lt;/samp&gt;). </text:p>
      <text:p text:style-name="Text_20_body"><text:span text:style-name="Strong_20_Emphasis">New 1.2.0rc1:</text:span> If you need to use the closing comment "*/" in a DocBlock, use the special escape sequence "{@*}." Here's an example:</text:p>
      <text:list xml:id="list1051080082" text:style-name="L14">
        <text:list-item>
          <text:p text:style-name="P61">/**</text:p>
        </text:list-item>
        <text:list-item>
          <text:p text:style-name="P61"> * Simple DocBlock with a code example containing a docblock</text:p>
        </text:list-item>
        <text:list-item>
          <text:p text:style-name="P61"> *</text:p>
        </text:list-item>
        <text:list-item>
          <text:p text:style-name="P61"><text:soft-page-break/> * &lt;code&gt;</text:p>
        </text:list-item>
        <text:list-item>
          <text:p text:style-name="P61"> *  /**</text:p>
        </text:list-item>
        <text:list-item>
          <text:p text:style-name="P61"> *   * My sample DocBlock in code</text:p>
        </text:list-item>
        <text:list-item>
          <text:p text:style-name="P61"> *   {@*} </text:p>
        </text:list-item>
        <text:list-item>
          <text:p text:style-name="P61"> * &lt;/code&gt;</text:p>
        </text:list-item>
        <text:list-item>
          <text:p text:style-name="P16"> */</text:p>
        </text:list-item>
      </text:list>
      <text:p text:style-name="Text_20_body">This will parse as if it were:</text:p>
      <text:list xml:id="list1410036918" text:style-name="L15">
        <text:list-item>
          <text:p text:style-name="P62">/**</text:p>
        </text:list-item>
        <text:list-item>
          <text:p text:style-name="P62"> * Simple DocBlock with a code example containing a docblock</text:p>
        </text:list-item>
        <text:list-item>
          <text:p text:style-name="P62"> *</text:p>
        </text:list-item>
        <text:list-item>
          <text:p text:style-name="P62"> * &lt;code&gt;</text:p>
        </text:list-item>
        <text:list-item>
          <text:p text:style-name="P62"> *  /**</text:p>
        </text:list-item>
        <text:list-item>
          <text:p text:style-name="P62"> *   * My sample DocBlock in code</text:p>
        </text:list-item>
        <text:list-item>
          <text:p text:style-name="P62"> *   */</text:p>
        </text:list-item>
        <text:list-item>
          <text:p text:style-name="P62"> </text:p>
        </text:list-item>
        <text:list-item>
          <text:p text:style-name="P62"> * &lt;/code&gt;</text:p>
        </text:list-item>
        <text:list-item>
          <text:p text:style-name="P17"> */</text:p>
        </text:list-item>
      </text:list>
      <text:p text:style-name="Text_20_body"><text:span text:style-name="Strong_20_Emphasis">New 1.2.0rc1:</text:span> The phpEdit tool supports very clever list extraction from DocBlocks, and now phpDocumentor supports the same cleverness. This example:</text:p>
      <text:list xml:id="list2215871547" text:style-name="L16">
        <text:list-item>
          <text:p text:style-name="P63">/**</text:p>
        </text:list-item>
        <text:list-item>
          <text:p text:style-name="P63"> * Simple DocBlock with simple lists</text:p>
        </text:list-item>
        <text:list-item>
          <text:p text:style-name="P63"> *</text:p>
        </text:list-item>
        <text:list-item>
          <text:p text:style-name="P63"> * Here's a simple list:</text:p>
        </text:list-item>
        <text:list-item>
          <text:p text:style-name="P63"> * - item 1</text:p>
        </text:list-item>
        <text:list-item>
          <text:p text:style-name="P63"> * - item 2, this one</text:p>
        </text:list-item>
        <text:list-item>
          <text:p text:style-name="P63"> *   is multi-line</text:p>
        </text:list-item>
        <text:list-item>
          <text:p text:style-name="P63"> * - item 3</text:p>
        </text:list-item>
        <text:list-item>
          <text:p text:style-name="P63"> * end of list.  Next list is ordered</text:p>
        </text:list-item>
        <text:list-item>
          <text:p text:style-name="P63"> * 1 ordered item 1</text:p>
        </text:list-item>
        <text:list-item>
          <text:p text:style-name="P63"> * 2 ordered item 2</text:p>
        </text:list-item>
        <text:list-item>
          <text:p text:style-name="P63"> * end of list. This is also ordered:</text:p>
        </text:list-item>
        <text:list-item>
          <text:p text:style-name="P63"> * 1. ordered item 1</text:p>
        </text:list-item>
        <text:list-item>
          <text:p text:style-name="P63"> * 2. ordered item 2</text:p>
        </text:list-item>
        <text:list-item>
          <text:p text:style-name="P18"> */</text:p>
        </text:list-item>
      </text:list>
      <text:p text:style-name="Text_20_body">phpDocumentor recognizes any simple list that begins with "-", "+", "#" and "o", and any ordered list with sequential numbers or numbers followed by "." as above. The list delimiter must be followed by a space (not a tab!) and whitespace must line up exactly, or phpDocumentor will not recognize the list items as being in the same list.</text:p>
      <text:list xml:id="list1405446333" text:style-name="L17">
        <text:list-item>
          <text:p text:style-name="P64">/**</text:p>
        </text:list-item>
        <text:list-item>
          <text:p text:style-name="P64"> * Simple DocBlock with screwy lists</text:p>
        </text:list-item>
        <text:list-item>
          <text:p text:style-name="P64"> *</text:p>
        </text:list-item>
        <text:list-item>
          <text:p text:style-name="P64"> * +not a list at all, no space</text:p>
        </text:list-item>
        <text:list-item>
          <text:p text:style-name="P64"> * Here's 3 lists!</text:p>
        </text:list-item>
        <text:list-item>
          <text:p text:style-name="P64"><text:soft-page-break/> * - item 1</text:p>
        </text:list-item>
        <text:list-item>
          <text:p text:style-name="P64"> *  - item 2, this one</text:p>
        </text:list-item>
        <text:list-item>
          <text:p text:style-name="P64"> *   is multi-line</text:p>
        </text:list-item>
        <text:list-item>
          <text:p text:style-name="P64"> *- item 3</text:p>
        </text:list-item>
        <text:list-item>
          <text:p text:style-name="P19"> */</text:p>
        </text:list-item>
      </text:list>
      <text:p text:style-name="Text_20_body">Again, you must line up the list iterators in the same vertical column in order for those list items to be considered "on the same list". Also, you cannot create nested lists using the simple list iterators... doing so means it's no longer a "simple" list! Varying the spacing of the list iterators does not create nesting of the lists... it only starts up new simple lists. If you specifically need a nested list, you must use the list tags (&lt;ol&gt;, &lt;ul&gt;):</text:p>
      <text:list xml:id="list925318566" text:style-name="L18">
        <text:list-item>
          <text:p text:style-name="P65">/**</text:p>
        </text:list-item>
        <text:list-item>
          <text:p text:style-name="P65"> * DocBlock with nested lists</text:p>
        </text:list-item>
        <text:list-item>
          <text:p text:style-name="P65"> *</text:p>
        </text:list-item>
        <text:list-item>
          <text:p text:style-name="P65"> * Here's the "complex" list:</text:p>
        </text:list-item>
        <text:list-item>
          <text:p text:style-name="P65"> * &lt;ul&gt;</text:p>
        </text:list-item>
        <text:list-item>
          <text:p text:style-name="P65"> * &lt;li&gt;outer item 1&lt;/li&gt;</text:p>
        </text:list-item>
        <text:list-item>
          <text:p text:style-name="P65"> * &lt;li&gt;outer item 2, this one</text:p>
        </text:list-item>
        <text:list-item>
          <text:p text:style-name="P65"> *   is multi-line&lt;/li&gt;</text:p>
        </text:list-item>
        <text:list-item>
          <text:p text:style-name="P65"> * &lt;li&gt;item 3 is a nested inner list</text:p>
        </text:list-item>
        <text:list-item>
          <text:p text:style-name="P65"> * &lt;ul&gt;</text:p>
        </text:list-item>
        <text:list-item>
          <text:p text:style-name="P65"> * &lt;li&gt;inner item 1&lt;/li&gt;</text:p>
        </text:list-item>
        <text:list-item>
          <text:p text:style-name="P65"> * &lt;li&gt;inner item 2&lt;/li&gt;</text:p>
        </text:list-item>
        <text:list-item>
          <text:p text:style-name="P65"> * &lt;/ul&gt;</text:p>
        </text:list-item>
        <text:list-item>
          <text:p text:style-name="P65"> * &lt;li&gt;outer item 4&lt;/li&gt;</text:p>
        </text:list-item>
        <text:list-item>
          <text:p text:style-name="P65"> * &lt;/ul&gt;</text:p>
        </text:list-item>
        <text:list-item>
          <text:p text:style-name="P20"> */</text:p>
        </text:list-item>
      </text:list>
      <text:p text:style-name="Text_20_body">In some cases, the text description in a doc tag can contain a list, be it simple or complex. Notice that a title line is needed, with the list items themselves beginning on the next line:</text:p>
      <text:list xml:id="list4282131451" text:style-name="L19">
        <text:list-item>
          <text:p text:style-name="P66">/**</text:p>
        </text:list-item>
        <text:list-item>
          <text:p text:style-name="P66"> * DocBlock with nested lists</text:p>
        </text:list-item>
        <text:list-item>
          <text:p text:style-name="P66"> * in the tag descriptions</text:p>
        </text:list-item>
        <text:list-item>
          <text:p text:style-name="P66"> * @todo My Simple TODO List</text:p>
        </text:list-item>
        <text:list-item>
          <text:p text:style-name="P66"> *     - item 1</text:p>
        </text:list-item>
        <text:list-item>
          <text:p text:style-name="P66"> *     - item 2</text:p>
        </text:list-item>
        <text:list-item>
          <text:p text:style-name="P66"> *     - item 3</text:p>
        </text:list-item>
        <text:list-item>
          <text:p text:style-name="P66"> * @todo My Complex TODO List</text:p>
        </text:list-item>
        <text:list-item>
          <text:p text:style-name="P66"> *     &lt;ol&gt;</text:p>
        </text:list-item>
        <text:list-item>
          <text:p text:style-name="P66"> *       &lt;li&gt;item 1.0&lt;/li&gt;</text:p>
        </text:list-item>
        <text:list-item>
          <text:p text:style-name="P66"> *       &lt;li&gt;item 2.0&lt;/li&gt;</text:p>
        </text:list-item>
        <text:list-item>
          <text:p text:style-name="P66"> *       &lt;li&gt;item 3.0&lt;/li&gt;</text:p>
        </text:list-item>
        <text:list-item>
          <text:p text:style-name="P66"> *         &lt;ol&gt;</text:p>
        </text:list-item>
        <text:list-item>
          <text:p text:style-name="P66"> *           &lt;li&gt;item 3.1&lt;/li&gt;</text:p>
        </text:list-item>
        <text:list-item>
          <text:p text:style-name="P66"> *           &lt;li&gt;item 3.2&lt;/li&gt;</text:p>
        </text:list-item>
        <text:list-item>
          <text:p text:style-name="P66"> *         &lt;/ol&gt;</text:p>
        </text:list-item>
        <text:list-item>
          <text:p text:style-name="P66"><text:soft-page-break/> *       &lt;li&gt;item 4.0&lt;/li&gt;</text:p>
        </text:list-item>
        <text:list-item>
          <text:p text:style-name="P66"> *     &lt;/ol&gt;</text:p>
        </text:list-item>
        <text:list-item>
          <text:p text:style-name="P21"> */</text:p>
        </text:list-item>
      </text:list>
      <text:p text:style-name="Text_20_body">Tagged lists are always a more robust and predictable option for you to use. Simple lists are convenient, but if you find yourself trying to bend a simple list into displaying a certain way in your generated docs, you may be better served by switching to a tagged list instead.</text:p>
      <text:p text:style-name="Text_20_body">For in-depth information on how phpDocumentor parses the description field, see <text:a xlink:type="simple" xlink:href="https://manual.phpdoc.org/HTMLSmartyConverter/HandS/phpDocumentor/_phpDocumentor---ParserDescCleanup.inc.html" text:style-name="Internet_20_link" text:visited-style-name="Visited_20_Internet_20_Link">ParserDescCleanup.inc</text:a></text:p>
      <text:p text:style-name="Horizontal_20_Line"/>
      <text:h text:style-name="Heading_20_3" text:outline-level="3"><text:bookmark text:name="basics.docblocktemplate"/>DocBlock Templates</text:h>
      <text:p text:style-name="Text_20_body">New for version 1.2.0, phpDocumentor supports the use of DocBlock templates. The purpose of a DocBlock template is to reduce redundant typing. For instance, if a large number of class variables are private, one would use a DocBlock template to mark them as private. DocBlock templates simply augment any normal DocBlocks found in the template block.</text:p>
      <text:p text:style-name="Text_20_body">A DocBlock template is distinguished from a normal DocBlock by its header. Here is the most basic DocBlock template:</text:p>
      <text:list xml:id="list3930223230" text:style-name="L20">
        <text:list-item>
          <text:p text:style-name="P67">/**#@+</text:p>
        </text:list-item>
        <text:list-item>
          <text:p text:style-name="P67"> *</text:p>
        </text:list-item>
        <text:list-item>
          <text:p text:style-name="P22"> */</text:p>
        </text:list-item>
      </text:list>
      <text:p text:style-name="Text_20_body">The text that marks this as a DocBlock template is "/**#@+" - all 6 characters must be present. DocBlock templates are applied to all documentable elements until the ending template marker:</text:p>
      <text:list xml:id="list718868342" text:style-name="L21">
        <text:list-item>
          <text:p text:style-name="P23">/**#@-*/</text:p>
        </text:list-item>
      </text:list>
      <text:p text:style-name="Text_20_body">Note that all 8 characters must appear as "/**#@-*/" in order for phpDocumentor to recognize them as a template. Here is an example of a DocBlock template in action:</text:p>
      <text:list xml:id="list1424857882" text:style-name="L22">
        <text:list-item>
          <text:p text:style-name="P68">class Bob</text:p>
        </text:list-item>
        <text:list-item>
          <text:p text:style-name="P68">{</text:p>
        </text:list-item>
        <text:list-item>
          <text:p text:style-name="P68">    // beginning of docblock template area</text:p>
        </text:list-item>
        <text:list-item>
          <text:p text:style-name="P68">    /**#@+</text:p>
        </text:list-item>
        <text:list-item>
          <text:p text:style-name="P68">     * @access private</text:p>
        </text:list-item>
        <text:list-item>
          <text:p text:style-name="P68">     * @var string</text:p>
        </text:list-item>
        <text:list-item>
          <text:p text:style-name="P68">     */</text:p>
        </text:list-item>
        <text:list-item>
          <text:p text:style-name="P68">    var $_var1 = 'hello';</text:p>
        </text:list-item>
        <text:list-item>
          <text:p text:style-name="P68">    var $_var2 = 'my';</text:p>
        </text:list-item>
        <text:list-item>
          <text:p text:style-name="P68">    var $_var3 = 'name';</text:p>
        </text:list-item>
        <text:list-item>
          <text:p text:style-name="P68">    var $_var4 = 'is';</text:p>
        </text:list-item>
        <text:list-item>
          <text:p text:style-name="P68">    var $_var5 = 'Bob';</text:p>
        </text:list-item>
        <text:list-item>
          <text:p text:style-name="P68">    var $_var6 = 'and';</text:p>
        </text:list-item>
        <text:list-item>
          <text:p text:style-name="P68">    var $_var7 = 'I';</text:p>
        </text:list-item>
        <text:list-item>
          <text:p text:style-name="P68">    /**</text:p>
        </text:list-item>
        <text:list-item>
          <text:p text:style-name="P68">     * Two words</text:p>
        </text:list-item>
        <text:list-item>
          <text:p text:style-name="P68"><text:soft-page-break/>     */</text:p>
        </text:list-item>
        <text:list-item>
          <text:p text:style-name="P68">    var $_var8 = 'like strings';</text:p>
        </text:list-item>
        <text:list-item>
          <text:p text:style-name="P68">    /**#@-*/</text:p>
        </text:list-item>
        <text:list-item>
          <text:p text:style-name="P68">    var $publicvar = 'Lookee me!';</text:p>
        </text:list-item>
        <text:list-item>
          <text:p text:style-name="P24">}</text:p>
        </text:list-item>
      </text:list>
      <text:p text:style-name="Text_20_body">This example will parse as if it were:</text:p>
      <text:list xml:id="list560218229" text:style-name="L23">
        <text:list-item>
          <text:p text:style-name="P69">class Bob</text:p>
        </text:list-item>
        <text:list-item>
          <text:p text:style-name="P69">{</text:p>
        </text:list-item>
        <text:list-item>
          <text:p text:style-name="P69">    // beginning of docblock template area</text:p>
        </text:list-item>
        <text:list-item>
          <text:p text:style-name="P69">    /**</text:p>
        </text:list-item>
        <text:list-item>
          <text:p text:style-name="P69">     * @access private</text:p>
        </text:list-item>
        <text:list-item>
          <text:p text:style-name="P69">     * @var string </text:p>
        </text:list-item>
        <text:list-item>
          <text:p text:style-name="P69">     */</text:p>
        </text:list-item>
        <text:list-item>
          <text:p text:style-name="P69">    var $_var1 = 'hello';</text:p>
        </text:list-item>
        <text:list-item>
          <text:p text:style-name="P69">    /**</text:p>
        </text:list-item>
        <text:list-item>
          <text:p text:style-name="P69">     * @access private</text:p>
        </text:list-item>
        <text:list-item>
          <text:p text:style-name="P69">     * @var string </text:p>
        </text:list-item>
        <text:list-item>
          <text:p text:style-name="P69">     */</text:p>
        </text:list-item>
        <text:list-item>
          <text:p text:style-name="P69">    var $_var2 = 'my';</text:p>
        </text:list-item>
        <text:list-item>
          <text:p text:style-name="P69">    /**</text:p>
        </text:list-item>
        <text:list-item>
          <text:p text:style-name="P69">     * @access private</text:p>
        </text:list-item>
        <text:list-item>
          <text:p text:style-name="P69">     * @var string </text:p>
        </text:list-item>
        <text:list-item>
          <text:p text:style-name="P69">     */</text:p>
        </text:list-item>
        <text:list-item>
          <text:p text:style-name="P69">    var $_var3 = 'name';</text:p>
        </text:list-item>
        <text:list-item>
          <text:p text:style-name="P69">    /**</text:p>
        </text:list-item>
        <text:list-item>
          <text:p text:style-name="P69">     * @access private</text:p>
        </text:list-item>
        <text:list-item>
          <text:p text:style-name="P69">     * @var string </text:p>
        </text:list-item>
        <text:list-item>
          <text:p text:style-name="P69">     */</text:p>
        </text:list-item>
        <text:list-item>
          <text:p text:style-name="P69">    var $_var4 = 'is';</text:p>
        </text:list-item>
        <text:list-item>
          <text:p text:style-name="P69">    /**</text:p>
        </text:list-item>
        <text:list-item>
          <text:p text:style-name="P69">     * @access private</text:p>
        </text:list-item>
        <text:list-item>
          <text:p text:style-name="P69">     * @var string </text:p>
        </text:list-item>
        <text:list-item>
          <text:p text:style-name="P69">     */</text:p>
        </text:list-item>
        <text:list-item>
          <text:p text:style-name="P69">    var $_var5 = 'Bob';</text:p>
        </text:list-item>
        <text:list-item>
          <text:p text:style-name="P69">    /**</text:p>
        </text:list-item>
        <text:list-item>
          <text:p text:style-name="P69">     * @access private</text:p>
        </text:list-item>
        <text:list-item>
          <text:p text:style-name="P69">     * @var string </text:p>
        </text:list-item>
        <text:list-item>
          <text:p text:style-name="P69">     */</text:p>
        </text:list-item>
        <text:list-item>
          <text:p text:style-name="P69">    var $_var6 = 'and';</text:p>
        </text:list-item>
        <text:list-item>
          <text:p text:style-name="P69">    /**</text:p>
        </text:list-item>
        <text:list-item>
          <text:p text:style-name="P69">     * @access private</text:p>
        </text:list-item>
        <text:list-item>
          <text:p text:style-name="P69">     * @var string </text:p>
        </text:list-item>
        <text:list-item>
          <text:p text:style-name="P69">     */</text:p>
        </text:list-item>
        <text:list-item>
          <text:p text:style-name="P69">    var $_var7 = 'I';</text:p>
        </text:list-item>
        <text:list-item>
          <text:p text:style-name="P69">    /**</text:p>
        </text:list-item>
        <text:list-item>
          <text:p text:style-name="P69"><text:soft-page-break/>     * Two words</text:p>
        </text:list-item>
        <text:list-item>
          <text:p text:style-name="P69">     * @access private</text:p>
        </text:list-item>
        <text:list-item>
          <text:p text:style-name="P69">     * @var string </text:p>
        </text:list-item>
        <text:list-item>
          <text:p text:style-name="P69">     */</text:p>
        </text:list-item>
        <text:list-item>
          <text:p text:style-name="P69">    var $_var8 = 'like strings';</text:p>
        </text:list-item>
        <text:list-item>
          <text:p text:style-name="P69">    var $publicvar = 'Lookee me!';</text:p>
        </text:list-item>
        <text:list-item>
          <text:p text:style-name="P25">}</text:p>
        </text:list-item>
      </text:list>
      <text:p text:style-name="Text_20_body">Note that for $_var8 the DocBlock template merged with the DocBlock. The rules for merging are simple: </text:p>
      <text:list xml:id="list3997061845" text:style-name="L24">
        <text:list-item>
          <text:p text:style-name="P26">The long description of the docblock template is added to the front of the long description. The short description is ignored.</text:p>
        </text:list-item>
        <text:list-item>
          <text:p text:style-name="P26">All tags are merged from the docblock template</text:p>
        </text:list-item>
      </text:list>
      <text:p text:style-name="Horizontal_20_Line"/>
      <text:h text:style-name="Heading_20_3" text:outline-level="3"><text:bookmark text:name="basics.tags"/>Tags</text:h>
      <text:p text:style-name="Text_20_body">Tags are single words prefixed by a "@" symbol. Tags inform phpDocumentor how to present information and modify display of documentation. All tags are optional, but if you use a tag, they do have specific requirements to parse properly.</text:p>
      <text:p text:style-name="Text_20_body">A list of all possible tags in phpDocumentor follows:</text:p>
      <text:list xml:id="list3784306040" text:style-name="L25">
        <text:list-item>
          <text:p text:style-name="P70">/**</text:p>
        </text:list-item>
        <text:list-item>
          <text:p text:style-name="P70"> * The short description</text:p>
        </text:list-item>
        <text:list-item>
          <text:p text:style-name="P70"> *</text:p>
        </text:list-item>
        <text:list-item>
          <text:p text:style-name="P70"> * As many lines of extendend description as you want {@link element}</text:p>
        </text:list-item>
        <text:list-item>
          <text:p text:style-name="P70"> * links to an element</text:p>
        </text:list-item>
        <text:list-item>
          <text:p text:style-name="P70"> * {@link http://www.example.com Example hyperlink inline link} links to</text:p>
        </text:list-item>
        <text:list-item>
          <text:p text:style-name="P70"> * a website. The inline</text:p>
        </text:list-item>
        <text:list-item>
          <text:p text:style-name="P70"> * source tag displays function source code in the description:</text:p>
        </text:list-item>
        <text:list-item>
          <text:p text:style-name="P70"> * {@source } </text:p>
        </text:list-item>
        <text:list-item>
          <text:p text:style-name="P70"> * </text:p>
        </text:list-item>
        <text:list-item>
          <text:p text:style-name="P70"> * In addition, in version 1.2+ one can link to extended documentation like this</text:p>
        </text:list-item>
        <text:list-item>
          <text:p text:style-name="P70"> * documentation using {@tutorial phpDocumentor/phpDocumentor.howto.pkg}</text:p>
        </text:list-item>
        <text:list-item>
          <text:p text:style-name="P70"> * In a method/class var, {@inheritdoc may be used to copy documentation from}</text:p>
        </text:list-item>
        <text:list-item>
          <text:p text:style-name="P70"> * the parent method</text:p>
        </text:list-item>
        <text:list-item>
          <text:p text:style-name="P70"> * {@internal </text:p>
        </text:list-item>
        <text:list-item>
          <text:p text:style-name="P70"> * This paragraph explains very detailed information that will only</text:p>
        </text:list-item>
        <text:list-item>
          <text:p text:style-name="P70"> * be of use to advanced developers, and can contain</text:p>
        </text:list-item>
        <text:list-item>
          <text:p text:style-name="P70"> * {@link http://www.example.com Other inline links!} as well as text}}}</text:p>
        </text:list-item>
        <text:list-item>
          <text:p text:style-name="P70"> *</text:p>
        </text:list-item>
        <text:list-item>
          <text:p text:style-name="P70"> * Here are the tags:</text:p>
        </text:list-item>
        <text:list-item>
          <text:p text:style-name="P70"> *</text:p>
        </text:list-item>
        <text:list-item>
          <text:p text:style-name="P70"> * @abstract</text:p>
        </text:list-item>
        <text:list-item>
          <text:p text:style-name="P70"> * @access       public or private</text:p>
        </text:list-item>
        <text:list-item>
          <text:p text:style-name="P70"> * @author       author name &lt;author@email&gt;</text:p>
        </text:list-item>
        <text:list-item>
          <text:p text:style-name="P70"><text:soft-page-break/> * @copyright    name date</text:p>
        </text:list-item>
        <text:list-item>
          <text:p text:style-name="P70"> * @deprecated   description</text:p>
        </text:list-item>
        <text:list-item>
          <text:p text:style-name="P70"> * @deprec       alias for deprecated</text:p>
        </text:list-item>
        <text:list-item>
          <text:p text:style-name="P70"> * @example      /path/to/example</text:p>
        </text:list-item>
        <text:list-item>
          <text:p text:style-name="P70"> * @exception    Javadoc-compatible, use as needed</text:p>
        </text:list-item>
        <text:list-item>
          <text:p text:style-name="P70"> * @global       type $globalvarname </text:p>
        </text:list-item>
        <text:list-item>
          <text:p text:style-name="P70">   or</text:p>
        </text:list-item>
        <text:list-item>
          <text:p text:style-name="P70"> * @global       type description of global variable usage in a function</text:p>
        </text:list-item>
        <text:list-item>
          <text:p text:style-name="P70"> * @ignore</text:p>
        </text:list-item>
        <text:list-item>
          <text:p text:style-name="P70"> * @internal     private information for advanced developers only</text:p>
        </text:list-item>
        <text:list-item>
          <text:p text:style-name="P70"> * @param        type [$varname] description</text:p>
        </text:list-item>
        <text:list-item>
          <text:p text:style-name="P70"> * @return       type description</text:p>
        </text:list-item>
        <text:list-item>
          <text:p text:style-name="P70"> * @link         URL</text:p>
        </text:list-item>
        <text:list-item>
          <text:p text:style-name="P70"> * @name         procpagealias</text:p>
        </text:list-item>
        <text:list-item>
          <text:p text:style-name="P70">   or</text:p>
        </text:list-item>
        <text:list-item>
          <text:p text:style-name="P70"> * @name         $globalvaralias</text:p>
        </text:list-item>
        <text:list-item>
          <text:p text:style-name="P70"> * @magic        phpdoc.de compatibility</text:p>
        </text:list-item>
        <text:list-item>
          <text:p text:style-name="P70"> * @package      package name</text:p>
        </text:list-item>
        <text:list-item>
          <text:p text:style-name="P70"> * @see          name of another element that can be documented,</text:p>
        </text:list-item>
        <text:list-item>
          <text:p text:style-name="P70"> *                produces a link to it in the documentation</text:p>
        </text:list-item>
        <text:list-item>
          <text:p text:style-name="P70"> * @since        a version or a date</text:p>
        </text:list-item>
        <text:list-item>
          <text:p text:style-name="P70"> * @static</text:p>
        </text:list-item>
        <text:list-item>
          <text:p text:style-name="P70"> * @staticvar    type description of static variable usage in a function</text:p>
        </text:list-item>
        <text:list-item>
          <text:p text:style-name="P70"> * @subpackage    sub package name, groupings inside of a project</text:p>
        </text:list-item>
        <text:list-item>
          <text:p text:style-name="P70"> * @throws       Javadoc-compatible, use as needed</text:p>
        </text:list-item>
        <text:list-item>
          <text:p text:style-name="P70"> * @todo         phpdoc.de compatibility</text:p>
        </text:list-item>
        <text:list-item>
          <text:p text:style-name="P70"> * @var        type    a data type for a class variable</text:p>
        </text:list-item>
        <text:list-item>
          <text:p text:style-name="P70"> * @version    version</text:p>
        </text:list-item>
        <text:list-item>
          <text:p text:style-name="P70"> */</text:p>
        </text:list-item>
        <text:list-item>
          <text:p text:style-name="P70">function if_there_is_an_inline_source_tag_this_must_be_a_function()</text:p>
        </text:list-item>
        <text:list-item>
          <text:p text:style-name="P70">{</text:p>
        </text:list-item>
        <text:list-item>
          <text:p text:style-name="P70">// ...</text:p>
        </text:list-item>
        <text:list-item>
          <text:p text:style-name="P27">}</text:p>
        </text:list-item>
      </text:list>
      <text:p text:style-name="Text_20_body">In addition, tutorials allow two addition inline tags: {@id}, used to allow direct linking to sections in a tutorial, and {@toc}, used to generate a table of contents from {@id}s in the file. Think of {@id} like an &lt;a name="idname"&gt; HTML tag, it serves the same function.</text:p>
      <text:p text:style-name="Text_20_body">See <text:a xlink:type="simple" xlink:href="https://manual.phpdoc.org/HTMLSmartyConverter/HandS/phpDocumentor/tutorial_tags.inlineid.pkg.html" text:style-name="Internet_20_link" text:visited-style-name="Visited_20_Internet_20_Link">inline {@id}</text:a> and <text:a xlink:type="simple" xlink:href="https://manual.phpdoc.org/HTMLSmartyConverter/HandS/phpDocumentor/tutorial_tags.inlinetoc.pkg.html" text:style-name="Internet_20_link" text:visited-style-name="Visited_20_Internet_20_Link">inline {@toc}</text:a> for detailed information</text:p>
      <text:p text:style-name="Text_20_body">In the example below, {@id} is used to name the refsect1 "mysection" and the refsect2 "mysection.mysubsection" - note that the sub-sections inherit the parent section's id.</text:p>
      <text:p text:style-name="Preformatted_20_Text">&lt;refentry id="{@id}"&gt;</text:p>
      <text:p text:style-name="Preformatted_20_Text"><text:s/>&lt;refsect1 id="{@id mysection}"&gt;</text:p>
      <text:p text:style-name="Preformatted_20_Text"><text:s text:c="2"/>&lt;refsect2 id="{@id mysubsection}"&gt;</text:p>
      <text:p text:style-name="Preformatted_20_Text"><text:s text:c="2"/>&lt;/refsect2&gt;</text:p>
      <text:p text:style-name="Preformatted_20_Text"><text:s/>&lt;/refsect1&gt;</text:p>
      <text:p text:style-name="Preformatted_20_Text">&lt;/refentry&gt;</text:p>
      <text:p text:style-name="P100"><text:s text:c="4"/></text:p>
      <text:p text:style-name="Text_20_body"><text:soft-page-break/>For an in-depth look at phpDocumentor tags, read <text:a xlink:type="simple" xlink:href="https://manual.phpdoc.org/HTMLSmartyConverter/HandS/phpDocumentor/tutorial_tags.pkg.html" text:style-name="Internet_20_link" text:visited-style-name="Visited_20_Internet_20_Link">phpDocumentor tags</text:a>, and for an in-depth look at inline tags, read <text:a xlink:type="simple" xlink:href="https://manual.phpdoc.org/HTMLSmartyConverter/HandS/phpDocumentor/tutorial_inlinetags.pkg.html" text:style-name="Internet_20_link" text:visited-style-name="Visited_20_Internet_20_Link">phpDocumentor Inline tags</text:a>.</text:p>
      <text:p text:style-name="Horizontal_20_Line"/>
      <text:h text:style-name="Heading_20_2" text:outline-level="2"><text:bookmark text:name="documenting"/>Documenting your PHP project</text:h>
      <text:h text:style-name="Heading_20_3" text:outline-level="3"><text:bookmark text:name="documenting.intro"/>Where to begin</text:h>
      <text:p text:style-name="Text_20_body">Before you begin documenting your PHP project, you might want to try a test run on your undocumented source code to see what kind of information phpDocumentor will automatically extract from the source code. phpDocumentor is designed to make the task of documenting minimally redundant. This means less work, and better, up-to-date documentation with less effort than it used to take.</text:p>
      <text:p text:style-name="P51">phpDocumentor is a great tool, but it will not write good documentation for you. Please read the <text:a xlink:type="simple" xlink:href="https://manual.phpdoc.org/HTMLSmartyConverter/HandS/phpDocumentor/tutorial_phpDocumentor.pkg.html" text:style-name="Internet_20_link" text:visited-style-name="Visited_20_Internet_20_Link">phpDocumentor Guide to Creating Fantastic Documentation</text:a></text:p>
      <text:p text:style-name="Horizontal_20_Line"/>
      <text:h text:style-name="Heading_20_3" text:outline-level="3"><text:bookmark text:name="documenting.elements"/>Elements of the source code that can be documented</text:h>
      <text:h text:style-name="Heading_20_4" text:outline-level="4"><text:bookmark text:name="documenting.elements.packages"/>Dividing projects into packages</text:h>
      <text:p text:style-name="Text_20_body">To understand the role of packages and how to use <text:a xlink:type="simple" xlink:href="https://manual.phpdoc.org/HTMLSmartyConverter/HandS/phpDocumentor/tutorial_tags.package.pkg.html" text:style-name="Internet_20_link" text:visited-style-name="Visited_20_Internet_20_Link">@package</text:a>, it is important to know the logic behind packaging in PHP. The quest for structured programming led to the invention of functions, then classes, and finally packages. Traditionally, a re-usable software module was a collection of variables, constants and functions that could be used by another software package. PHP is an example of this model, as their are many extensions that consist of constants and functions like the tokenizer extension. One can think of the tokenizer extension as a package: it is a complete set of data, variables and functions that can be used in other programs. A more structured format of this model is of course objects, or classes. A class contains variables and functions (but no constants in PHP). A single class packages together related functions and variables to be re-used.</text:p>
      <text:p text:style-name="Text_20_body">phpDocumentor defines package in two ways: </text:p>
      <text:list xml:id="list3810162519" text:style-name="L26">
        <text:list-item>
          <text:p text:style-name="P28">Functions, Constants and Global Variables are grouped into files (by the filesystem), which are in turn grouped into packages using the @package tag in a page-level DocBlock</text:p>
        </text:list-item>
        <text:list-item>
          <text:p text:style-name="P28">Methods and Class Variables are grouped into classes (by PH), which are in turn grouped into packages in a Class DocBlock</text:p>
        </text:list-item>
      </text:list>
      <text:p text:style-name="Text_20_body">These two definitions of package are exclusive. In other words, it is possible to have classes of a different package of the file that contains it! Here's an example:</text:p>
      <text:p text:style-name="Text_20_body">It may be possible, but don't put classes into a different package from the file they reside in, that will be very confusing and unnecessary. This behavior is deprecated, in version 2.0, phpDocumentor will halt parsing upon this condition. </text:p>
      <text:list xml:id="list2772581265" text:style-name="L27">
        <text:list-item>
          <text:p text:style-name="P71">&lt;?php</text:p>
        </text:list-item>
        <text:list-item>
          <text:p text:style-name="P71">/**</text:p>
        </text:list-item>
        <text:list-item>
          <text:p text:style-name="P71"> * Pretend this is a file</text:p>
        </text:list-item>
        <text:list-item>
          <text:p text:style-name="P71"> *</text:p>
        </text:list-item>
        <text:list-item>
          <text:p text:style-name="P71"><text:soft-page-break/> * Page-level DocBlock is here because it is the first DocBlock</text:p>
        </text:list-item>
        <text:list-item>
          <text:p text:style-name="P71"> * in the file, and is immediately followed by the second</text:p>
        </text:list-item>
        <text:list-item>
          <text:p text:style-name="P71"> * DocBlock before any documentable element is declared</text:p>
        </text:list-item>
        <text:list-item>
          <text:p text:style-name="P71"> * (function, define, class, global variable, include)</text:p>
        </text:list-item>
        <text:list-item>
          <text:p text:style-name="P71"> * @package pagepackage</text:p>
        </text:list-item>
        <text:list-item>
          <text:p text:style-name="P71"> */</text:p>
        </text:list-item>
        <text:list-item>
          <text:p text:style-name="P71">/**</text:p>
        </text:list-item>
        <text:list-item>
          <text:p text:style-name="P71"> * Here is the class DocBlock</text:p>
        </text:list-item>
        <text:list-item>
          <text:p text:style-name="P71"> *</text:p>
        </text:list-item>
        <text:list-item>
          <text:p text:style-name="P71"> * The class package is different from the page package!</text:p>
        </text:list-item>
        <text:list-item>
          <text:p text:style-name="P71"> * @package classpackage</text:p>
        </text:list-item>
        <text:list-item>
          <text:p text:style-name="P71"> */</text:p>
        </text:list-item>
        <text:list-item>
          <text:p text:style-name="P71">class myclass</text:p>
        </text:list-item>
        <text:list-item>
          <text:p text:style-name="P71">{</text:p>
        </text:list-item>
        <text:list-item>
          <text:p text:style-name="P71">}</text:p>
        </text:list-item>
        <text:list-item>
          <text:p text:style-name="P29">?&gt;</text:p>
        </text:list-item>
      </text:list>
      <text:p text:style-name="Text_20_body">For more information on page-level versus class-level packaging, see <text:a xlink:type="simple" xlink:href="https://manual.phpdoc.org/HTMLSmartyConverter/HandS/phpDocumentor/tutorial_elements.pkg.html#procedural" text:style-name="Internet_20_link" text:visited-style-name="Visited_20_Internet_20_Link">Procedural Elements</text:a></text:p>
      <text:p text:style-name="Text_20_body">Perhaps the best way to organize packages is to put all procedural code into separate files from classes. <text:a xlink:type="simple" xlink:href="http://pear.php.net/" text:style-name="Internet_20_link" text:visited-style-name="Visited_20_Internet_20_Link">PEAR</text:a> recommends putting every class into a separate file. For small, utility classes, this may not be the best solution for all cases, but it is still best to separate packages into different files for consistency.</text:p>
      <text:p text:style-name="P51"/>
      <text:p text:style-name="Horizontal_20_Line"/>
      <text:h text:style-name="Heading_20_3" text:outline-level="3"><text:bookmark text:name="documenting.tutorials"/>Advanced phpDocumentor: tutorials and extended Documentation</text:h>
      <text:p text:style-name="Text_20_body">phpDocumentor developers have received a number of requests to allow linking to external documentation, and to sections of that documentation. If phpDocumentor only could create HTML documents, this would be a simple task, but the presence of PDF and now XML converters as well as future possibilities complicates this question tremendously. What is the solution?</text:p>
      <text:p text:style-name="Text_20_body">Give phpDocumentor the ability to parse external documentation in a common format and then convert it to the appropriate format for each converter. The implementation of this solution in version 1.2.0 is very versatile. Making use of the standard DocBook XML format, external documentation can be designed and then reformatted for any output. No longer is external documentation tied down to one "look." Here's a short list of the benefits of this approach:</text:p>
      <text:p text:style-name="Text_20_body">Benefits of using DocBook as the format: </text:p>
      <text:list xml:id="list2081397842" text:style-name="L28">
        <text:list-item>
          <text:p text:style-name="P30">DocBook is very similar to HTML at the basic level and very easy to learn.</text:p>
        </text:list-item>
        <text:list-item>
          <text:p text:style-name="P30">Each template has its own options.ini file which determines how the DocBook tags will be translated into the output language - no need to learn xslt.</text:p>
        </text:list-item>
        <text:list-item>
          <text:p text:style-name="P30">Adding in xslt support will be very easy to allow for future customization</text:p>
        </text:list-item>
      </text:list>
      <text:p text:style-name="Text_20_body">Benefits of integrating tutorials/external documentation into phpDocumentor: </text:p>
      <text:list xml:id="list3628858442" text:style-name="L29">
        <text:list-item>
          <text:p text:style-name="P31">Linking to external documentation from within API docs is possible</text:p>
        </text:list-item>
        <text:list-item>
          <text:p text:style-name="P31"><text:soft-page-break/>Linking to API docs from external documentation is also possible</text:p>
        </text:list-item>
        <text:list-item>
          <text:p text:style-name="P31">Customizable table of contents, both of all tutorials and within a tutorial via <text:a xlink:type="simple" xlink:href="https://manual.phpdoc.org/HTMLSmartyConverter/HandS/phpDocumentor/tutorial_tags.inlinetoc.pkg.html" text:style-name="Internet_20_link" text:visited-style-name="Visited_20_Internet_20_Link">inline {@toc}</text:a></text:p>
        </text:list-item>
        <text:list-item>
          <text:p text:style-name="P31">It is possible to create User-level documentation that has direct access to Programmer-level documentation</text:p>
        </text:list-item>
      </text:list>
      <text:p text:style-name="Text_20_body">User-level documentation generally consists of tutorials and information on how to use a package, and avoids extreme detail. On the other hand, programmer-level documentation has all the details a programmer needs to extend and modify a package. phpDocumentor has been assisting the creation of programmer-level documentation since its inception. With the addition of tutorials, it can now ease the creation of user-level documentation.</text:p>
      <text:p text:style-name="Text_20_body">For an in-depth look at how to use tutorials, read <text:a xlink:type="simple" xlink:href="https://manual.phpdoc.org/HTMLSmartyConverter/HandS/phpDocumentor/tutorial_tutorials.pkg.html" text:style-name="Internet_20_link" text:visited-style-name="Visited_20_Internet_20_Link">phpDocumentor Tutorials</text:a></text:p>
      <text:p text:style-name="Horizontal_20_Line"/>
      <text:h text:style-name="Heading_20_2" text:outline-level="2"><text:bookmark text:name="using"/>Running phpDocumentor</text:h>
      <text:p text:style-name="Text_20_body">There are two bundled ways of invoking phpDocumentor, the command-line phpdoc, or the web interface phpdoc.php/new_phpdoc.php.</text:p>
      <text:h text:style-name="Heading_20_3" text:outline-level="3"><text:bookmark text:name="using.docbuilder"/>Using the new Web Interface docbuilder</text:h>
      <text:p text:style-name="Text_20_body">The new web interface requires a working installation of PHP with a web server, and must be accessible from the document root. Docbuilder is the creation of Andrew Eddies, and it combines some slick formatting with the functionality of the old web interface. The docbuilder interface can be accessed via index.html in the install directory of phpDocumentor, or the docbuilder subdirectory.</text:p>
      <text:p text:style-name="Horizontal_20_Line"/>
      <text:h text:style-name="Heading_20_3" text:outline-level="3"><text:bookmark text:name="using.web"/>Using the old Web Interface <text:a xlink:type="simple" xlink:href="https://manual.phpdoc.org/HTMLSmartyConverter/HandS/phpDocumentor/_phpdoc.php.html" text:style-name="Internet_20_link" text:visited-style-name="Visited_20_Internet_20_Link">phpdoc.php</text:a> or <text:a xlink:type="simple" xlink:href="https://manual.phpdoc.org/HTMLSmartyConverter/HandS/phpDocumentor/_new_phpdoc.php.html" text:style-name="Internet_20_link" text:visited-style-name="Visited_20_Internet_20_Link">new_phpdoc.php</text:a></text:h>
      <text:p text:style-name="Text_20_body">In order to use the web interface, there are a number of factors that must be set up before anything else can occur. First, you need a working web server with php (it had to be said). This manual will not assist with that setup. Next, the phpdoc.php or new_phpdoc.php file needs to be accessible by the webserver. In unix, place a symbolic link using ln -s to the desired interface into the public html directory.</text:p>
      <text:p text:style-name="Text_20_body">Security is always an issue with the internet. Do not place phpDocumentor into the web server publicly available path on a server connected to the internet. Make sure that phpDocumentor will not have the power to overwrite <text:span text:style-name="Strong_20_Emphasis">ANY</text:span> system or user files. </text:p>
      <text:p text:style-name="Text_20_body">Note that since the webserver runs as user nobody in unix, the generated files will be owned by nobody. The only way to change this is to either run phpDocumentor from the command-line or to add a chuser wrapper around httpd. <text:span text:style-name="Strong_20_Emphasis">We do not recommend using a chuser wrapper or running phpDocumentor as root.</text:span> It is much easier and safer to use a config file (see <text:a xlink:type="simple" xlink:href="https://manual.phpdoc.org/HTMLSmartyConverter/HandS/phpDocumentor/tutorial_phpDocumentor.howto.pkg.html#using.config-files" text:style-name="Internet_20_link" text:visited-style-name="Visited_20_Internet_20_Link">phpDocumentor's dynamic User-defined config files</text:a>) from the command line.</text:p>
      <text:p text:style-name="Horizontal_20_Line"/>
      <text:h text:style-name="Heading_20_3" text:outline-level="3"><text:bookmark text:name="using.command-line"/><text:soft-page-break/>Using the Command-line tool</text:h>
      <text:h text:style-name="Heading_20_4" text:outline-level="4"><text:bookmark text:name="using.command-line.windows"/>Running the command-line in MS Windows</text:h>
      <text:p text:style-name="Text_20_body">Running phpDocumentor from the command-line is fairly straightforward, even in windows. It is recommended to use the web interface in windows, from a non-publicly accessible server root, as none of the permissions issues exist that exist in unix. However, to use phpDocumentor from the command line is possible. First, put the location of php into the system path, then type:</text:p>
      <text:p text:style-name="P100">C:\&gt;php-cli C:\path\to\phpdoc\phpdoc [commandline]</text:p>
      <text:p text:style-name="Text_20_body">An alternative is to edit the phpdoc.bat file, and place phpdoc in the path, then you can run phpdoc as a normal command.</text:p>
      <text:p text:style-name="Text_20_body"><text:bookmark text:name="using.command-line.unix"/></text:p>
      <text:h text:style-name="Heading_20_4" text:outline-level="4">Running the command-line in unix</text:h>
      <text:p text:style-name="Text_20_body">Running the command-line tool phpdoc is very easy in unix:</text:p>
      <text:p text:style-name="P100">.\phpdoc [commandline]</text:p>
      <text:p text:style-name="P51"/>
      <table:table table:name="Tabela2" table:style-name="Tabela2">
        <table:table-column table:style-name="Tabela2.A"/>
        <table:table-column table:style-name="Tabela2.B"/>
        <table:table-column table:style-name="Tabela2.C"/>
        <table:table-header-rows>
          <table:table-row>
            <table:table-cell table:style-name="Tabela2.A1" table:number-columns-spanned="3" office:value-type="string">
              <text:p text:style-name="P93"><text:span text:style-name="Strong_20_Emphasis">Command-line switches</text:span></text:p>
            </table:table-cell>
            <table:covered-table-cell/>
            <table:covered-table-cell/>
          </table:table-row>
        </table:table-header-rows>
        <table:table-row>
          <table:table-cell table:style-name="Tabela2.A1" office:value-type="string">
            <text:p text:style-name="Table_20_Contents">-cp</text:p>
          </table:table-cell>
          <table:table-cell table:style-name="Tabela2.A1" office:value-type="string">
            <text:p text:style-name="Table_20_Contents">--converterparams</text:p>
          </table:table-cell>
          <table:table-cell table:style-name="Tabela2.A1" office:value-type="string">
            <text:p text:style-name="Table_20_Contents">dynamic parameters for a converter, separate values with commas</text:p>
          </table:table-cell>
        </table:table-row>
        <table:table-row>
          <table:table-cell table:style-name="Tabela2.A1" office:value-type="string">
            <text:p text:style-name="Table_20_Contents">-ct</text:p>
          </table:table-cell>
          <table:table-cell table:style-name="Tabela2.A1" office:value-type="string">
            <text:p text:style-name="Table_20_Contents">--customtags</text:p>
          </table:table-cell>
          <table:table-cell table:style-name="Tabela2.A1" office:value-type="string">
            <text:p text:style-name="Table_20_Contents">comma-separated list of non-standard @tags to pass to the converter as valid tags</text:p>
          </table:table-cell>
        </table:table-row>
        <table:table-row>
          <table:table-cell table:style-name="Tabela2.A1" office:value-type="string">
            <text:p text:style-name="Table_20_Contents">-d</text:p>
          </table:table-cell>
          <table:table-cell table:style-name="Tabela2.A1" office:value-type="string">
            <text:p text:style-name="Table_20_Contents">--directory</text:p>
          </table:table-cell>
          <table:table-cell table:style-name="Tabela2.A1" office:value-type="string">
            <text:p text:style-name="Table_20_Contents">name of a directory(s) to parse directory1,directory2</text:p>
          </table:table-cell>
        </table:table-row>
        <table:table-row>
          <table:table-cell table:style-name="Tabela2.A1" office:value-type="string">
            <text:p text:style-name="Table_20_Contents">-dc</text:p>
          </table:table-cell>
          <table:table-cell table:style-name="Tabela2.A1" office:value-type="string">
            <text:p text:style-name="Table_20_Contents">--defaultcategoryname</text:p>
          </table:table-cell>
          <table:table-cell table:style-name="Tabela2.A1" office:value-type="string">
            <text:p text:style-name="Table_20_Contents">name to use for the default category. If not specified, uses 'default'</text:p>
          </table:table-cell>
        </table:table-row>
        <table:table-row>
          <table:table-cell table:style-name="Tabela2.A1" office:value-type="string">
            <text:p text:style-name="Table_20_Contents">-dh</text:p>
          </table:table-cell>
          <table:table-cell table:style-name="Tabela2.A1" office:value-type="string">
            <text:p text:style-name="Table_20_Contents">--hidden</text:p>
          </table:table-cell>
          <table:table-cell table:style-name="Tabela2.A1" office:value-type="string">
            <text:p text:style-name="Table_20_Contents">set equal to on (-dh on) to descend into hidden directories (directories starting with '.'), default is off</text:p>
          </table:table-cell>
        </table:table-row>
        <table:table-row>
          <table:table-cell table:style-name="Tabela2.A1" office:value-type="string">
            <text:p text:style-name="Table_20_Contents">-dn</text:p>
          </table:table-cell>
          <table:table-cell table:style-name="Tabela2.A1" office:value-type="string">
            <text:p text:style-name="Table_20_Contents">--defaultpackagename</text:p>
          </table:table-cell>
          <table:table-cell table:style-name="Tabela2.A1" office:value-type="string">
            <text:p text:style-name="Table_20_Contents">name to use for the default package. If not specified, uses 'default'</text:p>
          </table:table-cell>
        </table:table-row>
        <table:table-row>
          <table:table-cell table:style-name="Tabela2.A1" office:value-type="string">
            <text:p text:style-name="Table_20_Contents">-ed</text:p>
          </table:table-cell>
          <table:table-cell table:style-name="Tabela2.A1" office:value-type="string">
            <text:p text:style-name="Table_20_Contents">--examplesdir</text:p>
          </table:table-cell>
          <table:table-cell table:style-name="Tabela2.A1" office:value-type="string">
            <text:p text:style-name="Table_20_Contents">full path of the directory to look for example files from @example tags</text:p>
          </table:table-cell>
        </table:table-row>
        <table:table-row>
          <table:table-cell table:style-name="Tabela2.A1" office:value-type="string">
            <text:p text:style-name="Table_20_Contents">-f</text:p>
          </table:table-cell>
          <table:table-cell table:style-name="Tabela2.A1" office:value-type="string">
            <text:p text:style-name="Table_20_Contents">--filename</text:p>
          </table:table-cell>
          <table:table-cell table:style-name="Tabela2.A1" office:value-type="string">
            <text:p text:style-name="Table_20_Contents">name of file(s) to parse ',' file1,file2. Can contain complete path and * ? wildcards</text:p>
          </table:table-cell>
        </table:table-row>
        <table:table-row>
          <table:table-cell table:style-name="Tabela2.A1" office:value-type="string">
            <text:p text:style-name="Table_20_Contents">-i</text:p>
          </table:table-cell>
          <table:table-cell table:style-name="Tabela2.A1" office:value-type="string">
            <text:p text:style-name="Table_20_Contents">--ignore</text:p>
          </table:table-cell>
          <table:table-cell table:style-name="Tabela2.A1" office:value-type="string">
            <text:p text:style-name="Table_20_Contents">file(s) that will be ignored, multiple separated by ','. Wildcards * and ? are ok</text:p>
          </table:table-cell>
        </table:table-row>
        <table:table-row>
          <table:table-cell table:style-name="Tabela2.A1" office:value-type="string">
            <text:p text:style-name="Table_20_Contents">-is</text:p>
          </table:table-cell>
          <table:table-cell table:style-name="Tabela2.A1" office:value-type="string">
            <text:p text:style-name="Table_20_Contents">--ignoresymlinks</text:p>
          </table:table-cell>
          <table:table-cell table:style-name="Tabela2.A1" office:value-type="string">
            <text:p text:style-name="Table_20_Contents">Explicitly ignore symlinks, both symlinked directories and symlinked files. Valid options are "on" and "offn" default value is "off"</text:p>
          </table:table-cell>
        </table:table-row>
        <table:table-row>
          <table:table-cell table:style-name="Tabela2.A1" office:value-type="string">
            <text:p text:style-name="Table_20_Contents">-it</text:p>
          </table:table-cell>
          <table:table-cell table:style-name="Tabela2.A1" office:value-type="string">
            <text:p text:style-name="Table_20_Contents">--ignore-tags</text:p>
          </table:table-cell>
          <table:table-cell table:style-name="Tabela2.A1" office:value-type="string">
            <text:p text:style-name="Table_20_Contents">tags to ignore for this parse. @package, @subpackage, @access and @ignore may not be ignored.</text:p>
          </table:table-cell>
        </table:table-row>
        <table:table-row>
          <table:table-cell table:style-name="Tabela2.A1" office:value-type="string">
            <text:p text:style-name="Table_20_Contents">-j</text:p>
          </table:table-cell>
          <table:table-cell table:style-name="Tabela2.A1" office:value-type="string">
            <text:p text:style-name="Table_20_Contents">--javadocdesc</text:p>
          </table:table-cell>
          <table:table-cell table:style-name="Tabela2.A1" office:value-type="string">
            <text:p text:style-name="Table_20_Contents">use JavaDoc-compliant description (short desc is part of description, and is everything up to first .)</text:p>
          </table:table-cell>
        </table:table-row>
        <table:table-row>
          <table:table-cell table:style-name="Tabela2.A1" office:value-type="string">
            <text:p text:style-name="Table_20_Contents">-o</text:p>
          </table:table-cell>
          <table:table-cell table:style-name="Tabela2.A1" office:value-type="string">
            <text:p text:style-name="Table_20_Contents">--output</text:p>
          </table:table-cell>
          <table:table-cell table:style-name="Tabela2.A1" office:value-type="string">
            <text:p text:style-name="Table_20_Contents">output information, format:converter:template (HTML:frames:phpedit for example)</text:p>
          </table:table-cell>
        </table:table-row>
        <table:table-row>
          <table:table-cell table:style-name="Tabela2.A1" office:value-type="string">
            <text:p text:style-name="Table_20_Contents">-p</text:p>
          </table:table-cell>
          <table:table-cell table:style-name="Tabela2.A1" office:value-type="string">
            <text:p text:style-name="Table_20_Contents">--pear</text:p>
          </table:table-cell>
          <table:table-cell table:style-name="Tabela2.A1" office:value-type="string">
            <text:p text:style-name="Table_20_Contents">Parse a PEAR-style repository (package is directory, _members are @access private) on/off default off</text:p>
          </table:table-cell>
        </table:table-row>
        <table:table-row>
          <table:table-cell table:style-name="Tabela2.A1" office:value-type="string">
            <text:p text:style-name="Table_20_Contents">-po</text:p>
          </table:table-cell>
          <table:table-cell table:style-name="Tabela2.A1" office:value-type="string">
            <text:p text:style-name="Table_20_Contents">--packageoutput</text:p>
          </table:table-cell>
          <table:table-cell table:style-name="Tabela2.A1" office:value-type="string">
            <text:p text:style-name="Table_20_Contents">output documentation only for selected packages. Use a comma-delimited list</text:p>
          </table:table-cell>
        </table:table-row>
        <text:soft-page-break/>
        <table:table-row>
          <table:table-cell table:style-name="Tabela2.A1" office:value-type="string">
            <text:p text:style-name="Table_20_Contents">-pp</text:p>
          </table:table-cell>
          <table:table-cell table:style-name="Tabela2.A1" office:value-type="string">
            <text:p text:style-name="Table_20_Contents">--parseprivate</text:p>
          </table:table-cell>
          <table:table-cell table:style-name="Tabela2.A1" office:value-type="string">
            <text:p text:style-name="Table_20_Contents">parse elements marked private with @access. Valid options are "on" and "off" default value is "off"</text:p>
          </table:table-cell>
        </table:table-row>
        <table:table-row>
          <table:table-cell table:style-name="Tabela2.A1" office:value-type="string">
            <text:p text:style-name="Table_20_Contents">-q</text:p>
          </table:table-cell>
          <table:table-cell table:style-name="Tabela2.A1" office:value-type="string">
            <text:p text:style-name="Table_20_Contents">--quiet</text:p>
          </table:table-cell>
          <table:table-cell table:style-name="Tabela2.A1" office:value-type="string">
            <text:p text:style-name="Table_20_Contents">do not display parsing/conversion messages. Useful for cron jobs. Valid options are "on" and "off" default value is "off"</text:p>
          </table:table-cell>
        </table:table-row>
        <table:table-row>
          <table:table-cell table:style-name="Tabela2.A1" office:value-type="string">
            <text:p text:style-name="Table_20_Contents">-ric</text:p>
          </table:table-cell>
          <table:table-cell table:style-name="Tabela2.A1" office:value-type="string">
            <text:p text:style-name="Table_20_Contents">--readmeinstallchangelog</text:p>
          </table:table-cell>
          <table:table-cell table:style-name="Tabela2.A1" office:value-type="string">
            <text:p text:style-name="Table_20_Contents">Specify custom filenames to parse like README, INSTALL or CHANGELOG files</text:p>
          </table:table-cell>
        </table:table-row>
        <table:table-row>
          <table:table-cell table:style-name="Tabela2.A1" office:value-type="string">
            <text:p text:style-name="Table_20_Contents">-s</text:p>
          </table:table-cell>
          <table:table-cell table:style-name="Tabela2.A1" office:value-type="string">
            <text:p text:style-name="Table_20_Contents">--sourcecode</text:p>
          </table:table-cell>
          <table:table-cell table:style-name="Tabela2.A1" office:value-type="string">
            <text:p text:style-name="Table_20_Contents">generate highlighted sourcecode for every parsed file (PHP 4.3.0+ only) on/off default off</text:p>
          </table:table-cell>
        </table:table-row>
        <table:table-row>
          <table:table-cell table:style-name="Tabela2.A1" office:value-type="string">
            <text:p text:style-name="Table_20_Contents">-t</text:p>
          </table:table-cell>
          <table:table-cell table:style-name="Tabela2.A1" office:value-type="string">
            <text:p text:style-name="Table_20_Contents">--target</text:p>
          </table:table-cell>
          <table:table-cell table:style-name="Tabela2.A1" office:value-type="string">
            <text:p text:style-name="Table_20_Contents">path where to save the generated files</text:p>
          </table:table-cell>
        </table:table-row>
        <table:table-row>
          <table:table-cell table:style-name="Tabela2.A1" office:value-type="string">
            <text:p text:style-name="Table_20_Contents">-ti</text:p>
          </table:table-cell>
          <table:table-cell table:style-name="Tabela2.A1" office:value-type="string">
            <text:p text:style-name="Table_20_Contents">--title</text:p>
          </table:table-cell>
          <table:table-cell table:style-name="Tabela2.A1" office:value-type="string">
            <text:p text:style-name="Table_20_Contents">title of generated documentation, default is 'Generated Documentation'</text:p>
          </table:table-cell>
        </table:table-row>
        <table:table-row>
          <table:table-cell table:style-name="Tabela2.A1" office:value-type="string">
            <text:p text:style-name="Table_20_Contents">-tb</text:p>
          </table:table-cell>
          <table:table-cell table:style-name="Tabela2.A1" office:value-type="string">
            <text:p text:style-name="Table_20_Contents">--templatebase</text:p>
          </table:table-cell>
          <table:table-cell table:style-name="Tabela2.A1" office:value-type="string">
            <text:p text:style-name="Table_20_Contents">base location of all templates for this parse. Note that if -tb /path/to/here, then templates for HTML:frames:default must be in /path/to/here/Converters/HTML/frames/templates/default/templates and the /path/to/here/Converters/HTML/frames/templates/default/templates_c directory must exist, or Smarty will bail on attempting to compile the templates.</text:p>
          </table:table-cell>
        </table:table-row>
        <table:table-row>
          <table:table-cell table:style-name="Tabela2.A1" office:value-type="string">
            <text:p text:style-name="Table_20_Contents">-ue</text:p>
          </table:table-cell>
          <table:table-cell table:style-name="Tabela2.A1" office:value-type="string">
            <text:p text:style-name="Table_20_Contents">--undocumentedelements</text:p>
          </table:table-cell>
          <table:table-cell table:style-name="Tabela2.A1" office:value-type="string">
            <text:p text:style-name="Table_20_Contents">Enable warnings for undocumented elements. Useful for identifying classes and methods that haven't yet been documented. Valid options are "on" and "offn" default value is "off"</text:p>
          </table:table-cell>
        </table:table-row>
      </table:table>
      <text:h text:style-name="Heading_20_4" text:outline-level="4"><text:bookmark text:name="using.command-line.config"/>-c, --config</text:h>
      <text:p text:style-name="Text_20_body">Use this option to load a config file (see <text:a xlink:type="simple" xlink:href="https://manual.phpdoc.org/HTMLSmartyConverter/HandS/phpDocumentor/tutorial_phpDocumentor.howto.pkg.html#using.config-files" text:style-name="Internet_20_link" text:visited-style-name="Visited_20_Internet_20_Link">phpDocumentor's dynamic User-defined config files</text:a>)</text:p>
      <text:p text:style-name="Text_20_body">"phpdoc -c default" will load the default.ini file</text:p>
      <text:p text:style-name="Text_20_body"><text:bookmark text:name="using.command-line.converterparams"/></text:p>
      <text:h text:style-name="Heading_20_4" text:outline-level="4">-cp, --converterparams</text:h>
      <text:p text:style-name="Text_20_body">This option is only used to pass dynamic parameters to extended converters. The options passed should be separated by commas, and are placed in the global variable $_phpDocumentor_setting['converterparams'], an array. It is the responsibility of the Converter to access this variable, the code included with phpDocumentor does nothing with it.</text:p>
      <text:p text:style-name="Text_20_body"><text:bookmark text:name="using.command-line.customtags"/></text:p>
      <text:h text:style-name="Heading_20_4" text:outline-level="4">-ct, --customtags</text:h>
      <text:p text:style-name="Text_20_body">Use this option to specify tags that should be included in the list of valid tags for the current run of phpdoc</text:p>
      <text:p text:style-name="Text_20_body">"phpdoc -ct mytag,anothertag" will tell phpDocumentor to parse this DocBlock:</text:p>
      <text:list xml:id="list733307493" text:style-name="L30">
        <text:list-item>
          <text:p text:style-name="P72">/**</text:p>
        </text:list-item>
        <text:list-item>
          <text:p text:style-name="P72"> * @mytag this is my tag</text:p>
        </text:list-item>
        <text:list-item>
          <text:p text:style-name="P72"> * @anothertag this is another tag</text:p>
        </text:list-item>
        <text:list-item>
          <text:p text:style-name="P32"> */</text:p>
        </text:list-item>
      </text:list>
      <text:p text:style-name="Text_20_body"><text:soft-page-break/>without raising any errors, and include the tags in the known tags list for the template to handle. Note that in version 1.2.0+, the unknown_tags array is passed to templates.</text:p>
      <text:p text:style-name="Text_20_body"><text:bookmark text:name="using.command-line.hidden"/></text:p>
      <text:h text:style-name="Heading_20_4" text:outline-level="4">-dh, --hidden</text:h>
      <text:p text:style-name="Text_20_body">Use this option to tell phpDocumentor to parse files and directories that begin with a period (.)</text:p>
      <text:p text:style-name="Text_20_body"><text:bookmark text:name="using.command-line.defaultcategoryname"/></text:p>
      <text:h text:style-name="Heading_20_4" text:outline-level="4">-dc, --defaultcategoryname</text:h>
      <text:p text:style-name="Text_20_body">This will tell phpDocumentor to group any uncategorized elements into the primary categoryname. If not specified, the primary category is "default." The category should be specified using the <text:a xlink:type="simple" xlink:href="https://manual.phpdoc.org/HTMLSmartyConverter/HandS/phpDocumentor/tutorial_tags.category.pkg.html" text:style-name="Internet_20_link" text:visited-style-name="Visited_20_Internet_20_Link">@category</text:a> tag.</text:p>
      <text:list xml:id="list566181195" text:style-name="L31">
        <text:list-item>
          <text:p text:style-name="P73">/**</text:p>
        </text:list-item>
        <text:list-item>
          <text:p text:style-name="P73"> * This package has no category and will be grouped into the default</text:p>
        </text:list-item>
        <text:list-item>
          <text:p text:style-name="P73"> * category unless -dc categoryname is used</text:p>
        </text:list-item>
        <text:list-item>
          <text:p text:style-name="P73"> * @package mypackage</text:p>
        </text:list-item>
        <text:list-item>
          <text:p text:style-name="P73"> */</text:p>
        </text:list-item>
        <text:list-item>
          <text:p text:style-name="P73">class nocategory</text:p>
        </text:list-item>
        <text:list-item>
          <text:p text:style-name="P73">{</text:p>
        </text:list-item>
        <text:list-item>
          <text:p text:style-name="P33">}</text:p>
        </text:list-item>
      </text:list>
      <text:p text:style-name="Text_20_body"><text:bookmark text:name="using.command-line.defaultpackagename"/></text:p>
      <text:h text:style-name="Heading_20_4" text:outline-level="4">-dn, --defaultpackagename</text:h>
      <text:p text:style-name="Text_20_body">Use this option to tell phpDocumentor what the primary package's name is. This will also tell phpDocumentor to group any unpackaged elements into the primary packagename. If not specified, the primary package is "default"</text:p>
      <text:list xml:id="list1488302647" text:style-name="L32">
        <text:list-item>
          <text:p text:style-name="P74">/**</text:p>
        </text:list-item>
        <text:list-item>
          <text:p text:style-name="P74"> * This class has no package and will be grouped into the default</text:p>
        </text:list-item>
        <text:list-item>
          <text:p text:style-name="P74"> * package unless -dn packagename is used</text:p>
        </text:list-item>
        <text:list-item>
          <text:p text:style-name="P74"> */</text:p>
        </text:list-item>
        <text:list-item>
          <text:p text:style-name="P74">class nopackage</text:p>
        </text:list-item>
        <text:list-item>
          <text:p text:style-name="P74">{</text:p>
        </text:list-item>
        <text:list-item>
          <text:p text:style-name="P34">}</text:p>
        </text:list-item>
      </text:list>
      <text:p text:style-name="Text_20_body"><text:bookmark text:name="using.command-line.directory"/></text:p>
      <text:h text:style-name="Heading_20_4" text:outline-level="4">-d, --directory</text:h>
      <text:p text:style-name="Text_20_body">This or the -f option must be present, either on the command-line or in the config file.</text:p>
      <text:p text:style-name="Text_20_body">Unlike -f, -d does not accept wildcards. Use -d to specify full paths or relative paths to the current directory that phpDocumentor should recursively search for documentable files. phpDocumentor will search through all subdirectories of any directory in the command-line list for tutorials/ and any files that have valid .php extensions as defined in phpDocumentor.ini. For example:</text:p>
      <text:p text:style-name="Text_20_body">"phpdoc -d relative/path/to/dir1,/fullpath/to/here,.."</text:p>
      <text:p text:style-name="Text_20_body"><text:bookmark text:name="using.command-line.examplesdir"/><text:soft-page-break/></text:p>
      <text:h text:style-name="Heading_20_4" text:outline-level="4">-ed, --examplesdir</text:h>
      <text:p text:style-name="Text_20_body">The -ed option is used to specify the full path to a directory that example files are located in. This command-line setting affects the output of the <text:a xlink:type="simple" xlink:href="https://manual.phpdoc.org/HTMLSmartyConverter/HandS/phpDocumentor/tutorial_tags.example.pkg.html" text:style-name="Internet_20_link" text:visited-style-name="Visited_20_Internet_20_Link">@example</text:a> tag.</text:p>
      <text:p text:style-name="Text_20_body">"phpdoc -ed /fullpath/to/examples"</text:p>
      <text:p text:style-name="Text_20_body"><text:bookmark text:name="using.command-line.filename"/></text:p>
      <text:h text:style-name="Heading_20_4" text:outline-level="4">-f, --filename</text:h>
      <text:p text:style-name="Text_20_body">This or the -d option must be present, either on the command-line or in the config file.</text:p>
      <text:p text:style-name="Text_20_body">This option is used to specify individual files or expressions with wildcards * and ?. Use * to match any string, and ? to match any single character.</text:p>
      <text:list xml:id="list797071813" text:style-name="L33">
        <text:list-item>
          <text:p text:style-name="P35">phpdoc -f m*.p* will match myfile.php, mary_who.isthat.phtml, etc.</text:p>
        </text:list-item>
        <text:list-item>
          <text:p text:style-name="P35">phpdoc -f /path/m* will match /path/my/files/here.php, /path/mommy.php /path/mucho/grande/what.doc, etc.</text:p>
        </text:list-item>
        <text:list-item>
          <text:p text:style-name="P35">phpdoc -f file?.php will match file1.php, file2.php and will not match file10.php</text:p>
        </text:list-item>
      </text:list>
      <text:p text:style-name="Text_20_body"><text:bookmark text:name="using.command-line.ignore"/></text:p>
      <text:h text:style-name="Heading_20_4" text:outline-level="4">-i, --ignore</text:h>
      <text:p text:style-name="Text_20_body">Use the -i option to exclude files and directories from parsing. The -i option recognizes the * and ? wildcards, like -f does. In addition, it is possible to ignore a subdirectory of any directory using "dirname/".</text:p>
      <text:list xml:id="list4057702035" text:style-name="L34">
        <text:list-item>
          <text:p text:style-name="P36">phpdoc -i tests/ will ignore /path/to/here/tests/* and /path/tests/*</text:p>
        </text:list-item>
        <text:list-item>
          <text:p text:style-name="P36">phpdoc -i *.inc will ignore all .inc files</text:p>
        </text:list-item>
        <text:list-item>
          <text:p text:style-name="P36">phpdoc -i *path/to/* will ignore /path/path/to/my/* as well as /path/to/*</text:p>
        </text:list-item>
        <text:list-item>
          <text:p text:style-name="P36">phpdoc -i *test* will ignore /path/tests/* and /path/here/my_test.php</text:p>
        </text:list-item>
      </text:list>
      <text:p text:style-name="Text_20_body">Since v1.3.2, the value or pattern you provide will be case-sensitive (OS permitting, anyway), and will be applied relative to the top-level directory in the -d argument.</text:p>
      <text:list xml:id="list2913680069" text:style-name="L35">
        <text:list-item>
          <text:p text:style-name="P37">phpdoc -i CVS/ will ignore /path/to/CVS/* but will not ignore /path/to/cvs</text:p>
        </text:list-item>
        <text:list-item>
          <text:p text:style-name="P37">phpdoc -d /home/myhome/cvs/myproject -i cvs/ will ignore /home/myhome/cvs/myproject/files/cvs/* but will not ignore /home/myhome/cvs/*</text:p>
        </text:list-item>
      </text:list>
      <text:p text:style-name="Text_20_body"><text:bookmark text:name="using.command-line.ignore-symlinks"/></text:p>
      <text:h text:style-name="Heading_20_4" text:outline-level="4">-is, --ignoresymlinks</text:h>
      <text:p text:style-name="Text_20_body">Use the -is option to explicitly ignore any symlinks, whether they be links to directories or links to files.</text:p>
      <text:p text:style-name="Text_20_body">This only works on a Unix/Linux environment, since Windows doesn't have symlinks.</text:p>
      <text:p text:style-name="Text_20_body"><text:bookmark text:name="using.command-line.ignore-tags"/></text:p>
      <text:h text:style-name="Heading_20_4" text:outline-level="4"><text:soft-page-break/>-it, --ignore-tags</text:h>
      <text:p text:style-name="Text_20_body">Use the -it option to exclude specific tags from output. This is used for creating multiple sets of documentation for different audiences. For instance, to generate documentation for end-users, it may not be desired to output all @todo tags, so --ignore-tags @todo would be used. To ignore inline tags, surround them with brackets {} like --ignore-tags {@internal}.</text:p>
      <text:p text:style-name="Text_20_body">--ignore-tags will not ignore the core tags @global, @access, @package, @ignore, @name, @param, @return, @staticvar or @var.</text:p>
      <text:p text:style-name="Text_20_body">The --ignore-tags option requires a full tag name like --ignore-tags @todo. --ignore-tags todo will not work.<text:bookmark text:name="using.command-line.javadocdesc"/></text:p>
      <text:h text:style-name="Heading_20_4" text:outline-level="4">-j, --javadocdesc</text:h>
      <text:p text:style-name="Text_20_body">Use this command-line option to enforce strict compliance with JavaDoc. JavaDoc DocBlocks are much less flexible than phpDocumentor's DocBlocks (see <text:a xlink:type="simple" xlink:href="https://manual.phpdoc.org/HTMLSmartyConverter/HandS/phpDocumentor/tutorial_phpDocumentor.howto.pkg.html#basics.docblock" text:style-name="Internet_20_link" text:visited-style-name="Visited_20_Internet_20_Link">DocBlocks</text:a> for information).</text:p>
      <text:p text:style-name="Text_20_body"><text:bookmark text:name="using.command-line.output"/></text:p>
      <text:h text:style-name="Heading_20_4" text:outline-level="4">-o, --output</text:h>
      <text:p text:style-name="Text_20_body">Use this required option to tell phpDocumentor which Converters and templates to use. In this release, there are several choices: </text:p>
      <text:list xml:id="list575766320" text:style-name="L36">
        <text:list-item>
          <text:p text:style-name="P38">HTML:frames:* - output is HTML with frames. </text:p>
          <text:list>
            <text:list-item>
              <text:p text:style-name="P38">HTML:frames:default - JavaDoc-like template, very plain, minimal formatting</text:p>
            </text:list-item>
            <text:list-item>
              <text:p text:style-name="P38">HTML:frames:earthli - BEAUTIFUL template written by Marco von Ballmoos</text:p>
            </text:list-item>
            <text:list-item>
              <text:p text:style-name="P38">HTML:frames:l0l33t - Stylish template</text:p>
            </text:list-item>
            <text:list-item>
              <text:p text:style-name="P38">HTML:frames:phpdoc.de - Similar to phpdoc.de's PHPDoc output</text:p>
            </text:list-item>
            <text:list-item>
              <text:p text:style-name="P38">HTML:frames:phphtmllib - Very nice user-contributed template</text:p>
            </text:list-item>
            <text:list-item>
              <text:p text:style-name="P38">all of the templates listed above are also available with javascripted expandable indexes, as HTML:frames:DOM/name where name is default, l0l33t, phpdoc.de, etcetera</text:p>
            </text:list-item>
            <text:list-item>
              <text:p text:style-name="P38">HTML:frames:phpedit - Based on output from <text:a xlink:type="simple" xlink:href="http://www.phpedit.net/" text:style-name="Internet_20_link" text:visited-style-name="Visited_20_Internet_20_Link">PHPEdit</text:a> Help Generator</text:p>
            </text:list-item>
          </text:list>
        </text:list-item>
        <text:list-item>
          <text:p text:style-name="P38">HTML:Smarty:* - output is HTML with no frames. </text:p>
          <text:list>
            <text:list-item>
              <text:p text:style-name="P38">HTML:Smarty:default - Bold template design using css to control layout</text:p>
            </text:list-item>
            <text:list-item>
              <text:p text:style-name="P38">HTML:Smarty:HandS - Layout is based on PHP, but more refined, with logo image</text:p>
            </text:list-item>
            <text:list-item>
              <text:p text:style-name="P38">HTML:Smarty:PHP - Layout is identical to the PHP website</text:p>
            </text:list-item>
          </text:list>
        </text:list-item>
        <text:list-item>
          <text:p text:style-name="P38">CHM:default:* - output is CHM, compiled help file format (Windows help). </text:p>
          <text:list>
            <text:list-item>
              <text:p text:style-name="P38">CHM:default:default - Windows help file, based on HTML:frames:l0l33t</text:p>
            </text:list-item>
          </text:list>
        </text:list-item>
        <text:list-item>
          <text:p text:style-name="P38">PDF:default:* - output is PDF, Adobe Acrobat format </text:p>
          <text:list>
            <text:list-item>
              <text:p text:style-name="P38">PDF:default:default - standard, plain PDF formatting</text:p>
            </text:list-item>
          </text:list>
        </text:list-item>
        <text:list-item>
          <text:p text:style-name="P38"><text:soft-page-break/>XML:DocBook:* - output is XML, in DocBook format </text:p>
          <text:list>
            <text:list-item>
              <text:p text:style-name="P38">XML:DocBook/peardoc2:default - documentation ready for compiling into peardoc for online pear.php.net documentation, 2nd revision</text:p>
            </text:list-item>
          </text:list>
        </text:list-item>
      </text:list>
      <text:p text:style-name="Text_20_body">In 1.2.0+, it is possible to generate output for several converters and/or templates at once. Simply specify a comma-delimited list of output:converter:template like:</text:p>
      <text:p text:style-name="Text_20_body">phpdoc -o HTML:frames:default,HTML:Smarty:PHP,HTML:frames:phpedit,PDF:default:default -t ./docs -d .</text:p>
      <text:p text:style-name="Text_20_body"><text:bookmark text:name="using.command-line.parseprivate"/></text:p>
      <text:h text:style-name="Heading_20_4" text:outline-level="4">-pp, --parseprivate</text:h>
      <text:p text:style-name="Text_20_body">By default, phpDocumentor does not create documentation for any elements marked <text:a xlink:type="simple" xlink:href="https://manual.phpdoc.org/HTMLSmartyConverter/HandS/phpDocumentor/tutorial_tags.access.pkg.html" text:style-name="Internet_20_link" text:visited-style-name="Visited_20_Internet_20_Link">@access</text:a> private. This allows creation of end-user API docs that filter out low-level information that will not be useful to most developers using your code. To create complete documentation of all elements, use this command-line option to turn on parsing of elements marked private with @access private.</text:p>
      <text:p text:style-name="Text_20_body"><text:bookmark text:name="using.command-line.packageoutput"/></text:p>
      <text:h text:style-name="Heading_20_4" text:outline-level="4">-po, --packageoutput</text:h>
      <text:p text:style-name="Text_20_body">Use this option to remove all elements grouped by <text:a xlink:type="simple" xlink:href="https://manual.phpdoc.org/HTMLSmartyConverter/HandS/phpDocumentor/tutorial_tags.package.pkg.html" text:style-name="Internet_20_link" text:visited-style-name="Visited_20_Internet_20_Link">@package</text:a> tags in a comma-delimited list from output. This option is useful for projects that are not organized into separate files for each package. Parsing speed is not affected by this option, use <text:a xlink:type="simple" xlink:href="https://manual.phpdoc.org/HTMLSmartyConverter/HandS/phpDocumentor/tutorial_phpDocumentor.howto.pkg.html#using.command-line.ignore" text:style-name="Internet_20_link" text:visited-style-name="Visited_20_Internet_20_Link">-i, --ignore</text:a> whenever possible instead of --packageoutput.</text:p>
      <text:p text:style-name="Text_20_body">phpdoc -o HTML:frames:default -t ./docs -d . -po mypackage,thatotherpackage will only display documentation for elements marked with "@package mypackage" or "@package thatotherpackage"</text:p>
      <text:p text:style-name="Text_20_body"><text:bookmark text:name="using.command-line.pear"/></text:p>
      <text:h text:style-name="Heading_20_4" text:outline-level="4">-p, --pear</text:h>
      <text:p text:style-name="Text_20_body">Use this option to parse a <text:a xlink:type="simple" xlink:href="http://pear.php.net/" text:style-name="Internet_20_link" text:visited-style-name="Visited_20_Internet_20_Link">PEAR</text:a>-style repository. phpDocumentor will do several "smart" things to make life easier: </text:p>
      <text:list xml:id="list1741551029" text:style-name="L37">
        <text:list-item>
          <text:p text:style-name="P39">PEAR-style destructors are automatically parsed</text:p>
        </text:list-item>
        <text:list-item>
          <text:p text:style-name="P39">If no @package tag is present in a file or class DocBlock, it will guess the package based on subdirectory</text:p>
        </text:list-item>
        <text:list-item>
          <text:p text:style-name="P39">If a variable or method name begins with "_", it will be assumed to be <text:a xlink:type="simple" xlink:href="https://manual.phpdoc.org/HTMLSmartyConverter/HandS/phpDocumentor/tutorial_tags.access.pkg.html" text:style-name="Internet_20_link" text:visited-style-name="Visited_20_Internet_20_Link">@access</text:a> private, unless an @access tag is present. Constructors are also assumed to be @access private in the current version.</text:p>
        </text:list-item>
      </text:list>
      <text:p text:style-name="Text_20_body">Warnings will be raised for every case above, as @package should always be explicit, as should @access private. We do not like to assume that phpDocumentor knows better than you what to do with your code, and so will always require explicit usage or raise warnings if phpDocumentor does make any assumptions.</text:p>
      <text:p text:style-name="Text_20_body"><text:bookmark text:name="using.command-line.quiet"/></text:p>
      <text:h text:style-name="Heading_20_4" text:outline-level="4"><text:soft-page-break/>-q, --quiet</text:h>
      <text:p text:style-name="Text_20_body">This option tells phpDocumentor to suppress output of parsing/conversion information to the console. Use this for cron jobs or other situations where human intervention will not be needed.</text:p>
      <text:p text:style-name="Text_20_body"><text:bookmark text:name="using.command-line.readmeinstallchangelog"/></text:p>
      <text:h text:style-name="Heading_20_4" text:outline-level="4">-ric, --readmeinstallchangelog</text:h>
      <text:p text:style-name="Text_20_body">This comma-separated list of files specifies files that should be parsed and included in the documentation. phpDocumentor will automatically grab files listed here if and only if they are located in the top-level directory that is parsed. In other words, if you parse these files:</text:p>
      <text:list xml:id="list2038386001" text:style-name="L38">
        <text:list-item>
          <text:p text:style-name="P75">/path/to/files/file1.php</text:p>
        </text:list-item>
        <text:list-item>
          <text:p text:style-name="P75">/path/to/files/file2.php</text:p>
        </text:list-item>
        <text:list-item>
          <text:p text:style-name="P75">/path/to/files/README</text:p>
        </text:list-item>
        <text:list-item>
          <text:p text:style-name="P75">/path/to/files/subdir/file2.php</text:p>
        </text:list-item>
        <text:list-item>
          <text:p text:style-name="P40">/path/to/files/subdir/README</text:p>
        </text:list-item>
      </text:list>
      <text:p text:style-name="Text_20_body">The only README file that will be grabbed is /path/to/files/README, and not /path/to/files/subdir/REAMDE, because the directory that is closest to the root directory that contains a parsed file is /path/to/files.</text:p>
      <text:p text:style-name="Text_20_body">The default list of files is located in phpDocumentor.ini, which is found in the root installation directory of phpDocumentor.</text:p>
      <text:p text:style-name="Text_20_body"><text:bookmark text:name="using.command-line.sourcecode"/></text:p>
      <text:h text:style-name="Heading_20_4" text:outline-level="4">-s, --sourcecode</text:h>
      <text:p text:style-name="Text_20_body">This option tells phpDocumentor to generate highlighted cross-referenced source code for every file parsed. The highlighting code is somewhat unstable, so use this option at your own risk.</text:p>
      <text:p text:style-name="Text_20_body"><text:bookmark text:name="using.command-line.target"/></text:p>
      <text:h text:style-name="Heading_20_4" text:outline-level="4">-t, --target</text:h>
      <text:p text:style-name="Text_20_body">Use this to tell phpDocumentor where to put generated documentation. Legal values are paths that phpDocumentor will have write access and directory creation priveleges.</text:p>
      <text:p text:style-name="Text_20_body"><text:bookmark text:name="using.command-line.templatebase"/></text:p>
      <text:h text:style-name="Heading_20_4" text:outline-level="4">-tb, --templatebase</text:h>
      <text:p text:style-name="Text_20_body">-tb accepts a single pathname as its parameter. The default value of -tb if unspecified is &lt;phpDocumentor install directory&gt;/phpDocumentor. This raises a very important point to understand. The -tb command-line is designed to tell phpDocumentor to look for <text:span text:style-name="Strong_20_Emphasis">all</text:span> templates for all converters in subdirectories of the path specified. By default, templates are located in a special subdirectory structure.</text:p>
      <text:p text:style-name="Text_20_body">For the hypothetical outputformat:convertername:templatename <text:a xlink:type="simple" xlink:href="https://manual.phpdoc.org/HTMLSmartyConverter/HandS/phpDocumentor/tutorial_phpDocumentor.howto.pkg.html#using.command-line.output" text:style-name="Internet_20_link" text:visited-style-name="Visited_20_Internet_20_Link">-o, --output</text:a> argument, the directory structure is Converters/outputformat/convertname/templates/templatename/. The class file for convertname should be in the convertname/templates directly, right beside your templatename directory/ies. In addition, Smarty expects to find two subdirectories, templates/ (containing the Smarty template files) and templates_c/ (which will contain the compiled template files).</text:p>
      <text:p text:style-name="Text_20_body"><text:soft-page-break/>"phpdoc -tb ~/phpdoctemplates -o HTML:frames:default" will only work if the directory ~/phpdoctemplates/Converters/HTML/frames/default/templates contains all the template files, and ~/phpdoctemplates/Converters/HTML/frames/default/templates_c exists.</text:p>
      <text:p text:style-name="Text_20_body"><text:bookmark text:name="using.command-line.title"/></text:p>
      <text:h text:style-name="Heading_20_4" text:outline-level="4">-ti, --title</text:h>
      <text:p text:style-name="Text_20_body">Set the global title of the generated documentation</text:p>
      <text:p text:style-name="Text_20_body"><text:bookmark text:name="using.command-line.undocumentedelements"/></text:p>
      <text:h text:style-name="Heading_20_4" text:outline-level="4">-ue, --undocumentedelements</text:h>
      <text:p text:style-name="Text_20_body">This option tells phpDocumentor whether or not to suppress warnings about certain objects (classes, methods) that are not documented via a DocBlock comment. Use this to help identify objects that you still need to write documentation for.</text:p>
      <text:p text:style-name="P51"/>
      <text:p text:style-name="Horizontal_20_Line"/>
      <text:h text:style-name="Heading_20_3" text:outline-level="3"><text:bookmark text:name="using.config-files"/>phpDocumentor's dynamic User-defined config files</text:h>
      <text:p text:style-name="Text_20_body">The new <text:a xlink:type="simple" xlink:href="https://manual.phpdoc.org/HTMLSmartyConverter/HandS/phpDocumentor/tutorial_phpDocumentor.howto.pkg.html#using.command-line.config" text:style-name="Internet_20_link" text:visited-style-name="Visited_20_Internet_20_Link">-c, --config</text:a> command-line options heralds a new era of ease in using phpDocumentor. What used to require:</text:p>
      <text:p text:style-name="Preformatted_20_Text">phpdoc -t /path/to/output -d path/to/directory1,/another/path,/third/path\</text:p>
      <text:p text:style-name="Preformatted_20_Text">-f /path/to/anotherfile.php -i *test.php,tests/ -pp on -ti My Title -o HTML:frames:phpedit</text:p>
      <text:p text:style-name="P100"><text:s text:c="4"/></text:p>
      <text:p text:style-name="Text_20_body">Can now be done in a single stroke!</text:p>
      <text:p text:style-name="Preformatted_20_Text">phpdoc -c myconfig</text:p>
      <text:p text:style-name="P100"><text:s text:c="4"/></text:p>
      <text:p text:style-name="Text_20_body">What makes this all possible is the use of config files that contain all of the command-line information. There are two configuration files included in the distribution of phpDocumentor, and both are in the user/ subdirectory. To use a configuration file "myconfig.ini," simply place it in the user directory, and the command-line "phpdoc -c myconfig" will tell phpDocumentor to read all the command-line settings from that config file. Configuration files may also be placed in another directory, just specify the full path to the configuration file:</text:p>
      <text:p text:style-name="Preformatted_20_Text">phpdoc -c /full/path/to/myconfig.ini</text:p>
      <text:p text:style-name="P100"><text:s text:c="4"/></text:p>
      <text:p text:style-name="Text_20_body">The best way to ensure your config file matches the format expected by phpDocumentor is to copy the default.ini config file, and modify it to match your needs. Lines that begin with a semi-colon (;) are ignored, and can be used for comments.</text:p>
      <text:p text:style-name="P51">Be sure to put in your config file all the runtime options you need, because <text:span text:style-name="Strong_20_Emphasis">all other command-line arguments are ignored</text:span> if you use a config file.</text:p>
      <text:p text:style-name="Horizontal_20_Line"/>
      <text:h text:style-name="Heading_20_3" text:outline-level="3"><text:bookmark text:name="using.phpdocumentorini"/><text:soft-page-break/>phpDocumentor.ini - global configuration options</text:h>
      <text:p text:style-name="Text_20_body">The phpDocumentor.ini file contains several useful options, most of which will never need to be changed. However, some are useful. The section [_phpDocumentor_options] contains several configuration settings that may be changed to enhance output documentation. For Program Location, the relative path is specified as Program_Root/relativepath/to/file. The prefix "Program_Root" may be changed to any text, including none at all, or "Include ", etc. The [_phpDocumentor_setting] section can be used to specify a config file that should be used by default, so phpDocumentor may be run without any command-line arguments whatsoever! The [_phpDocumentor_phpfile_exts] section tells phpDocumentor which file extensions are php files, add any non-standard extensions, such as "class" to this section.</text:p>
      <text:p text:style-name="Standard"/>
      <text:p text:style-name="Standard"/>
      <text:h text:style-name="Heading_20_1" text:outline-level="1">phpDocumentor tags</text:h>
      <text:h text:style-name="Heading_20_2" text:outline-level="2">How to use tags in DocBlocks</text:h>
      <text:p text:style-name="P51"><text:span text:style-name="Strong_20_Emphasis">by Gregory Beaver </text:span></text:p>
      <text:p text:style-name="P51"><text:span text:style-name="Strong_20_Emphasis">Tag Documentation written by </text:span><text:a xlink:type="simple" xlink:href="mailto:cellog@php.net" text:style-name="Internet_20_link" text:visited-style-name="Visited_20_Internet_20_Link"><text:span text:style-name="Strong_20_Emphasis">cellog@php.net</text:span></text:a></text:p>
      <text:p text:style-name="Text_20_body">Copyright 2002, Gregory Beaver</text:p>
      <text:h text:style-name="Heading_20_2" text:outline-level="2"><text:bookmark text:name="manual"/>Tags Manual</text:h>
      <text:p text:style-name="Text_20_body">Welcome to the phpDocumentor Tags Manual</text:p>
      <text:p text:style-name="Text_20_body">phpDocumentor tags are very similar to tags for the JavaDoc tool for Sun's Java Programming Language. Tags are only parsed if they are the first thing on a new line of a DocBlock. You may use the @ character freely throughout documents as long as it does not begin a new line. An example:</text:p>
      <text:list xml:id="list2751379281" text:style-name="L39">
        <text:list-item>
          <text:p text:style-name="P76">/**</text:p>
        </text:list-item>
        <text:list-item>
          <text:p text:style-name="P76"> * tags demonstration</text:p>
        </text:list-item>
        <text:list-item>
          <text:p text:style-name="P76"> * @author this tag is parsed, but this @version tag is ignored</text:p>
        </text:list-item>
        <text:list-item>
          <text:p text:style-name="P76"> * @version 1.0 this version tag is parsed</text:p>
        </text:list-item>
        <text:list-item>
          <text:p text:style-name="P41"> */</text:p>
        </text:list-item>
      </text:list>
      <text:p text:style-name="Text_20_body">Any tags that phpDocumentor does not recognize will not be parsed, and will be displayed in text flow as if they are part of the DocBlock long description. The example below displays text "tags demonstration @foobar this is silly," and also displays the author as "this tag is parsed, but this @version tag is ignored"</text:p>
      <text:list xml:id="list2237319771" text:style-name="L40">
        <text:list-item>
          <text:p text:style-name="P77">/**</text:p>
        </text:list-item>
        <text:list-item>
          <text:p text:style-name="P77"> * tags demonstration</text:p>
        </text:list-item>
        <text:list-item>
          <text:p text:style-name="P77"> * @foobar this is silly</text:p>
        </text:list-item>
        <text:list-item>
          <text:p text:style-name="P77"> * @author this tag is parsed, but this @version tag is ignored</text:p>
        </text:list-item>
        <text:list-item>
          <text:p text:style-name="P42"> */</text:p>
        </text:list-item>
      </text:list>
      <text:p text:style-name="Text_20_body"><text:soft-page-break/>Inline tags display in the text flow where they appear, and are not separated from the description. As of version 1.2, there are several inline tags. The allowed inline tag list is different for tutorials and regular in-code documentation. See <text:a xlink:type="simple" xlink:href="https://manual.phpdoc.org/HTMLSmartyConverter/HandS/phpDocumentor/tutorial_inlinetags.pkg.html" text:style-name="Internet_20_link" text:visited-style-name="Visited_20_Internet_20_Link">phpDocumentor Inline tags</text:a> for more information.</text:p>
      <text:p text:style-name="Text_20_body">The example below will display the text "this function works heavily with <text:span text:style-name="Strong_20_Emphasis">foo()</text:span> to rule the world" where <text:span text:style-name="Strong_20_Emphasis">foo()</text:span> represents a hyperlink that links to the function foo()'s documentation.</text:p>
      <text:list xml:id="list2264216663" text:style-name="L41">
        <text:list-item>
          <text:p text:style-name="P78">/**</text:p>
        </text:list-item>
        <text:list-item>
          <text:p text:style-name="P78"> * inline tags demonstration</text:p>
        </text:list-item>
        <text:list-item>
          <text:p text:style-name="P78"> *</text:p>
        </text:list-item>
        <text:list-item>
          <text:p text:style-name="P78"> * this function works heavily with {@link foo()} to rule the world</text:p>
        </text:list-item>
        <text:list-item>
          <text:p text:style-name="P78"> */</text:p>
        </text:list-item>
        <text:list-item>
          <text:p text:style-name="P78">function bar()</text:p>
        </text:list-item>
        <text:list-item>
          <text:p text:style-name="P78">{</text:p>
        </text:list-item>
        <text:list-item>
          <text:p text:style-name="P78">}</text:p>
        </text:list-item>
        <text:list-item>
          <text:p text:style-name="P78"> </text:p>
        </text:list-item>
        <text:list-item>
          <text:p text:style-name="P78">function foo()</text:p>
        </text:list-item>
        <text:list-item>
          <text:p text:style-name="P78">{</text:p>
        </text:list-item>
        <text:list-item>
          <text:p text:style-name="P43">}</text:p>
        </text:list-item>
      </text:list>
      <text:h text:style-name="Heading_20_3" text:outline-level="3"><text:bookmark text:name="manual.standard"/>Standard phpDocumentor Tags</text:h>
      <text:p text:style-name="Text_20_body">Most tags can be in the DocBlock of any documentable PHP element (for a definition of a documentable PHP element, see <text:a xlink:type="simple" xlink:href="https://manual.phpdoc.org/HTMLSmartyConverter/HandS/phpDocumentor/tutorial_elements.pkg.html" text:style-name="Internet_20_link" text:visited-style-name="Visited_20_Internet_20_Link">Documentable PHP Elements</text:a>). Here is a list of the standard tags: </text:p>
      <text:list xml:id="list2261002740" text:style-name="L42">
        <text:list-item>
          <text:p text:style-name="P44"><text:a xlink:type="simple" xlink:href="https://manual.phpdoc.org/HTMLSmartyConverter/HandS/phpDocumentor/tutorial_tags.access.pkg.html" text:style-name="Internet_20_link" text:visited-style-name="Visited_20_Internet_20_Link">@access</text:a></text:p>
        </text:list-item>
        <text:list-item>
          <text:p text:style-name="P44"><text:a xlink:type="simple" xlink:href="https://manual.phpdoc.org/HTMLSmartyConverter/HandS/phpDocumentor/tutorial_tags.author.pkg.html" text:style-name="Internet_20_link" text:visited-style-name="Visited_20_Internet_20_Link">@author</text:a></text:p>
        </text:list-item>
        <text:list-item>
          <text:p text:style-name="P44"><text:a xlink:type="simple" xlink:href="https://manual.phpdoc.org/HTMLSmartyConverter/HandS/phpDocumentor/tutorial_tags.copyright.pkg.html" text:style-name="Internet_20_link" text:visited-style-name="Visited_20_Internet_20_Link">@copyright</text:a></text:p>
        </text:list-item>
        <text:list-item>
          <text:p text:style-name="P44"><text:a xlink:type="simple" xlink:href="https://manual.phpdoc.org/HTMLSmartyConverter/HandS/phpDocumentor/tutorial_tags.deprecated.pkg.html" text:style-name="Internet_20_link" text:visited-style-name="Visited_20_Internet_20_Link">@deprecated</text:a></text:p>
        </text:list-item>
        <text:list-item>
          <text:p text:style-name="P44"><text:a xlink:type="simple" xlink:href="https://manual.phpdoc.org/HTMLSmartyConverter/HandS/phpDocumentor/tutorial_tags.example.pkg.html" text:style-name="Internet_20_link" text:visited-style-name="Visited_20_Internet_20_Link">@example</text:a></text:p>
        </text:list-item>
        <text:list-item>
          <text:p text:style-name="P44"><text:a xlink:type="simple" xlink:href="https://manual.phpdoc.org/HTMLSmartyConverter/HandS/phpDocumentor/tutorial_tags.ignore.pkg.html" text:style-name="Internet_20_link" text:visited-style-name="Visited_20_Internet_20_Link">@ignore</text:a></text:p>
        </text:list-item>
        <text:list-item>
          <text:p text:style-name="P44"><text:a xlink:type="simple" xlink:href="https://manual.phpdoc.org/HTMLSmartyConverter/HandS/phpDocumentor/tutorial_tags.internal.pkg.html" text:style-name="Internet_20_link" text:visited-style-name="Visited_20_Internet_20_Link">@internal</text:a></text:p>
        </text:list-item>
        <text:list-item>
          <text:p text:style-name="P44"><text:a xlink:type="simple" xlink:href="https://manual.phpdoc.org/HTMLSmartyConverter/HandS/phpDocumentor/tutorial_tags.link.pkg.html" text:style-name="Internet_20_link" text:visited-style-name="Visited_20_Internet_20_Link">@link</text:a></text:p>
        </text:list-item>
        <text:list-item>
          <text:p text:style-name="P44"><text:a xlink:type="simple" xlink:href="https://manual.phpdoc.org/HTMLSmartyConverter/HandS/phpDocumentor/tutorial_tags.see.pkg.html" text:style-name="Internet_20_link" text:visited-style-name="Visited_20_Internet_20_Link">@see</text:a></text:p>
        </text:list-item>
        <text:list-item>
          <text:p text:style-name="P44"><text:a xlink:type="simple" xlink:href="https://manual.phpdoc.org/HTMLSmartyConverter/HandS/phpDocumentor/tutorial_tags.since.pkg.html" text:style-name="Internet_20_link" text:visited-style-name="Visited_20_Internet_20_Link">@since</text:a></text:p>
        </text:list-item>
        <text:list-item>
          <text:p text:style-name="P44"><text:a xlink:type="simple" xlink:href="https://manual.phpdoc.org/HTMLSmartyConverter/HandS/phpDocumentor/tutorial_tags.tutorial.pkg.html" text:style-name="Internet_20_link" text:visited-style-name="Visited_20_Internet_20_Link">@tutorial</text:a></text:p>
        </text:list-item>
        <text:list-item>
          <text:p text:style-name="P44"><text:a xlink:type="simple" xlink:href="https://manual.phpdoc.org/HTMLSmartyConverter/HandS/phpDocumentor/tutorial_tags.version.pkg.html" text:style-name="Internet_20_link" text:visited-style-name="Visited_20_Internet_20_Link">@version</text:a></text:p>
        </text:list-item>
        <text:list-item>
          <text:p text:style-name="P44"><text:a xlink:type="simple" xlink:href="https://manual.phpdoc.org/HTMLSmartyConverter/HandS/phpDocumentor/tutorial_tags.inlineinternal.pkg.html" text:style-name="Internet_20_link" text:visited-style-name="Visited_20_Internet_20_Link">inline {@internal}}</text:a></text:p>
        </text:list-item>
        <text:list-item>
          <text:p text:style-name="P44"><text:a xlink:type="simple" xlink:href="https://manual.phpdoc.org/HTMLSmartyConverter/HandS/phpDocumentor/tutorial_tags.inlineinheritdoc.pkg.html" text:style-name="Internet_20_link" text:visited-style-name="Visited_20_Internet_20_Link">inline {@inheritdoc}</text:a></text:p>
        </text:list-item>
        <text:list-item>
          <text:p text:style-name="P44"><text:a xlink:type="simple" xlink:href="https://manual.phpdoc.org/HTMLSmartyConverter/HandS/phpDocumentor/tutorial_tags.inlinelink.pkg.html" text:style-name="Internet_20_link" text:visited-style-name="Visited_20_Internet_20_Link">inline {@link}</text:a></text:p>
        </text:list-item>
      </text:list>
      <text:p text:style-name="Standard"/>
      <text:p text:style-name="P87">&lt;?php</text:p>
      <text:list xml:id="list4232452977" text:style-name="L43">
        <text:list-item>
          <text:p text:style-name="P79">/**</text:p>
        </text:list-item>
        <text:list-item>
          <text:p text:style-name="P79"> * Sample File 2, phpDocumentor Quickstart</text:p>
        </text:list-item>
        <text:list-item>
          <text:p text:style-name="P79"> * </text:p>
        </text:list-item>
        <text:list-item>
          <text:p text:style-name="P79"> * This file demonstrates the rich information that can be included in</text:p>
        </text:list-item>
        <text:list-item>
          <text:p text:style-name="P79"> * in-code documentation through DocBlocks and tags.</text:p>
        </text:list-item>
        <text:list-item>
          <text:p text:style-name="P79"> * @author Greg Beaver &lt;cellog@php.net&gt;</text:p>
        </text:list-item>
        <text:list-item>
          <text:p text:style-name="P79"> * @version 1.0</text:p>
        </text:list-item>
        <text:list-item>
          <text:p text:style-name="P79"> * @package sample</text:p>
        </text:list-item>
        <text:list-item>
          <text:p text:style-name="P79"> */</text:p>
        </text:list-item>
        <text:list-item>
          <text:p text:style-name="P79">// sample file #1</text:p>
        </text:list-item>
        <text:list-item>
          <text:p text:style-name="P79">/**</text:p>
        </text:list-item>
        <text:list-item>
          <text:p text:style-name="P79"> * Dummy include value, to demonstrate the parsing power of phpDocumentor</text:p>
        </text:list-item>
        <text:list-item>
          <text:p text:style-name="P79"> */</text:p>
        </text:list-item>
        <text:list-item>
          <text:p text:style-name="P79">include_once 'sample3.php';</text:p>
        </text:list-item>
        <text:list-item>
          <text:p text:style-name="P79"> </text:p>
        </text:list-item>
        <text:list-item>
          <text:p text:style-name="P79">/**</text:p>
        </text:list-item>
        <text:list-item>
          <text:p text:style-name="P79"> * Special global variable declaration DocBlock</text:p>
        </text:list-item>
        <text:list-item>
          <text:p text:style-name="P79"> * @global integer $GLOBALS['_myvar'] </text:p>
        </text:list-item>
        <text:list-item>
          <text:p text:style-name="P79"> * @name $_myvar</text:p>
        </text:list-item>
        <text:list-item>
          <text:p text:style-name="P79"> */ </text:p>
        </text:list-item>
        <text:list-item>
          <text:p text:style-name="P79">$GLOBALS['_myvar'] = 6;</text:p>
        </text:list-item>
        <text:list-item>
          <text:p text:style-name="P79"> </text:p>
        </text:list-item>
        <text:list-item>
          <text:p text:style-name="P79">/**#@+</text:p>
        </text:list-item>
        <text:list-item>
          <text:p text:style-name="P79"> * Constants</text:p>
        </text:list-item>
        <text:list-item>
          <text:p text:style-name="P79"> */</text:p>
        </text:list-item>
        <text:list-item>
          <text:p text:style-name="P79">/**</text:p>
        </text:list-item>
        <text:list-item>
          <text:p text:style-name="P79"> * first constant</text:p>
        </text:list-item>
        <text:list-item>
          <text:p text:style-name="P79"> */</text:p>
        </text:list-item>
        <text:list-item>
          <text:p text:style-name="P79"><text:a xlink:type="simple" xlink:href="http://www.php.net/define" text:style-name="Internet_20_link" text:visited-style-name="Visited_20_Internet_20_Link">define</text:a>('testing', 6);</text:p>
        </text:list-item>
        <text:list-item>
          <text:p text:style-name="P79">/**</text:p>
        </text:list-item>
        <text:list-item>
          <text:p text:style-name="P79"> * second constant</text:p>
        </text:list-item>
        <text:list-item>
          <text:p text:style-name="P79"> */</text:p>
        </text:list-item>
        <text:list-item>
          <text:p text:style-name="P79"><text:a xlink:type="simple" xlink:href="http://www.php.net/define" text:style-name="Internet_20_link" text:visited-style-name="Visited_20_Internet_20_Link">define</text:a>('anotherconstant', strlen('hello'));</text:p>
        </text:list-item>
        <text:list-item>
          <text:p text:style-name="P79"> </text:p>
        </text:list-item>
        <text:list-item>
          <text:p text:style-name="P79">/**</text:p>
        </text:list-item>
        <text:list-item>
          <text:p text:style-name="P79"> * A sample function docblock</text:p>
        </text:list-item>
        <text:list-item>
          <text:p text:style-name="P79"> * @global string document the fact that this function uses $_myvar</text:p>
        </text:list-item>
        <text:list-item>
          <text:p text:style-name="P79"> * @staticvar integer $staticvar this is actually what is returned</text:p>
        </text:list-item>
        <text:list-item>
          <text:p text:style-name="P79"> * @param string $param1 name to declare</text:p>
        </text:list-item>
        <text:list-item>
          <text:p text:style-name="P79"> * @param string $param2 value of the name</text:p>
        </text:list-item>
        <text:list-item>
          <text:p text:style-name="P79"> * @return integer </text:p>
        </text:list-item>
        <text:list-item>
          <text:p text:style-name="P79"> */</text:p>
        </text:list-item>
        <text:list-item>
          <text:p text:style-name="P79">function firstFunc($param1, $param2 = 'optional')</text:p>
        </text:list-item>
        <text:list-item>
          <text:p text:style-name="P79">{</text:p>
        </text:list-item>
        <text:list-item>
          <text:p text:style-name="P79"><text:soft-page-break/>    static $staticvar = 7;</text:p>
        </text:list-item>
        <text:list-item>
          <text:p text:style-name="P79">    global $_myvar;</text:p>
        </text:list-item>
        <text:list-item>
          <text:p text:style-name="P79">    return $staticvar;</text:p>
        </text:list-item>
        <text:list-item>
          <text:p text:style-name="P79">}</text:p>
        </text:list-item>
        <text:list-item>
          <text:p text:style-name="P79"> </text:p>
        </text:list-item>
        <text:list-item>
          <text:p text:style-name="P79">/**</text:p>
        </text:list-item>
        <text:list-item>
          <text:p text:style-name="P79"> * The first example class, this is in the same package as the</text:p>
        </text:list-item>
        <text:list-item>
          <text:p text:style-name="P79"> * procedural stuff in the start of the file</text:p>
        </text:list-item>
        <text:list-item>
          <text:p text:style-name="P79"> * @package sample</text:p>
        </text:list-item>
        <text:list-item>
          <text:p text:style-name="P79"> * @subpackage classes</text:p>
        </text:list-item>
        <text:list-item>
          <text:p text:style-name="P79"> */</text:p>
        </text:list-item>
        <text:list-item>
          <text:p text:style-name="P79">class myclass {</text:p>
        </text:list-item>
        <text:list-item>
          <text:p text:style-name="P79">    /**</text:p>
        </text:list-item>
        <text:list-item>
          <text:p text:style-name="P79">     * A sample private variable, this can be hidden with the --parseprivate</text:p>
        </text:list-item>
        <text:list-item>
          <text:p text:style-name="P79">     * option</text:p>
        </text:list-item>
        <text:list-item>
          <text:p text:style-name="P79">     * @access private</text:p>
        </text:list-item>
        <text:list-item>
          <text:p text:style-name="P79">     * @var integer|string</text:p>
        </text:list-item>
        <text:list-item>
          <text:p text:style-name="P79">     */</text:p>
        </text:list-item>
        <text:list-item>
          <text:p text:style-name="P79">    var $firstvar = 6;</text:p>
        </text:list-item>
        <text:list-item>
          <text:p text:style-name="P79">    /**</text:p>
        </text:list-item>
        <text:list-item>
          <text:p text:style-name="P79">     * @link http://www.example.com Example link</text:p>
        </text:list-item>
        <text:list-item>
          <text:p text:style-name="P79">     * @see myclass()</text:p>
        </text:list-item>
        <text:list-item>
          <text:p text:style-name="P79">     * @uses testing, anotherconstant</text:p>
        </text:list-item>
        <text:list-item>
          <text:p text:style-name="P79">     * @var array </text:p>
        </text:list-item>
        <text:list-item>
          <text:p text:style-name="P79">     */</text:p>
        </text:list-item>
        <text:list-item>
          <text:p text:style-name="P79">    var $secondvar =</text:p>
        </text:list-item>
        <text:list-item>
          <text:p text:style-name="P79">        array(</text:p>
        </text:list-item>
        <text:list-item>
          <text:p text:style-name="P79">            'stuff' =&gt;</text:p>
        </text:list-item>
        <text:list-item>
          <text:p text:style-name="P79">                array(</text:p>
        </text:list-item>
        <text:list-item>
          <text:p text:style-name="P79">                    6,</text:p>
        </text:list-item>
        <text:list-item>
          <text:p text:style-name="P79">                    17,</text:p>
        </text:list-item>
        <text:list-item>
          <text:p text:style-name="P79">                    'armadillo'</text:p>
        </text:list-item>
        <text:list-item>
          <text:p text:style-name="P79">                ),</text:p>
        </text:list-item>
        <text:list-item>
          <text:p text:style-name="P79">            testing =&gt; anotherconstant</text:p>
        </text:list-item>
        <text:list-item>
          <text:p text:style-name="P79">        );</text:p>
        </text:list-item>
        <text:list-item>
          <text:p text:style-name="P79"> </text:p>
        </text:list-item>
        <text:list-item>
          <text:p text:style-name="P79">    /**</text:p>
        </text:list-item>
        <text:list-item>
          <text:p text:style-name="P79">     * Constructor sets up {@link $firstvar}</text:p>
        </text:list-item>
        <text:list-item>
          <text:p text:style-name="P79">     */</text:p>
        </text:list-item>
        <text:list-item>
          <text:p text:style-name="P79">    function myclass()</text:p>
        </text:list-item>
        <text:list-item>
          <text:p text:style-name="P79">    {</text:p>
        </text:list-item>
        <text:list-item>
          <text:p text:style-name="P79">        $this-&gt;firstvar = 7;</text:p>
        </text:list-item>
        <text:list-item>
          <text:p text:style-name="P79">    }</text:p>
        </text:list-item>
        <text:list-item>
          <text:p text:style-name="P79">    </text:p>
        </text:list-item>
        <text:list-item>
          <text:p text:style-name="P79">    /**</text:p>
        </text:list-item>
        <text:list-item>
          <text:p text:style-name="P79">     * Return a thingie based on $paramie</text:p>
        </text:list-item>
        <text:list-item>
          <text:p text:style-name="P79"><text:soft-page-break/>     * @param boolean $paramie </text:p>
        </text:list-item>
        <text:list-item>
          <text:p text:style-name="P79">     * @return integer|babyclass</text:p>
        </text:list-item>
        <text:list-item>
          <text:p text:style-name="P79">     */</text:p>
        </text:list-item>
        <text:list-item>
          <text:p text:style-name="P79">    function parentfunc($paramie)</text:p>
        </text:list-item>
        <text:list-item>
          <text:p text:style-name="P79">    {</text:p>
        </text:list-item>
        <text:list-item>
          <text:p text:style-name="P79">        if ($paramie) {</text:p>
        </text:list-item>
        <text:list-item>
          <text:p text:style-name="P79">            return 6;</text:p>
        </text:list-item>
        <text:list-item>
          <text:p text:style-name="P79">        } else {</text:p>
        </text:list-item>
        <text:list-item>
          <text:p text:style-name="P79">            return new babyclass;</text:p>
        </text:list-item>
        <text:list-item>
          <text:p text:style-name="P79">        }</text:p>
        </text:list-item>
        <text:list-item>
          <text:p text:style-name="P79">    }</text:p>
        </text:list-item>
        <text:list-item>
          <text:p text:style-name="P79">}</text:p>
        </text:list-item>
        <text:list-item>
          <text:p text:style-name="P79"> </text:p>
        </text:list-item>
        <text:list-item>
          <text:p text:style-name="P79">/**</text:p>
        </text:list-item>
        <text:list-item>
          <text:p text:style-name="P79"> * @package sample1</text:p>
        </text:list-item>
        <text:list-item>
          <text:p text:style-name="P79"> */</text:p>
        </text:list-item>
        <text:list-item>
          <text:p text:style-name="P79">class babyclass extends myclass {</text:p>
        </text:list-item>
        <text:list-item>
          <text:p text:style-name="P79">    /**</text:p>
        </text:list-item>
        <text:list-item>
          <text:p text:style-name="P79">     * The answer to Life, the Universe and Everything</text:p>
        </text:list-item>
        <text:list-item>
          <text:p text:style-name="P79">     * @var integer </text:p>
        </text:list-item>
        <text:list-item>
          <text:p text:style-name="P79">     */</text:p>
        </text:list-item>
        <text:list-item>
          <text:p text:style-name="P79">    var $secondvar = 42;</text:p>
        </text:list-item>
        <text:list-item>
          <text:p text:style-name="P79">    /**</text:p>
        </text:list-item>
        <text:list-item>
          <text:p text:style-name="P79">     * Configuration values</text:p>
        </text:list-item>
        <text:list-item>
          <text:p text:style-name="P79">     * @var array </text:p>
        </text:list-item>
        <text:list-item>
          <text:p text:style-name="P79">     */</text:p>
        </text:list-item>
        <text:list-item>
          <text:p text:style-name="P79">    var $thirdvar;</text:p>
        </text:list-item>
        <text:list-item>
          <text:p text:style-name="P79">    </text:p>
        </text:list-item>
        <text:list-item>
          <text:p text:style-name="P79">    /**</text:p>
        </text:list-item>
        <text:list-item>
          <text:p text:style-name="P79">     * Calls parent constructor, then increments {@link $firstvar}</text:p>
        </text:list-item>
        <text:list-item>
          <text:p text:style-name="P79">     */</text:p>
        </text:list-item>
        <text:list-item>
          <text:p text:style-name="P79">    function babyclass()</text:p>
        </text:list-item>
        <text:list-item>
          <text:p text:style-name="P79">    {</text:p>
        </text:list-item>
        <text:list-item>
          <text:p text:style-name="P79">        parent::myclass();</text:p>
        </text:list-item>
        <text:list-item>
          <text:p text:style-name="P79">        $this-&gt;firstvar++;</text:p>
        </text:list-item>
        <text:list-item>
          <text:p text:style-name="P79">    }</text:p>
        </text:list-item>
        <text:list-item>
          <text:p text:style-name="P79">    </text:p>
        </text:list-item>
        <text:list-item>
          <text:p text:style-name="P79">    /**</text:p>
        </text:list-item>
        <text:list-item>
          <text:p text:style-name="P79">     * This always returns a myclass</text:p>
        </text:list-item>
        <text:list-item>
          <text:p text:style-name="P79">     * @param ignored $paramie </text:p>
        </text:list-item>
        <text:list-item>
          <text:p text:style-name="P79">     * @return myclass </text:p>
        </text:list-item>
        <text:list-item>
          <text:p text:style-name="P79">     */</text:p>
        </text:list-item>
        <text:list-item>
          <text:p text:style-name="P79">    function parentfunc($paramie)</text:p>
        </text:list-item>
        <text:list-item>
          <text:p text:style-name="P79">    {</text:p>
        </text:list-item>
        <text:list-item>
          <text:p text:style-name="P79">        return new myclass;</text:p>
        </text:list-item>
        <text:list-item>
          <text:p text:style-name="P79">    }</text:p>
        </text:list-item>
        <text:list-item>
          <text:p text:style-name="P79"><text:soft-page-break/>}</text:p>
        </text:list-item>
        <text:list-item>
          <text:p text:style-name="P45">?&gt;</text:p>
        </text:list-item>
      </text:list>
      <text:p text:style-name="Standard"/>
      <text:p text:style-name="Text_20_body">&lt;?php</text:p>
      <text:list xml:id="list2242715330" text:style-name="L44">
        <text:list-item>
          <text:p text:style-name="P80">/**</text:p>
        </text:list-item>
        <text:list-item>
          <text:p text:style-name="P80"> * Sample File 3, phpDocumentor Quickstart</text:p>
        </text:list-item>
        <text:list-item>
          <text:p text:style-name="P80"> * </text:p>
        </text:list-item>
        <text:list-item>
          <text:p text:style-name="P80"> * This file demonstrates the use of the @name tag</text:p>
        </text:list-item>
        <text:list-item>
          <text:p text:style-name="P80"> * @author Greg Beaver &lt;cellog@php.net&gt;</text:p>
        </text:list-item>
        <text:list-item>
          <text:p text:style-name="P80"> * @version 1.0</text:p>
        </text:list-item>
        <text:list-item>
          <text:p text:style-name="P80"> * @package sample</text:p>
        </text:list-item>
        <text:list-item>
          <text:p text:style-name="P80"> */</text:p>
        </text:list-item>
        <text:list-item>
          <text:p text:style-name="P80">/**</text:p>
        </text:list-item>
        <text:list-item>
          <text:p text:style-name="P80"> * Special global variable declaration DocBlock</text:p>
        </text:list-item>
        <text:list-item>
          <text:p text:style-name="P80"> * @global integer $GLOBALS['_myvar'] </text:p>
        </text:list-item>
        <text:list-item>
          <text:p text:style-name="P80"> */ </text:p>
        </text:list-item>
        <text:list-item>
          <text:p text:style-name="P80">$GLOBALS['_myvar'] = 6;</text:p>
        </text:list-item>
        <text:list-item>
          <text:p text:style-name="P80">/**</text:p>
        </text:list-item>
        <text:list-item>
          <text:p text:style-name="P80"> * Notice that the @name tag does not validate what you give it!</text:p>
        </text:list-item>
        <text:list-item>
          <text:p text:style-name="P80"> * @global string $GLOBALS['turkey'] </text:p>
        </text:list-item>
        <text:list-item>
          <text:p text:style-name="P80"> * @name $turkify</text:p>
        </text:list-item>
        <text:list-item>
          <text:p text:style-name="P80"> */ </text:p>
        </text:list-item>
        <text:list-item>
          <text:p text:style-name="P80">$GLOBALS['turkey'] = 'tester';</text:p>
        </text:list-item>
        <text:list-item>
          <text:p text:style-name="P80">/**</text:p>
        </text:list-item>
        <text:list-item>
          <text:p text:style-name="P80"> * Sample function @global usage</text:p>
        </text:list-item>
        <text:list-item>
          <text:p text:style-name="P80"> * </text:p>
        </text:list-item>
        <text:list-item>
          <text:p text:style-name="P80"> * Note that the $turkey variable is not linked to its documentation at</text:p>
        </text:list-item>
        <text:list-item>
          <text:p text:style-name="P80"> * {@link $turkify} because of the improper @name tag</text:p>
        </text:list-item>
        <text:list-item>
          <text:p text:style-name="P80"> * @global integer </text:p>
        </text:list-item>
        <text:list-item>
          <text:p text:style-name="P80"> * @global string this one has the optional description</text:p>
        </text:list-item>
        <text:list-item>
          <text:p text:style-name="P80"> */</text:p>
        </text:list-item>
        <text:list-item>
          <text:p text:style-name="P80">function testit()</text:p>
        </text:list-item>
        <text:list-item>
          <text:p text:style-name="P80">{</text:p>
        </text:list-item>
        <text:list-item>
          <text:p text:style-name="P80">    global $_myvar, $turkey;</text:p>
        </text:list-item>
        <text:list-item>
          <text:p text:style-name="P80">}</text:p>
        </text:list-item>
        <text:list-item>
          <text:p text:style-name="P46">?&gt;</text:p>
        </text:list-item>
      </text:list>
      <text:p text:style-name="Standard"/>
      <text:p text:style-name="Standard"/>
      <text:h text:style-name="Heading_20_1" text:outline-level="1">Your First Set of Documentation<text:a xlink:type="simple" xlink:href="https://docs.phpdoc.org/getting-started/your-first-set-of-documentation.html#your-first-set-of-documentation" text:style-name="Internet_20_link" text:visited-style-name="Visited_20_Internet_20_Link">¶</text:a></text:h>
      <text:section text:style-name="Sect1" text:name="your-first-set-of-documentation">
        <text:section text:style-name="Sect1" text:name="overview">
          <text:h text:style-name="Heading_20_2" text:outline-level="2"><text:soft-page-break/>Overview</text:h>
          <text:p text:style-name="Text_20_body">The goal of this tutorial is to introduce you in writing and subsequently generating effective documentation with phpDocumentor.</text:p>
        </text:section>
        <text:section text:style-name="Sect1" text:name="writing-a-docblock">
          <text:h text:style-name="Heading_20_2" text:outline-level="2">Writing a DocBlock</text:h>
          <text:p text:style-name="Text_20_body">A DocBlock is a piece of inline <text:span text:style-name="Emphasis">documentation</text:span> in your source code that informs you what a class, method or other <text:a xlink:type="simple" xlink:href="https://docs.phpdoc.org/glossary.html#term-structural-element" text:style-name="Internet_20_link" text:visited-style-name="Visited_20_Internet_20_Link">Structural Element</text:a> its function is.</text:p>
          <text:section text:style-name="Sect1" text:name="which-elements-can-be-documented">
            <text:h text:style-name="Heading_20_3" text:outline-level="3">Which elements can be documented?</text:h>
            <text:p text:style-name="Text_20_body">Before we discuss what a DocBlock looks like, let’s first zoom into what you can document with them. phpDocumentor follows the PHPDoc definition and recognizes the following <text:a xlink:type="simple" xlink:href="https://docs.phpdoc.org/glossary.html#term-structural-elements" text:style-name="Internet_20_link" text:visited-style-name="Visited_20_Internet_20_Link">Structural Elements</text:a>:</text:p>
            <text:list xml:id="list1075302474" text:style-name="L45">
              <text:list-item>
                <text:p text:style-name="P81"><text:a xlink:type="simple" xlink:href="http://php.net/manual/en/language.functions.php" text:style-name="Internet_20_link" text:visited-style-name="Visited_20_Internet_20_Link">Function</text:a> </text:p>
              </text:list-item>
              <text:list-item>
                <text:p text:style-name="P81"><text:a xlink:type="simple" xlink:href="http://php.net/manual/en/language.constants.php" text:style-name="Internet_20_link" text:visited-style-name="Visited_20_Internet_20_Link">Constant</text:a> </text:p>
              </text:list-item>
              <text:list-item>
                <text:p text:style-name="P81"><text:a xlink:type="simple" xlink:href="http://php.net/manual/en/language.oop5.basic.php" text:style-name="Internet_20_link" text:visited-style-name="Visited_20_Internet_20_Link">Class</text:a> </text:p>
              </text:list-item>
              <text:list-item>
                <text:p text:style-name="P81"><text:a xlink:type="simple" xlink:href="http://php.net/manual/en/language.oop5.interfaces.php" text:style-name="Internet_20_link" text:visited-style-name="Visited_20_Internet_20_Link">Interface</text:a> </text:p>
              </text:list-item>
              <text:list-item>
                <text:p text:style-name="P81"><text:a xlink:type="simple" xlink:href="http://php.net/manual/en/language.oop5.traits.php" text:style-name="Internet_20_link" text:visited-style-name="Visited_20_Internet_20_Link">Trait</text:a> </text:p>
              </text:list-item>
              <text:list-item>
                <text:p text:style-name="P81"><text:a xlink:type="simple" xlink:href="http://php.net/manual/en/language.oop5.constants.php" text:style-name="Internet_20_link" text:visited-style-name="Visited_20_Internet_20_Link">Class constant</text:a> </text:p>
              </text:list-item>
              <text:list-item>
                <text:p text:style-name="P81"><text:a xlink:type="simple" xlink:href="http://php.net/manual/en/language.oop5.properties.php" text:style-name="Internet_20_link" text:visited-style-name="Visited_20_Internet_20_Link">Property</text:a> </text:p>
              </text:list-item>
              <text:list-item>
                <text:p text:style-name="P48"><text:a xlink:type="simple" xlink:href="http://php.net/manual/en/language.oop5.basic.php" text:style-name="Internet_20_link" text:visited-style-name="Visited_20_Internet_20_Link">Method</text:a> </text:p>
              </text:list-item>
            </text:list>
            <text:p text:style-name="Text_20_body">In addition to the above the PHPDoc standard also supports <text:a xlink:type="simple" xlink:href="https://docs.phpdoc.org/glossary.html#term-docblocks" text:style-name="Internet_20_link" text:visited-style-name="Visited_20_Internet_20_Link">DocBlocks</text:a> for <text:span text:style-name="Emphasis">Files</text:span> and include/require statements, even though PHP itself does not know this concept.</text:p>
            <text:p text:style-name="Text_20_body">Each of these elements can have exactly one DocBlock associated with it, which directly precedes it. No code or comments may be between a DocBlock and the start of an element’s definition.</text:p>
          </text:section>
          <text:section text:style-name="Sect1" text:name="what-does-a-docblock-look-like">
            <text:h text:style-name="Heading_20_3" text:outline-level="3">What does a DocBlock look like?</text:h>
            <text:p text:style-name="Text_20_body"><text:a xlink:type="simple" xlink:href="https://docs.phpdoc.org/glossary.html#term-docblocks" text:style-name="Internet_20_link" text:visited-style-name="Visited_20_Internet_20_Link">DocBlocks</text:a> are always enclosed in a comment-type, called <text:a xlink:type="simple" xlink:href="https://docs.phpdoc.org/glossary.html#term-doccomment" text:style-name="Internet_20_link" text:visited-style-name="Visited_20_Internet_20_Link">DocComment</text:a>, that starts with <text:span text:style-name="Source_20_Text">/**</text:span> and ends with <text:span text:style-name="Source_20_Text">*/</text:span>. Each line in between the opening and closing statement should start with an asterisk (<text:span text:style-name="Source_20_Text">*</text:span>). Every <text:a xlink:type="simple" xlink:href="https://docs.phpdoc.org/glossary.html#term-docblock" text:style-name="Internet_20_link" text:visited-style-name="Visited_20_Internet_20_Link">DocBlock</text:a> precedes exactly one <text:a xlink:type="simple" xlink:href="https://docs.phpdoc.org/glossary.html#term-structural-element" text:style-name="Internet_20_link" text:visited-style-name="Visited_20_Internet_20_Link">Structural Element</text:a> and all contents of the <text:a xlink:type="simple" xlink:href="https://docs.phpdoc.org/glossary.html#term-docblock" text:style-name="Internet_20_link" text:visited-style-name="Visited_20_Internet_20_Link">DocBlock</text:a> apply to that associated element.</text:p>
            <text:p text:style-name="Text_20_body">For example:</text:p>
            <text:p text:style-name="Preformatted_20_Text">&lt;?php</text:p>
            <text:p text:style-name="Preformatted_20_Text">/**</text:p>
            <text:p text:style-name="Preformatted_20_Text"><text:s/>* This is a DocBlock.</text:p>
            <text:p text:style-name="Preformatted_20_Text"><text:s/>*/</text:p>
            <text:p text:style-name="Preformatted_20_Text">function associatedFunction()</text:p>
            <text:p text:style-name="Preformatted_20_Text">{</text:p>
            <text:p text:style-name="P100">}</text:p>
            <text:p text:style-name="Text_20_body">Note</text:p>
            <text:p text:style-name="Text_20_body"><text:span text:style-name="Strong_20_Emphasis">File-level DocBlocks</text:span></text:p>
            <text:p text:style-name="Text_20_body"><text:soft-page-break/>Quite often projects will want to document the license or function for an entire file instead of a single element. This can be accomplished by having a DocBlock as the first element encountered in a file. It is important to note that whenever another <text:a xlink:type="simple" xlink:href="https://docs.phpdoc.org/glossary.html#term-structural-element" text:style-name="Internet_20_link" text:visited-style-name="Visited_20_Internet_20_Link">Structural Element</text:a> directly follows the DocBlock that it is no longer recognized as a File-level DocBlock but belonging to the subsequent element.</text:p>
            <text:p text:style-name="Text_20_body">The following DocBlock is a File-level DocBlock:</text:p>
            <text:p text:style-name="Preformatted_20_Text">&lt;?php</text:p>
            <text:p text:style-name="Preformatted_20_Text">/**</text:p>
            <text:p text:style-name="Preformatted_20_Text"><text:s/>* I belong to a file</text:p>
            <text:p text:style-name="Preformatted_20_Text"><text:s/>*/</text:p>
            <text:p text:style-name="Preformatted_20_Text"/>
            <text:p text:style-name="Preformatted_20_Text">/**</text:p>
            <text:p text:style-name="Preformatted_20_Text"><text:s/>* I belong to a class</text:p>
            <text:p text:style-name="Preformatted_20_Text"><text:s/>*/</text:p>
            <text:p text:style-name="Preformatted_20_Text">class Def</text:p>
            <text:p text:style-name="Preformatted_20_Text">{</text:p>
            <text:p text:style-name="P100">}</text:p>
            <text:p text:style-name="Text_20_body">However in the following example the DocBlock belongs to the class:</text:p>
            <text:p text:style-name="Preformatted_20_Text">&lt;?php</text:p>
            <text:p text:style-name="Preformatted_20_Text">/**</text:p>
            <text:p text:style-name="Preformatted_20_Text"><text:s/>* I belong to a class</text:p>
            <text:p text:style-name="Preformatted_20_Text"><text:s/>*/</text:p>
            <text:p text:style-name="Preformatted_20_Text"/>
            <text:p text:style-name="Preformatted_20_Text">class Def</text:p>
            <text:p text:style-name="Preformatted_20_Text">{</text:p>
            <text:p text:style-name="P100">}</text:p>
            <text:p text:style-name="Text_20_body">DocBlocks are divided into the following three parts. Each of these parts is optional, except that a <text:a xlink:type="simple" xlink:href="https://docs.phpdoc.org/glossary.html#term-description" text:style-name="Internet_20_link" text:visited-style-name="Visited_20_Internet_20_Link">Description</text:a> may not exist without a <text:a xlink:type="simple" xlink:href="https://docs.phpdoc.org/glossary.html#term-summary" text:style-name="Internet_20_link" text:visited-style-name="Visited_20_Internet_20_Link">Summary</text:a>.</text:p>
            <text:p text:style-name="P102"><text:a xlink:type="simple" xlink:href="https://docs.phpdoc.org/glossary.html#term-summary" text:style-name="Internet_20_link" text:visited-style-name="Visited_20_Internet_20_Link">Summary</text:a> </text:p>
            <text:p text:style-name="P88">Sometimes called a short description, provides a brief introduction into the function of the associated element. A Summary ends in one of these situations:</text:p>
            <text:list xml:id="list97753736" text:style-name="L46">
              <text:list-item>
                <text:p text:style-name="P1">A dot is following by a line break, or </text:p>
              </text:list-item>
              <text:list-item>
                <text:p text:style-name="P2">Two subsequent line breaks are encountered. </text:p>
              </text:list-item>
            </text:list>
            <text:p text:style-name="P103"><text:a xlink:type="simple" xlink:href="https://docs.phpdoc.org/glossary.html#term-description" text:style-name="Internet_20_link" text:visited-style-name="Visited_20_Internet_20_Link">Description</text:a> </text:p>
            <text:p text:style-name="List_20_Contents">Sometimes called the long description, can provide more information. Examples of additional information is a description of a function’s algorithm, a usage example or description how a class fits in the whole of the application’s architecture. The description ends when the first tag is encountered or when the DocBlock is closed. </text:p>
            <text:p text:style-name="List_20_Heading"><text:a xlink:type="simple" xlink:href="https://docs.phpdoc.org/glossary.html#term-tags" text:style-name="Internet_20_link" text:visited-style-name="Visited_20_Internet_20_Link">Tags</text:a> and <text:a xlink:type="simple" xlink:href="https://docs.phpdoc.org/glossary.html#term-annotations" text:style-name="Internet_20_link" text:visited-style-name="Visited_20_Internet_20_Link">annotations</text:a> </text:p>
            <text:p text:style-name="P101">These provide a way to succinctly and uniformly provide meta-information about the associated element. This could, for example, describe the type of information that is returned by a method or function. Each tag is preceded by an at-sign (<text:span text:style-name="Citation">@</text:span>) and starts on a new line. </text:p>
          </text:section>
          <text:section text:style-name="Sect1" text:name="example">
            <text:h text:style-name="Heading_20_3" text:outline-level="3">Example</text:h>
            <text:p text:style-name="Text_20_body">A DocBlock looks like this:</text:p>
            <table:table table:name="Tabela1" table:style-name="Tabela1">
              <table:table-column table:style-name="Tabela1.A"/>
              <table:table-column table:style-name="Tabela1.B"/>
              <table:table-row>
                <table:table-cell table:style-name="Tabela1.A1" office:value-type="string">
                  <text:p text:style-name="Preformatted_20_Text"><text:s/>1</text:p>
                  <text:p text:style-name="Preformatted_20_Text"><text:soft-page-break/><text:s/>2</text:p>
                  <text:p text:style-name="Preformatted_20_Text"><text:s/>3</text:p>
                  <text:p text:style-name="Preformatted_20_Text"><text:s/>4</text:p>
                  <text:p text:style-name="Preformatted_20_Text"><text:s/>5</text:p>
                  <text:p text:style-name="Preformatted_20_Text"><text:s/>6</text:p>
                  <text:p text:style-name="Preformatted_20_Text"><text:s/>7</text:p>
                  <text:p text:style-name="Preformatted_20_Text"><text:s/>8</text:p>
                  <text:p text:style-name="Preformatted_20_Text"><text:s/>9</text:p>
                  <text:p text:style-name="Preformatted_20_Text">10</text:p>
                  <text:p text:style-name="Preformatted_20_Text">11</text:p>
                  <text:p text:style-name="Preformatted_20_Text">12</text:p>
                  <text:p text:style-name="Preformatted_20_Text">13</text:p>
                  <text:p text:style-name="Preformatted_20_Text">14</text:p>
                  <text:p text:style-name="P100">15</text:p>
                </table:table-cell>
                <table:table-cell table:style-name="Tabela1.A1" office:value-type="string">
                  <text:p text:style-name="Preformatted_20_Text"><text:s/>&lt;?php</text:p>
                  <text:p text:style-name="Preformatted_20_Text"><text:soft-page-break/><text:s/>/**</text:p>
                  <text:p text:style-name="Preformatted_20_Text"><text:s text:c="2"/>* A summary informing the user what the associated element does.</text:p>
                  <text:p text:style-name="Preformatted_20_Text"><text:s text:c="2"/>*</text:p>
                  <text:p text:style-name="Preformatted_20_Text"><text:s text:c="2"/>* A *description*, that can span multiple lines, to go _in-depth_ into the details of this element</text:p>
                  <text:p text:style-name="Preformatted_20_Text"><text:s text:c="2"/>* and to provide some background information or textual references.</text:p>
                  <text:p text:style-name="Preformatted_20_Text"><text:s text:c="2"/>*</text:p>
                  <text:p text:style-name="Preformatted_20_Text"><text:s text:c="2"/>* @param string $myArgument With a *description* of this argument, these may also</text:p>
                  <text:p text:style-name="Preformatted_20_Text"><text:s text:c="2"/>* <text:s text:c="3"/>span multiple lines.</text:p>
                  <text:p text:style-name="Preformatted_20_Text"><text:s text:c="2"/>*</text:p>
                  <text:p text:style-name="Preformatted_20_Text"><text:s text:c="2"/>* @return void</text:p>
                  <text:p text:style-name="Preformatted_20_Text"><text:s text:c="2"/>*/</text:p>
                  <text:p text:style-name="Preformatted_20_Text"><text:s text:c="2"/>function myFunction($myArgument)</text:p>
                  <text:p text:style-name="Preformatted_20_Text"><text:s text:c="2"/>{</text:p>
                  <text:p text:style-name="P100"><text:s text:c="2"/>}</text:p>
                </table:table-cell>
              </table:table-row>
            </table:table>
            <text:p text:style-name="Text_20_body">Let’s go through this example line by line and discuss which is which,</text:p>
            <text:p text:style-name="List_20_Heading">Line 2 </text:p>
            <text:p text:style-name="List_20_Contents">shows that a DocBlock starts with the opening sequence <text:span text:style-name="Source_20_Text">/**</text:span>. </text:p>
            <text:p text:style-name="List_20_Heading">Line 3 </text:p>
            <text:p text:style-name="List_20_Contents">has an example of a <text:a xlink:type="simple" xlink:href="https://docs.phpdoc.org/glossary.html#term-summary" text:style-name="Internet_20_link" text:visited-style-name="Visited_20_Internet_20_Link">Summary</text:a>. This is, usually, a single line but may cover multiple lines as long as the end of the summary, as defined in the previous chapter, is not reached. </text:p>
            <text:p text:style-name="List_20_Heading">Line 5 and 6 </text:p>
            <text:p text:style-name="List_20_Contents">show an example of a <text:a xlink:type="simple" xlink:href="https://docs.phpdoc.org/glossary.html#term-description" text:style-name="Internet_20_link" text:visited-style-name="Visited_20_Internet_20_Link">Description</text:a>, which may span multiple lines and can be formatted using the <text:a xlink:type="simple" xlink:href="http://daringfireball.com/" text:style-name="Internet_20_link" text:visited-style-name="Visited_20_Internet_20_Link">Markdown</text:a> markup language. Using <text:a xlink:type="simple" xlink:href="http://daringfireball.com/" text:style-name="Internet_20_link" text:visited-style-name="Visited_20_Internet_20_Link">Markdown</text:a> you can make text bold, italic, add numbered lists and even provide code examples. </text:p>
            <text:p text:style-name="List_20_Heading">Line 8 and 11 </text:p>
            <text:p text:style-name="List_20_Contents">show that you can include <text:a xlink:type="simple" xlink:href="https://docs.phpdoc.org/references/phpdoc/tags/index.html" text:style-name="Internet_20_link" text:visited-style-name="Visited_20_Internet_20_Link">tags</text:a> with your DocBlocks to provide additional information about the succeeding element. In this example we declare that the argument <text:span text:style-name="Source_20_Text">$myArgument</text:span> is of type string, with a description what this argument represents, and we declare that the return value for this method is void, which means that there is no value returned. </text:p>
            <text:p text:style-name="List_20_Heading">Line 12 </text:p>
            <text:p text:style-name="P101">shows the closing statement <text:span text:style-name="Source_20_Text">*/</text:span>, which is the same as that for a multiline comment (<text:span text:style-name="Source_20_Text">/* .. */</text:span>). </text:p>
            <text:p text:style-name="Text_20_body">If you’d like to know more about what DocBlocks do for you, visit the chapter <text:a xlink:type="simple" xlink:href="https://docs.phpdoc.org/guides/docblocks.html" text:style-name="Internet_20_link" text:visited-style-name="Visited_20_Internet_20_Link">Inside DocBlocks</text:a> for more in-depth information.</text:p>
          </text:section>
        </text:section>
        <text:section text:style-name="Sect1" text:name="running-phpdocumentor">
          <text:h text:style-name="Heading_20_2" text:outline-level="2">Running phpDocumentor</text:h>
          <text:p text:style-name="Text_20_body">After you have <text:a xlink:type="simple" xlink:href="https://docs.phpdoc.org/getting-started/installing.html" text:style-name="Internet_20_link" text:visited-style-name="Visited_20_Internet_20_Link">installed</text:a> phpDocumentor you can use the <text:span text:style-name="Source_20_Text">phpdoc</text:span> command to generate your documentation.</text:p>
          <text:p text:style-name="Text_20_body">In this document we expect that the phpdoc command is available; thus whenever we ask you to run a command it would be in the following form:</text:p>
          <text:p text:style-name="P100">$ phpdoc</text:p>
          <text:p text:style-name="Text_20_body">Hint</text:p>
          <text:p text:style-name="Text_20_body">When you have installed a version via composer or manually you should invoke the <text:span text:style-name="Source_20_Text">phpdoc</text:span> script in the <text:span text:style-name="Source_20_Text">bin</text:span> folder of your phpDocumentor installation.</text:p>
          <text:p text:style-name="Text_20_body">Under Linux / MacOSX that would be:</text:p>
          <text:p text:style-name="P100"><text:soft-page-break/>$ [PHPDOC_FOLDER]/bin/phpdoc</text:p>
          <text:p text:style-name="Text_20_body">And under Windows that would be:</text:p>
          <text:p text:style-name="P100">$ [PHPDOC_FOLDER]\bin\phpdoc.bat</text:p>
          <text:p text:style-name="Text_20_body">The basic usage of phpDocumentor is to provide an input location using the command line options (<text:span text:style-name="Source_20_Text">-d</text:span> for a directory, <text:span text:style-name="Source_20_Text">-f</text:span> for a file) and tell it to output your documentation to a folder of your liking (<text:span text:style-name="Source_20_Text">-t</text:span>).</text:p>
          <text:p text:style-name="Text_20_body">For example:</text:p>
          <text:p text:style-name="P100">$ phpdoc -d ./src -t ./docs/api</text:p>
          <text:p text:style-name="Text_20_body">What the above example does is scan all files in the <text:span text:style-name="Source_20_Text">src</text:span> directory and its subdirectories, perform an analysis and generate a website containing the documentation in the folder <text:span text:style-name="Source_20_Text">docs/api</text:span>. If you want you can even omit the <text:span text:style-name="Source_20_Text">-t</text:span> option, in which case the output will be written to a subfolder called <text:span text:style-name="Source_20_Text">output</text:span>.</text:p>
          <text:p text:style-name="Text_20_body">Hint</text:p>
          <text:p text:style-name="Text_20_body">phpDocumentor features several <text:a xlink:type="simple" xlink:href="http://phpdoc.org/templates" text:style-name="Internet_20_link" text:visited-style-name="Visited_20_Internet_20_Link">templates</text:a> with which you can change the appearance of your documentation. See the chapter <text:a xlink:type="simple" xlink:href="https://docs.phpdoc.org/getting-started/changing-the-look-and-feel.html" text:style-name="Internet_20_link" text:visited-style-name="Visited_20_Internet_20_Link">Changing the Look and Feel</text:a> for more information on how to switch between templates.</text:p>
          <text:p text:style-name="Text_20_body">There are a lot more options to phpDocumentor and you can define them all in a <text:a xlink:type="simple" xlink:href="https://docs.phpdoc.org/references/configuration.html" text:style-name="Internet_20_link" text:visited-style-name="Visited_20_Internet_20_Link">Configuration</text:a> file and include that in your project but that is out of scope for this tutorial. If you’d like to know more on running phpDocumentor; see the guide on <text:a xlink:type="simple" xlink:href="https://docs.phpdoc.org/guides/running-phpdocumentor.html" text:style-name="Internet_20_link" text:visited-style-name="Visited_20_Internet_20_Link">Running phpDocumentor</text:a> for more information.</text:p>
        </text:section>
      </text:section>
      <text:p text:style-name="Standard"/>
      <text:h text:style-name="P96" text:outline-level="1"><text:bookmark text:name="ContentPlaceHolder1_lblTitulo"/>PHPDOC – Documentando bem seu código</text:h>
      <text:h text:style-name="Heading_20_1" text:outline-level="1">Neste artigo o autor aborda um pouco sobre documentação de códigos php usando a ferramenta PHPDoc ou PHPDocumentor.</text:h>
      <text:h text:style-name="Heading_20_1" text:outline-level="1">por <text:a xlink:type="simple" xlink:href="http://www.linhadecodigo.com.br/colaborador.aspx?id=77" text:style-name="Internet_20_link" text:visited-style-name="Visited_20_Internet_20_Link">Leo Genilhu</text:a></text:h>
      <text:section text:style-name="Sect1" text:name="social-share-article">
        <text:p text:style-name="P89"><text:span text:style-name="T1"> 83 6 0 5</text:span></text:p>
        <text:p text:style-name="P51"> </text:p>
        <text:p text:style-name="P90"><draw:frame draw:style-name="fr1" draw:name="___plusone_0" text:anchor-type="char" svg:x="-264.583cm" svg:width="11.906cm" draw:z-index="0"><draw:text-box fo:min-height="0.041cm"><text:p text:style-name="Text_20_body"><draw:frame draw:style-name="fr2" draw:name="Objeto1" text:anchor-type="as-char" svg:width="11.906cm" svg:height="1.247cm" draw:z-index="1"><draw:floating-frame xlink:href="https://apis.google.com/u/0/se/0/_/+1/fastbutton?usegapi=1&amp;size=medium&amp;count=true&amp;hl=pt-BR&amp;origin=http%3A%2F%2Fwww.linhadecodigo.com.br&amp;url=http%3A%2F%2Fwww.linhadecodigo.com.br%2Fartigo%2F1089%2Fphpdoc-documentando-bem-seu-codigo.aspx&amp;gsrc=3p&amp;jsh=m%3B%2F_%2Fscs%2Fapps-static%2F_%2Fjs%2Fk%3Doz.gapi.pt_BR.nBZiYTLMVq0.O%2Fam%3DwQE%2Fd%3D1%2Frs%3DAGLTcCPwTt7I7eiQ_TTnH_UsaVoG5M_gdg%2Fm%3D__features__#_methods=onPlusOne%2C_ready%2C_close%2C_open%2C_resizeMe%2C_renderstart%2Concircled%2Cdrefresh%2Cerefresh&amp;id=I0_1563183821744&amp;_gfid=I0_1563183821744&amp;parent=http%3A%2F%2Fwww.linhadecodigo.com.br&amp;pfname=&amp;rpctoken=82022159" xlink:type="simple" xlink:show="embed" xlink:actuate="onLoad" draw:frame-name="I0_1563183821744"/></draw:frame></text:p></draw:text-box></draw:frame><draw:frame draw:style-name="fr3" draw:name="Objeto2" text:anchor-type="as-char" svg:width="1.799cm" svg:height="0.529cm" draw:z-index="2"><draw:floating-frame xlink:href="https://www.facebook.com/v2.3/plugins/like.php?app_id=557561654385120&amp;channel=https%3A%2F%2Fstaticxx.facebook.com%2Fconnect%2Fxd_arbiter.php%3Fversion%3D44%23cb%3Df375e868bc768d8%26domain%3Dwww.linhadecodigo.com.br%26origin%3Dhttp%253A%252F%252Fwww.linhadecodigo.com.br%252Ffacd987e555844%26relation%3Dparent.parent&amp;container_width=0&amp;href=http%3A%2F%2Fwww.linhadecodigo.com.br%2Fartigo%2F1089%2Fphpdoc-documentando-bem-seu-codigo.aspx&amp;layout=button_count&amp;locale=pt_BR&amp;sdk=joey&amp;send=false&amp;show_faces=false" xlink:type="simple" xlink:show="embed" xlink:actuate="onLoad" draw:frame-name="f140dfb69e97e4"/></draw:frame></text:p>
      </text:section>
      <text:p text:style-name="Text_20_body"><text:bookmark text:name="ContentPlaceHolder1_lblTexto"/></text:p>
      <text:p text:style-name="Text_20_body">Olá pessoal, depois de um bom tempo sem escrever aqui nesta coluna volto a todo vapor com uma série de artigos sobre documentação. </text:p>
      <text:p text:style-name="Text_20_body">Hoje vamos falar um pouco sobre documentação de códigos php usando a ferramenta PHPDoc ou PHPDocumentor. O PHPDoc foi baseado no JAVADoc da Sun e tem como objetivo padronizar a documentação de códigos PHP. Ele lê o código e analisa gramaticalmente procurando por tags especiais. A partir delas extrai toda documentação usando diferentes formatos (pdf, xml, html, chm Windows help e outros). Todas as tags especiais são escritas dentro do comentários do php /*comentários */ e necessariamente começam com o @ (arroba). </text:p>
      <text:p text:style-name="Text_20_body">Descrição de algumas tags especiais: </text:p>
      <text:list xml:id="list2375827795" text:style-name="L47">
        <text:list-item>
          <text:p text:style-name="P82">@access Específica o tipo de acesso(public, protected e private). </text:p>
        </text:list-item>
        <text:list-item>
          <text:p text:style-name="P82">@author Específica o autor do código/classe/função. </text:p>
        </text:list-item>
        <text:list-item>
          <text:p text:style-name="P82">@copyright Específica os direitos autorais. </text:p>
        </text:list-item>
        <text:list-item>
          <text:p text:style-name="P82">@deprecated Específica elementos que não devem ser usados. </text:p>
        </text:list-item>
        <text:list-item>
          <text:p text:style-name="P82">@exemple Definir arquivo de exemplo, $path/to/example.php </text:p>
        </text:list-item>
        <text:list-item>
          <text:p text:style-name="P82">@ignore Igonarar código </text:p>
        </text:list-item>
        <text:list-item>
          <text:p text:style-name="P82">@internal Documenta função interna do código </text:p>
        </text:list-item>
        <text:list-item>
          <text:p text:style-name="P82">@link link do código http://www.exemplo.com </text:p>
        </text:list-item>
        <text:list-item>
          <text:p text:style-name="P82">@see </text:p>
        </text:list-item>
        <text:list-item>
          <text:p text:style-name="P82">@since </text:p>
        </text:list-item>
        <text:list-item>
          <text:p text:style-name="P82">@tutorial </text:p>
        </text:list-item>
        <text:list-item>
          <text:p text:style-name="P82">@name Específica o apelido(alias). </text:p>
        </text:list-item>
        <text:list-item>
          <text:p text:style-name="P82">@package Específica o nome do pacote pai, isto ajuda na organização das classes. </text:p>
        </text:list-item>
        <text:list-item>
          <text:p text:style-name="P82">@param Específica os paramêtros muito usado em funções. </text:p>
        </text:list-item>
        <text:list-item>
          <text:p text:style-name="P82">@return Específica o tipo de retorno muito usado em funções. </text:p>
        </text:list-item>
        <text:list-item>
          <text:p text:style-name="P82">@subpackage Específica o nome do pacote filho. </text:p>
        </text:list-item>
        <text:list-item>
          <text:p text:style-name="P82">@version Específica a versão da classe/função. </text:p>
        </text:list-item>
        <text:list-item>
          <text:p text:style-name="P49">Inline { @internal </text:p>
        </text:list-item>
      </text:list>
      <text:p text:style-name="Text_20_body"><text:soft-page-break/>Exemplo parte de código documentado com PHPDoc. </text:p>
      <text:p text:style-name="Preformatted_20_Text">&lt;?php</text:p>
      <text:p text:style-name="Preformatted_20_Text">/** </text:p>
      <text:p text:style-name="Preformatted_20_Text"><text:s/>* Comentário de cabeçalho de arquivos</text:p>
      <text:p text:style-name="Preformatted_20_Text">* Esta classe de upload de fotos</text:p>
      <text:p text:style-name="Preformatted_20_Text">*</text:p>
      <text:p text:style-name="Preformatted_20_Text">* @author leo genilhu &lt;leo@genilhu.com&gt;</text:p>
      <text:p text:style-name="Preformatted_20_Text">* @version 0.1 </text:p>
      <text:p text:style-name="Preformatted_20_Text">* @copyright <text:s/>GPL © 2006, genilhu ltda. </text:p>
      <text:p text:style-name="Preformatted_20_Text">* @access public <text:s/></text:p>
      <text:p text:style-name="Preformatted_20_Text">* @package Infra_Estrutura </text:p>
      <text:p text:style-name="Preformatted_20_Text">* @subpackage UploadGenilhu</text:p>
      <text:p text:style-name="Preformatted_20_Text">* @example Classe uploadGenilhu. </text:p>
      <text:p text:style-name="Preformatted_20_Text">*/ </text:p>
      <text:p text:style-name="Preformatted_20_Text"/>
      <text:p text:style-name="Preformatted_20_Text"/>
      <text:p text:style-name="Preformatted_20_Text">class uploadGenilhu {</text:p>
      <text:p text:style-name="Preformatted_20_Text"><text:s text:c="2"/>/** </text:p>
      <text:p text:style-name="Preformatted_20_Text"><text:s text:c="4"/>* Comentário de variáveis</text:p>
      <text:p text:style-name="Preformatted_20_Text"><text:s text:c="4"/>* Variável recebe o diretório para gravar as fotos. </text:p>
      <text:p text:style-name="Preformatted_20_Text"><text:s text:c="4"/>* @access private </text:p>
      <text:p text:style-name="Preformatted_20_Text"><text:s text:c="4"/>* @name $diretorio </text:p>
      <text:p text:style-name="Preformatted_20_Text"><text:s text:c="4"/>*/ </text:p>
      <text:p text:style-name="Preformatted_20_Text"><text:s text:c="4"/>var $diretorio = "" ;</text:p>
      <text:p text:style-name="Preformatted_20_Text"/>
      <text:p text:style-name="Preformatted_20_Text"><text:s text:c="2"/>/** </text:p>
      <text:p text:style-name="Preformatted_20_Text"><text:s text:c="4"/>* Função para <text:s/>gravar imagem em diretório</text:p>
      <text:p text:style-name="Preformatted_20_Text"><text:s text:c="4"/>* @access public </text:p>
      <text:p text:style-name="Preformatted_20_Text"><text:s text:c="4"/>* @param String $imagem_nome</text:p>
      <text:p text:style-name="Preformatted_20_Text"><text:s text:c="4"/>* @param String $diretorio</text:p>
      <text:p text:style-name="Preformatted_20_Text"><text:s text:c="4"/>* @return void </text:p>
      <text:p text:style-name="Preformatted_20_Text"><text:s text:c="4"/>*/ </text:p>
      <text:p text:style-name="Preformatted_20_Text"><text:s text:c="3"/>function upload_up($imagem_nome, $diretorio)</text:p>
      <text:p text:style-name="Preformatted_20_Text"><text:s text:c="4"/>{</text:p>
      <text:p text:style-name="Preformatted_20_Text"><text:s text:c="8"/>$tmp = move_uploaded_file($this-&gt;arquivo["tmp_name"], $diretorio);</text:p>
      <text:p text:style-name="Preformatted_20_Text"><text:s text:c="8"/>return($tmp);</text:p>
      <text:p text:style-name="Preformatted_20_Text"><text:s text:c="4"/>} </text:p>
      <text:p text:style-name="P100">?&gt;</text:p>
      <text:p text:style-name="Text_20_body"><text:span text:style-name="T3">Como instalar o PHPDoc?</text:span> </text:p>
      <text:p text:style-name="Text_20_body">Há dois metódos oficiais para a instalação do PHPDocumentor, você pode baixar o PHPDoc direto do site sourceforge.net. Para instalar pasta descompactar o arquivo .zip e criar um diretorio de trabalho phpdoc. </text:p>
      <text:p text:style-name="Text_20_body">Outra forma é usar a versão distribuída no pacote PEAR. Para instalar basta executar o comando abaixo<text:line-break/>$ pear install PhpDocumentor </text:p>
      <text:p text:style-name="P50">Como gerar relatórios de phpdoc usando o ZEND? </text:p>
      <text:p text:style-name="Text_20_body">O Editor PHP ZEND vem com uma interface integrada para gerar seus relatórios de documentação.<text:line-break/>Para isso basta seguir as instruções através do menu tools --&gt; PHPDocumentor.<text:line-break/>Outra forma de gerar a documentação e via shell do linux. <text:line-break/>$phpdoc -o HTML:frames:earthli -f arquivo.php -t docs </text:p>
      <text:p text:style-name="Text_20_body">Mais curiosidades consulte a documentação no site oficial: <text:a xlink:type="simple" xlink:href="http://phpdoc.org/" office:target-frame-name="_blank" xlink:show="new" text:style-name="Internet_20_link" text:visited-style-name="Visited_20_Internet_20_Link">phpdoc.org</text:a>. </text:p>
      <text:p text:style-name="Text_20_body">Um abraço a todos e até aproxima. </text:p>
      <text:p text:style-name="Text_20_body"><text:soft-page-break/>Leo Genilhu </text:p>
      <text:p text:style-name="Text_20_body"><text:span text:style-name="T3">Fontes:</text:span> </text:p>
      <text:list xml:id="list428335251" text:style-name="L48">
        <text:list-item>
          <text:p text:style-name="P83"><text:a xlink:type="simple" xlink:href="http://www.phpdoc.org/" office:target-frame-name="_blank" xlink:show="new" text:style-name="Internet_20_link" text:visited-style-name="Visited_20_Internet_20_Link">www.phpdoc.org</text:a></text:p>
        </text:list-item>
      </text:list>
      <text:list xml:id="list336646356" text:style-name="L49">
        <text:list-item>
          <text:p text:style-name="P84"><text:a xlink:type="simple" xlink:href="http://pear.php.net/package/PHPDoc" office:target-frame-name="_blank" xlink:show="new" text:style-name="Internet_20_link" text:visited-style-name="Visited_20_Internet_20_Link">http://pear.php.net/package/PHPDoc</text:a></text:p>
        </text:list-item>
      </text:list>
      <text:list xml:id="list3014953997" text:style-name="L50">
        <text:list-item>
          <text:p text:style-name="P85"><text:a xlink:type="simple" xlink:href="http://sourceforge.net/projects/phpdoc/" office:target-frame-name="_blank" xlink:show="new" text:style-name="Internet_20_link" text:visited-style-name="Visited_20_Internet_20_Link">http://sourceforge.net/projects/phpdoc/</text:a> </text:p>
        </text:list-item>
      </text:list>
      <text:p text:style-name="P86"><text:span text:style-name="T2"><text:line-break/>Read more: </text:span><text:a xlink:type="simple" xlink:href="http://www.linhadecodigo.com.br/artigo/1089/phpdoc-documentando-bem-seu-codigo.aspx#ixzz5tjoRTedB" text:style-name="Internet_20_link" text:visited-style-name="Visited_20_Internet_20_Link"><text:span text:style-name="T4">http://www.linhadecodigo.com.br/artigo/1089/phpdoc-documentando-bem-seu-codigo.aspx#ixzz5tjoRTedB</text:span></text:a></text:p>
      <text:p text:style-name="Standard"/>
      <text:p text:style-name="Standard"><text:a xlink:type="simple" xlink:href="https://github.com/phpDocumentor/phpDocumentor2" text:style-name="Internet_20_link" text:visited-style-name="Visited_20_Internet_20_Link">https://github.com/phpDocumentor/phpDocumentor2</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 svg:font-family="Tim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 fo:font-family="Tim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 fo:font-family="Time"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 fo:font-family="Time"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06:36:59.602805856</meta:creation-date>
    <dc:date>2019-07-15T06:46:02.312729236</dc:date>
    <meta:editing-duration>PT9M7S</meta:editing-duration>
    <meta:editing-cycles>9</meta:editing-cycles>
    <meta:generator>LibreOffice/6.0.7.3$Linux_X86_64 LibreOffice_project/00m0$Build-3</meta:generator>
    <meta:document-statistic meta:table-count="2" meta:image-count="0" meta:object-count="2" meta:page-count="36" meta:paragraph-count="1074" meta:word-count="9449" meta:character-count="57839" meta:non-whitespace-character-count="48388"/>
  </office:meta>
</office:document-meta>
</file>